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4" style:family="table">
      <style:table-properties style:width="16.267cm" fo:margin-left="-0.199cm" table:align="left" style:writing-mode="lr-tb"/>
    </style:style>
    <style:style style:name="Table4.A" style:family="table-column">
      <style:table-column-properties style:column-width="3.249cm"/>
    </style:style>
    <style:style style:name="Table4.D" style:family="table-column">
      <style:table-column-properties style:column-width="3.251cm"/>
    </style:style>
    <style:style style:name="Table4.E" style:family="table-column">
      <style:table-column-properties style:column-width="3.268cm"/>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4.E1" style:family="table-cell">
      <style:table-cell-properties style:vertical-align="middle" fo:padding-left="0.191cm" fo:padding-right="0.191cm" fo:padding-top="0cm" fo:padding-bottom="0cm" fo:border="0.5pt solid #000000" style:writing-mode="lr-tb"/>
    </style:style>
    <style:style style:name="Table5" style:family="table">
      <style:table-properties style:width="16.267cm" fo:margin-left="-0.199cm" table:align="left" style:writing-mode="lr-tb"/>
    </style:style>
    <style:style style:name="Table5.A" style:family="table-column">
      <style:table-column-properties style:column-width="1.625cm"/>
    </style:style>
    <style:style style:name="Table5.C" style:family="table-column">
      <style:table-column-properties style:column-width="4.874cm"/>
    </style:style>
    <style:style style:name="Table5.D" style:family="table-column">
      <style:table-column-properties style:column-width="8.126cm"/>
    </style:style>
    <style:style style:name="Table5.1" style:family="table-row">
      <style:table-row-properties fo:keep-together="auto"/>
    </style:style>
    <style:style style:name="Table5.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5.D2" style:family="table-cell">
      <style:table-cell-properties style:vertical-align="middle" fo:padding-left="0.191cm" fo:padding-right="0.191cm" fo:padding-top="0cm" fo:padding-bottom="0cm" fo:border="0.5pt solid #000000" style:writing-mode="lr-tb"/>
    </style:style>
    <style:style style:name="Table6" style:family="table">
      <style:table-properties style:width="15.99cm" fo:margin-left="-0.199cm" table:align="left" style:writing-mode="lr-tb"/>
    </style:style>
    <style:style style:name="Table6.A" style:family="table-column">
      <style:table-column-properties style:column-width="0.975cm"/>
    </style:style>
    <style:style style:name="Table6.B" style:family="table-column">
      <style:table-column-properties style:column-width="0.974cm"/>
    </style:style>
    <style:style style:name="Table6.E" style:family="table-column">
      <style:table-column-properties style:column-width="1.584cm"/>
    </style:style>
    <style:style style:name="Table6.F" style:family="table-column">
      <style:table-column-properties style:column-width="1.591cm"/>
    </style:style>
    <style:style style:name="Table6.G" style:family="table-column">
      <style:table-column-properties style:column-width="2.455cm"/>
    </style:style>
    <style:style style:name="Table6.H" style:family="table-column">
      <style:table-column-properties style:column-width="0.691cm"/>
    </style:style>
    <style:style style:name="Table6.I" style:family="table-column">
      <style:table-column-properties style:column-width="0.766cm"/>
    </style:style>
    <style:style style:name="Table6.P" style:family="table-column">
      <style:table-column-properties style:column-width="0.709cm"/>
    </style:style>
    <style:style style:name="Table6.1" style:family="table-row">
      <style:table-row-properties fo:keep-together="auto"/>
    </style:style>
    <style:style style:name="Table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6.P1" style:family="table-cell">
      <style:table-cell-properties style:vertical-align="middle" fo:padding-left="0.191cm" fo:padding-right="0.191cm" fo:padding-top="0cm" fo:padding-bottom="0cm" fo:border="0.5pt solid #000000" style:writing-mode="lr-tb"/>
    </style:style>
    <style:style style:name="Table8" style:family="table">
      <style:table-properties style:width="16.401cm" fo:margin-left="-0.199cm" table:align="left" style:writing-mode="lr-tb"/>
    </style:style>
    <style:style style:name="Table8.A" style:family="table-column">
      <style:table-column-properties style:column-width="2.699cm"/>
    </style:style>
    <style:style style:name="Table8.C" style:family="table-column">
      <style:table-column-properties style:column-width="2.82cm"/>
    </style:style>
    <style:style style:name="Table8.E" style:family="table-column">
      <style:table-column-properties style:column-width="2.692cm"/>
    </style:style>
    <style:style style:name="Table8.F" style:family="table-column">
      <style:table-column-properties style:column-width="2.671cm"/>
    </style:style>
    <style:style style:name="Table8.1" style:family="table-row">
      <style:table-row-properties fo:keep-together="auto"/>
    </style:style>
    <style:style style:name="Table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8.F1" style:family="table-cell">
      <style:table-cell-properties style:vertical-align="middle" fo:padding-left="0.191cm" fo:padding-right="0.191cm" fo:padding-top="0cm" fo:padding-bottom="0cm" fo:border="0.5pt solid #000000" style:writing-mode="lr-tb"/>
    </style:style>
    <style:style style:name="Table9" style:family="table">
      <style:table-properties style:width="16.401cm" fo:margin-left="-0.199cm" table:align="left" style:writing-mode="lr-tb"/>
    </style:style>
    <style:style style:name="Table9.A" style:family="table-column">
      <style:table-column-properties style:column-width="2.36cm"/>
    </style:style>
    <style:style style:name="Table9.B" style:family="table-column">
      <style:table-column-properties style:column-width="2.66cm"/>
    </style:style>
    <style:style style:name="Table9.C" style:family="table-column">
      <style:table-column-properties style:column-width="2.367cm"/>
    </style:style>
    <style:style style:name="Table9.D" style:family="table-column">
      <style:table-column-properties style:column-width="2.388cm"/>
    </style:style>
    <style:style style:name="Table9.E" style:family="table-column">
      <style:table-column-properties style:column-width="2.39cm"/>
    </style:style>
    <style:style style:name="Table9.F" style:family="table-column">
      <style:table-column-properties style:column-width="2.053cm"/>
    </style:style>
    <style:style style:name="Table9.G" style:family="table-column">
      <style:table-column-properties style:column-width="2.182cm"/>
    </style:style>
    <style:style style:name="Table9.1" style:family="table-row">
      <style:table-row-properties fo:keep-together="auto"/>
    </style:style>
    <style:style style:name="Table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G1" style:family="table-cell">
      <style:table-cell-properties style:vertical-align="middle" fo:padding-left="0.191cm" fo:padding-right="0.191cm" fo:padding-top="0cm" fo:padding-bottom="0cm" fo:border="0.5pt solid #000000" style:writing-mode="lr-tb"/>
    </style:style>
    <style:style style:name="Table10" style:family="table">
      <style:table-properties style:width="16.962cm" fo:margin-left="-0.199cm" table:align="left" style:writing-mode="lr-tb"/>
    </style:style>
    <style:style style:name="Table10.A" style:family="table-column">
      <style:table-column-properties style:column-width="1.478cm"/>
    </style:style>
    <style:style style:name="Table10.B" style:family="table-column">
      <style:table-column-properties style:column-width="1.713cm"/>
    </style:style>
    <style:style style:name="Table10.C" style:family="table-column">
      <style:table-column-properties style:column-width="1.752cm"/>
    </style:style>
    <style:style style:name="Table10.D" style:family="table-column">
      <style:table-column-properties style:column-width="4.001cm"/>
    </style:style>
    <style:style style:name="Table10.E" style:family="table-column">
      <style:table-column-properties style:column-width="2.499cm"/>
    </style:style>
    <style:style style:name="Table10.G" style:family="table-column">
      <style:table-column-properties style:column-width="1.519cm"/>
    </style:style>
    <style:style style:name="Table10.1" style:family="table-row">
      <style:table-row-properties fo:keep-together="auto"/>
    </style:style>
    <style:style style:name="Table1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0.G1" style:family="table-cell">
      <style:table-cell-properties style:vertical-align="middle" fo:padding-left="0.191cm" fo:padding-right="0.191cm" fo:padding-top="0cm" fo:padding-bottom="0cm" fo:border="0.5pt solid #000000" style:writing-mode="lr-tb"/>
    </style:style>
    <style:style style:name="Table11" style:family="table">
      <style:table-properties style:width="9.246cm" fo:margin-left="1.773cm" table:align="left" style:writing-mode="lr-tb"/>
    </style:style>
    <style:style style:name="Table11.A" style:family="table-column">
      <style:table-column-properties style:column-width="2.692cm"/>
    </style:style>
    <style:style style:name="Table11.B" style:family="table-column">
      <style:table-column-properties style:column-width="6.555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middle"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2"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6.267cm" fo:margin-left="-0.199cm" table:align="left" style:writing-mode="lr-tb"/>
    </style:style>
    <style:style style:name="Table12.A" style:family="table-column">
      <style:table-column-properties style:column-width="3.249cm"/>
    </style:style>
    <style:style style:name="Table12.D" style:family="table-column">
      <style:table-column-properties style:column-width="3.251cm"/>
    </style:style>
    <style:style style:name="Table12.E" style:family="table-column">
      <style:table-column-properties style:column-width="3.268cm"/>
    </style:style>
    <style:style style:name="Table12.1" style:family="table-row">
      <style:table-row-properties fo:keep-together="auto"/>
    </style:style>
    <style:style style:name="Table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E1" style:family="table-cell">
      <style:table-cell-properties style:vertical-align="middle" fo:padding-left="0.191cm" fo:padding-right="0.191cm" fo:padding-top="0cm" fo:padding-bottom="0cm" fo:border="0.5pt solid #000000" style:writing-mode="lr-tb"/>
    </style:style>
    <style:style style:name="Table7" style:family="table">
      <style:table-properties style:width="12.524cm" table:align="left" style:writing-mode="lr-tb"/>
    </style:style>
    <style:style style:name="Table7.A" style:family="table-column">
      <style:table-column-properties style:column-width="2.501cm"/>
    </style:style>
    <style:style style:name="Table7.E" style:family="table-column">
      <style:table-column-properties style:column-width="2.519cm"/>
    </style:style>
    <style:style style:name="Table7.1" style:family="table-row">
      <style:table-row-properties fo:keep-together="auto"/>
    </style:style>
    <style:style style:name="Table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7.E1"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text-properties style:font-name="Bookman Old Style" fo:font-size="11pt" fo:font-style="italic" fo:font-weight="bold" officeooo:paragraph-rsid="000dbcaa" style:font-size-asian="11pt" style:font-style-asian="italic" style:font-weight-asian="bold" style:font-name-complex="Bookman Old Style" style:font-size-complex="11pt"/>
    </style:style>
    <style:style style:name="P2" style:family="paragraph" style:parent-style-name="Standard">
      <style:text-properties style:font-name="Bookman Old Style" fo:font-size="11pt" fo:font-weight="bold" officeooo:paragraph-rsid="000dbcaa" style:font-size-asian="11pt" style:font-weight-asian="bold" style:font-name-complex="Bookman Old Style" style:font-size-complex="11pt"/>
    </style:style>
    <style:style style:name="P3" style:family="paragraph" style:parent-style-name="Standard" style:list-style-name="WW8Num10">
      <style:text-properties style:font-name="Bookman Old Style" fo:font-size="11pt" officeooo:paragraph-rsid="000dbcaa" style:font-size-asian="11pt" style:font-name-complex="Bookman Old Style" style:font-size-complex="11pt"/>
    </style:style>
    <style:style style:name="P4" style:family="paragraph" style:parent-style-name="Standard">
      <style:paragraph-properties fo:text-align="center" style:justify-single-word="false"/>
      <style:text-properties style:font-name="Bookman Old Style" fo:font-size="11pt" officeooo:paragraph-rsid="000dbcaa" style:font-size-asian="11pt" style:font-name-complex="Bookman Old Style" style:font-size-complex="11pt"/>
    </style:style>
    <style:style style:name="P5" style:family="paragraph" style:parent-style-name="Standard" style:list-style-name="WW8Num9">
      <style:text-properties style:font-name="Bookman Old Style" fo:font-size="11pt" officeooo:paragraph-rsid="000dbcaa" style:font-size-asian="11pt" style:font-name-complex="Bookman Old Style" style:font-size-complex="11pt"/>
    </style:style>
    <style:style style:name="P6" style:family="paragraph" style:parent-style-name="Standard" style:list-style-name="WW8Num4">
      <style:text-properties style:font-name="Bookman Old Style" fo:font-size="11pt" officeooo:paragraph-rsid="000dbcaa" style:font-size-asian="11pt" style:font-name-complex="Bookman Old Style" style:font-size-complex="11pt"/>
    </style:style>
    <style:style style:name="P7" style:family="paragraph" style:parent-style-name="Standard">
      <style:text-properties style:font-name="Bookman Old Style" fo:font-size="11pt" officeooo:paragraph-rsid="000dbcaa" style:font-size-asian="11pt" style:font-name-complex="Bookman Old Style" style:font-size-complex="11pt"/>
    </style:style>
    <style:style style:name="P8" style:family="paragraph" style:parent-style-name="Standard">
      <style:paragraph-properties fo:text-align="center" style:justify-single-word="false"/>
      <style:text-properties style:font-name="Bookman Old Style" fo:font-size="11pt" fo:language="en" fo:country="US" officeooo:paragraph-rsid="000dbcaa" style:font-size-asian="11pt" style:font-name-complex="Bookman Old Style" style:font-size-complex="11pt"/>
    </style:style>
    <style:style style:name="P9" style:family="paragraph" style:parent-style-name="Standard">
      <style:text-properties style:font-name="Bookman Old Style" fo:font-size="11pt" fo:language="en" fo:country="US" officeooo:paragraph-rsid="000dbcaa" style:font-size-asian="11pt" style:font-name-complex="Bookman Old Style" style:font-size-complex="11pt"/>
    </style:style>
    <style:style style:name="P10" style:family="paragraph" style:parent-style-name="Standard">
      <style:text-properties style:font-name="Bookman Old Style" fo:font-size="11pt" fo:language="en" fo:country="US" fo:font-weight="bold" officeooo:paragraph-rsid="000dbcaa" style:font-size-asian="11pt" style:font-weight-asian="bold" style:font-name-complex="Bookman Old Style" style:font-size-complex="11pt"/>
    </style:style>
    <style:style style:name="P11" style:family="paragraph" style:parent-style-name="Standard">
      <style:paragraph-properties fo:text-align="center" style:justify-single-word="false"/>
      <style:text-properties style:font-name="Bookman Old Style" fo:font-size="11pt" officeooo:paragraph-rsid="000dbcaa" style:font-name-asian="Bookman Old Style" style:font-size-asian="11pt" style:font-name-complex="Bookman Old Style" style:font-size-complex="11pt"/>
    </style:style>
    <style:style style:name="P12" style:family="paragraph" style:parent-style-name="Standard">
      <style:text-properties style:font-name="Bookman Old Style" fo:font-size="11pt" fo:language="fr" fo:country="FR" officeooo:paragraph-rsid="000dbcaa" style:font-size-asian="11pt" style:font-name-complex="Bookman Old Style" style:font-size-complex="11pt"/>
    </style:style>
    <style:style style:name="P13" style:family="paragraph" style:parent-style-name="Standard">
      <style:paragraph-properties fo:text-align="center" style:justify-single-word="false"/>
      <style:text-properties style:font-name="Bookman Old Style" fo:language="en" fo:country="US" style:font-name-complex="Bookman Old Style"/>
    </style:style>
    <style:style style:name="P14" style:family="paragraph" style:parent-style-name="Standard">
      <style:paragraph-properties fo:text-align="center" style:justify-single-word="false"/>
      <style:text-properties style:font-name="Bookman Old Style" style:font-name-complex="Bookman Old Style"/>
    </style:style>
    <style:style style:name="P15" style:family="paragraph" style:parent-style-name="Standard">
      <style:paragraph-properties fo:text-align="center" style:justify-single-word="false"/>
      <style:text-properties style:font-name="Bookman Old Style" style:font-name-asian="Bookman Old Style" style:font-name-complex="Bookman Old Style"/>
    </style:style>
    <style:style style:name="P16" style:family="paragraph" style:parent-style-name="Standard" style:list-style-name="WW8Num10">
      <style:text-properties fo:font-size="11pt" officeooo:paragraph-rsid="000dbcaa" style:font-size-asian="11pt" style:font-size-complex="11pt"/>
    </style:style>
    <style:style style:name="P17" style:family="paragraph" style:parent-style-name="Standard">
      <style:paragraph-properties fo:text-align="center" style:justify-single-word="false"/>
      <style:text-properties fo:font-size="11pt" officeooo:paragraph-rsid="000dbcaa" style:font-size-asian="11pt" style:font-size-complex="11pt"/>
    </style:style>
    <style:style style:name="P18" style:family="paragraph" style:parent-style-name="Standard" style:list-style-name="WW8Num9">
      <style:text-properties fo:font-size="11pt" officeooo:paragraph-rsid="000dbcaa" style:font-size-asian="11pt" style:font-size-complex="11pt"/>
    </style:style>
    <style:style style:name="P19" style:family="paragraph" style:parent-style-name="Standard" style:list-style-name="WW8Num4">
      <style:text-properties fo:font-size="11pt" officeooo:paragraph-rsid="000dbcaa" style:font-size-asian="11pt" style:font-size-complex="11pt"/>
    </style:style>
    <style:style style:name="P20" style:family="paragraph" style:parent-style-name="Standard">
      <style:text-properties fo:font-size="11pt" officeooo:paragraph-rsid="000dbcaa" style:font-size-asian="11pt" style:font-size-complex="11pt"/>
    </style:style>
    <style:style style:name="P21" style:family="paragraph" style:parent-style-name="Standard">
      <style:paragraph-properties fo:text-align="center" style:justify-single-word="false"/>
    </style:style>
    <style:style style:name="P22" style:family="paragraph" style:parent-style-name="Standard">
      <style:paragraph-properties fo:break-before="page"/>
      <style:text-properties style:font-name="Bookman Old Style" fo:font-size="11pt" fo:font-style="italic" fo:font-weight="bold" officeooo:paragraph-rsid="000dbcaa" style:font-size-asian="11pt" style:font-style-asian="italic" style:font-weight-asian="bold" style:font-name-complex="Bookman Old Style" style:font-size-complex="11pt"/>
    </style:style>
    <style:style style:name="P23" style:family="paragraph" style:parent-style-name="Standard">
      <style:paragraph-properties fo:margin-left="1.249cm" fo:margin-right="0cm" fo:text-indent="0cm" style:auto-text-indent="false"/>
      <style:text-properties style:font-name="Bookman Old Style" fo:font-size="11pt" officeooo:paragraph-rsid="000dbcaa" style:font-size-asian="11pt" style:font-name-complex="Bookman Old Style" style:font-size-complex="11pt"/>
    </style:style>
    <style:style style:name="P24" style:family="paragraph" style:parent-style-name="Standard">
      <style:paragraph-properties fo:margin-left="1.249cm" fo:margin-right="0cm" fo:text-indent="0cm" style:auto-text-indent="false"/>
      <style:text-properties fo:font-size="11pt" officeooo:paragraph-rsid="000dbcaa" style:font-size-asian="11pt" style:font-size-complex="11pt"/>
    </style:style>
    <style:style style:name="P25" style:family="paragraph" style:parent-style-name="Standard">
      <style:paragraph-properties fo:margin-left="0cm" fo:margin-right="0cm" fo:text-indent="1.249cm" style:auto-text-indent="false"/>
      <style:text-properties fo:font-size="11pt" officeooo:paragraph-rsid="000dbcaa" style:font-size-asian="11pt" style:font-size-complex="11pt"/>
    </style:style>
    <style:style style:name="P26" style:family="paragraph" style:parent-style-name="Standard">
      <style:paragraph-properties fo:margin-left="1.905cm" fo:margin-right="0cm" fo:text-indent="0.593cm" style:auto-text-indent="false"/>
      <style:text-properties fo:font-size="11pt" officeooo:paragraph-rsid="000dbcaa" style:font-size-asian="11pt" style:font-size-complex="11pt"/>
    </style:style>
    <style:style style:name="P27" style:family="paragraph" style:parent-style-name="Standard">
      <style:paragraph-properties fo:margin-left="1.244cm" fo:margin-right="0cm" fo:text-indent="0cm" style:auto-text-indent="false"/>
      <style:text-properties fo:font-size="11pt" officeooo:paragraph-rsid="000dbcaa" style:font-size-asian="11pt" style:font-size-complex="11pt"/>
    </style:style>
    <style:style style:name="P28" style:family="paragraph" style:parent-style-name="Standard">
      <style:paragraph-properties fo:margin-left="0.635cm" fo:margin-right="0cm" fo:text-indent="0.614cm" style:auto-text-indent="false"/>
      <style:text-properties style:font-name="Bookman Old Style" fo:font-size="11pt" officeooo:paragraph-rsid="000dbcaa" style:font-size-asian="11pt" style:font-name-complex="Bookman Old Style" style:font-size-complex="11pt"/>
    </style:style>
    <style:style style:name="T1" style:family="text">
      <style:text-properties style:font-name="Bookman Old Style" style:font-name-complex="Bookman Old Style"/>
    </style:style>
    <style:style style:name="T2" style:family="text">
      <style:text-properties style:font-name="Bookman Old Style" fo:font-weight="bold" style:font-weight-asian="bold" style:font-name-complex="Bookman Old Style"/>
    </style:style>
    <style:style style:name="T3" style:family="text">
      <style:text-properties style:font-name="Bookman Old Style" fo:language="en" fo:country="US" style:font-name-complex="Bookman Old Style"/>
    </style:style>
    <style:style style:name="T4" style:family="text">
      <style:text-properties style:font-name="Bookman Old Style" fo:language="en" fo:country="US" fo:font-weight="bold" style:font-weight-asian="bold" style:font-name-complex="Bookman Old Style"/>
    </style:style>
    <style:style style:name="T5" style:family="text">
      <style:text-properties style:font-name="Bookman Old Style" fo:language="en" fo:country="US" fo:font-style="italic" style:font-style-asian="italic" style:font-name-complex="Bookman Old Style"/>
    </style:style>
    <style:style style:name="T6" style:family="text">
      <style:text-properties style:font-name="Bookman Old Style" fo:language="en" fo:country="US" fo:font-style="italic" fo:font-weight="bold" style:font-style-asian="italic" style:font-weight-asian="bold" style:font-name-complex="Bookman Old Style"/>
    </style:style>
    <style:style style:name="T7" style:family="text">
      <style:text-properties style:font-name="Bookman Old Style" fo:font-style="italic" style:font-style-asian="italic" style:font-name-complex="Bookman Old Style"/>
    </style:style>
    <style:style style:name="T8" style:family="text">
      <style:text-properties style:font-name="Bookman Old Style" fo:font-style="italic" fo:font-weight="bold" style:font-style-asian="italic" style:font-weight-asian="bold" style:font-name-complex="Bookman Old Style"/>
    </style:style>
    <style:style style:name="T9" style:family="text">
      <style:text-properties style:font-name="Bookman Old Style" style:text-underline-style="solid" style:text-underline-width="auto" style:text-underline-color="font-color" style:font-name-complex="Bookman Old Style"/>
    </style:style>
    <style:style style:name="T10" style:family="text">
      <style:text-properties style:font-name="Bookman Old Style" fo:language="fr" fo:country="FR" style:font-name-complex="Bookman Old Style"/>
    </style:style>
    <style:style style:name="T11" style:family="text">
      <style:text-properties style:text-position="super 58%" style:font-name="Bookman Old Style" style:font-name-complex="Bookman Old Style"/>
    </style:style>
    <style:style style:name="T12" style:family="text">
      <style:text-properties style:text-position="super 58%" style:font-name="Bookman Old Style" fo:font-weight="bold" style:font-weight-asian="bold" style:font-name-complex="Bookman Old Style"/>
    </style:style>
    <style:style style:name="T13" style:family="text">
      <style:text-properties style:font-name="Symbol" fo:language="en" fo:country="US"/>
    </style:style>
    <style:style style:name="T14" style:family="text">
      <style:text-properties officeooo:rsid="000dbcaa"/>
    </style:style>
    <style:style style:name="fr1" style:family="graphic" style:parent-style-name="Frame">
      <style:graphic-properties fo:margin-left="0cm" fo:margin-right="0.249cm" style:wrap="dynamic" style:number-wrapped-paragraphs="1"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7. Логическа структура на файлова система.</text:p>
      <text:p text:style-name="P1"/>
      <text:p text:style-name="P20"><text:span text:style-name="T1">Основно понятие в този въпрос е абстракцията </text:span><text:span text:style-name="T2">файл</text:span><text:span text:style-name="T1">, от гледна точка на ядрото на операционната система.</text:span></text:p>
      <text:p text:style-name="P2"/>
      <text:p text:style-name="P2">Имена на файлове</text:p>
      <text:p text:style-name="P7"/>
      <text:p text:style-name="P7">Името на файл е символен низ с определена максимална дължина. Допустимите символи за името на файла, както и максималната дължина варират в различните операционни системи.</text:p>
      <text:p text:style-name="P20"><text:span text:style-name="T1">В по-старите </text:span><text:span text:style-name="T3">UNIX</text:span><text:span text:style-name="T1"> системи максималната дължина е 14 символа, като се допускат всички възможни символи – с всевъзможни </text:span><text:span text:style-name="T3">ASCII</text:span><text:span text:style-name="T1"> кодове.</text:span></text:p>
      <text:p text:style-name="P20"><text:span text:style-name="T1">В по-новите </text:span><text:span text:style-name="T3">UNIX</text:span><text:span text:style-name="T1">/</text:span><text:span text:style-name="T3">LINUX</text:span><text:span text:style-name="T1"> системи се реализира </text:span><text:span text:style-name="T4">POSIX</text:span><text:span text:style-name="T2"> (</text:span><text:span text:style-name="T4">portable</text:span><text:span text:style-name="T2"> </text:span><text:span text:style-name="T4">operating</text:span><text:span text:style-name="T2"> </text:span><text:span text:style-name="T4">system</text:span><text:span text:style-name="T2">)</text:span><text:span text:style-name="T1"> стандарта. При него максималната дължина на име на файл е 255 символа и отново няма ограничение за допустимите символи. Също така се прави разлика между малки и главни латински букви.</text:span></text:p>
      <text:p text:style-name="P7">В някои операционни системи името на файла има следната форма:</text:p>
      <text:p text:style-name="P20"><text:span text:style-name="T7">име_на_файл[.разширение]</text:span><text:span text:style-name="T1">. Разширението се използва за да се означи типа или формата на файла и то не е задължително. Разделителят зависи от конкретната операционна система, но обикновено е точка.</text:span></text:p>
      <text:p text:style-name="P20"><text:span text:style-name="T1">Примери за имена на файлове: </text:span><text:span text:style-name="T5">file</text:span><text:span text:style-name="T7">.</text:span><text:span text:style-name="T5">c</text:span><text:span text:style-name="T1"> – съдържа код на </text:span><text:span text:style-name="T3">C</text:span><text:span text:style-name="T1">, </text:span><text:span text:style-name="T5">file</text:span><text:span text:style-name="T7">.</text:span><text:span text:style-name="T5">o</text:span><text:span text:style-name="T1"> – съдържа обектен код, </text:span><text:span text:style-name="T5">file</text:span><text:span text:style-name="T7">.</text:span><text:span text:style-name="T5">exe</text:span><text:span text:style-name="T1"> – съдържа изпълним код.</text:span></text:p>
      <text:p text:style-name="P20"><text:span text:style-name="T1">Пример за такава операционна система е </text:span><text:span text:style-name="T3">MSDOS</text:span><text:span text:style-name="T1"> – при нея максималната дължина на името е 8 символа, на разширението е 3 символа. Допустимите символи в името са буквите, цифрите и символа за подчертаване (_), като не се прави разлика между малки и големи латински букви.</text:span></text:p>
      <text:p text:style-name="P7">Основният момент е доколко ядрото на операционната система прави разлика между името и разширението. </text:p>
      <text:p text:style-name="P20"><text:span text:style-name="T1">В </text:span><text:span text:style-name="T3">UNIX</text:span><text:span text:style-name="T1">/</text:span><text:span text:style-name="T3">LINUX</text:span><text:span text:style-name="T1"> системите за ядрото няма име и разширение – името на файла е едно цяло. Разширенията могат да се поставят за по-удобна връзка между потребителя и обслужващите програми в обвивката на ядрото, но това не засяга самото ядро. </text:span></text:p>
      <text:p text:style-name="P20"><text:span text:style-name="T1">За разлика от </text:span><text:span text:style-name="T3">UNIX</text:span><text:span text:style-name="T1">/</text:span><text:span text:style-name="T3">LINUX</text:span><text:span text:style-name="T1"> системите, в </text:span><text:span text:style-name="T3">MSDOS</text:span><text:span text:style-name="T1"> разделянето е заложено в ядрото – например, файлове с изпълним код задължително имат разширение </text:span><text:span text:style-name="T5">exe</text:span><text:span text:style-name="T1"> или </text:span><text:span text:style-name="T5">com</text:span><text:span text:style-name="T1">. Името на файла и разширението са свързани със самото съхраняване на файла, както ще видим по-нататък.</text:span></text:p>
      <text:p text:style-name="P7"/>
      <text:p text:style-name="P2">Типове файлове</text:p>
      <text:p text:style-name="P7"/>
      <text:p text:style-name="P7">В по-старите операционни системи има единствен тип файлове. </text:p>
      <text:p text:style-name="P20"><text:span text:style-name="T1">В по-новите операционни системи такива файлове се наричат </text:span><text:span text:style-name="T2">обикновени файлове</text:span><text:span text:style-name="T1"> - служат за съхраняване на информация върху външен носител.</text:span></text:p>
      <text:p text:style-name="P20"><text:span text:style-name="T1">Например в операционните системи </text:span><text:span text:style-name="T3">OS</text:span><text:span text:style-name="T1">/360 и </text:span><text:span text:style-name="T3">DOS</text:span><text:span text:style-name="T1">/360 има само обикновени файлове, които на ниво ядро се наричат </text:span><text:span text:style-name="T3">data</text:span><text:span text:style-name="T1"> </text:span><text:span text:style-name="T3">set</text:span><text:span text:style-name="T1">.</text:span></text:p>
      <text:p text:style-name="P20"><text:span text:style-name="T1">В съвременните операционни системи има и други типове файлове. Те са </text:span><text:span text:style-name="T2">файлове, свързани с входно-изходни устройства</text:span><text:span text:style-name="T1"> или </text:span><text:span text:style-name="T2">файлове, свързани с услуги, предоставени от ядрото</text:span><text:span text:style-name="T1">.</text:span></text:p>
      <text:p text:style-name="P20"><text:span text:style-name="T1">В </text:span><text:span text:style-name="T3">UNIX</text:span><text:span text:style-name="T1">/</text:span><text:span text:style-name="T3">LINUX</text:span><text:span text:style-name="T1"> файловете за входно-изходни устройства се наричат </text:span><text:span text:style-name="T2">специални файлове</text:span><text:span text:style-name="T1">. Те са два типа – </text:span><text:span text:style-name="T2">символен </text:span><text:span text:style-name="T1">специален файл и </text:span><text:span text:style-name="T2">блоков</text:span><text:span text:style-name="T1"> специален файл. Символните специални файлове съответстват на устройства, за които е типичен посимволен (побайтов) обмен – например терминал, принтер. Блоковите специални файлове съответстват на устройства, за които четенето и писането се осъществява по блокове – например дискове, ленти.</text:span></text:p>
      <text:p text:style-name="P20"><text:span text:style-name="T1">Ползата е, че програмите стават независими от устройствата. Системните примитиви </text:span><text:span text:style-name="T3">read</text:span><text:span text:style-name="T1"> и </text:span><text:span text:style-name="T3">write</text:span><text:span text:style-name="T1"> са едни и същи за всички устройства.</text:span></text:p>
      <text:p text:style-name="P20"><text:span text:style-name="T1">В </text:span><text:span text:style-name="T3">UNIX</text:span><text:span text:style-name="T1">/</text:span><text:span text:style-name="T3">LINUX</text:span><text:span text:style-name="T1"> файловете, свързани с услуги, предоставяни от ядрото са няколко вида. </text:span><text:span text:style-name="T2">Програмните канали</text:span><text:span text:style-name="T1"> - </text:span><text:span text:style-name="T3">unnamed</text:span><text:span text:style-name="T1"> </text:span><text:span text:style-name="T3">pipe</text:span><text:span text:style-name="T1">, </text:span><text:span text:style-name="T3">named</text:span><text:span text:style-name="T1"> </text:span><text:span text:style-name="T3">pipe</text:span><text:span text:style-name="T1"> (</text:span><text:span text:style-name="T3">FIFO</text:span><text:span text:style-name="T1"> файл) - са файлове, които осигуряват механизъм за комуникация между паралелно работещи процеси. Такъв тип файлове са и така наречените </text:span><text:span text:style-name="T4">socket</text:span><text:span text:style-name="T1">, но те се използват за процеси в мрежова среда. В по-новите </text:span><text:span text:style-name="T3">UNIX</text:span><text:span text:style-name="T1"> системи има </text:span><text:span text:style-name="T2">символни връзки</text:span><text:span text:style-name="T1"> (</text:span><text:span text:style-name="T4">symbolic</text:span><text:span text:style-name="T2"> </text:span><text:span text:style-name="T4">link</text:span><text:span text:style-name="T1">,</text:span><text:span text:style-name="T2"> </text:span><text:span text:style-name="T4">soft</text:span><text:span text:style-name="T2"> </text:span><text:span text:style-name="T4">link</text:span><text:span text:style-name="T1">). Символните връзки са тип файлове, чрез които се дава възможност един файл да е достъпен с различни имена. Същата възможност предоставят и така наречените </text:span><text:span text:style-name="T2">твърди връзки</text:span><text:span text:style-name="T1"> (</text:span><text:span text:style-name="T4">hard</text:span><text:span text:style-name="T2"> </text:span><text:span text:style-name="T4">link</text:span><text:span text:style-name="T1">), но за разлика от символните връзки те не се разглеждат като тип файлове.</text:span></text:p>
      <text:p text:style-name="P20"><text:span text:style-name="T1">Символните и твърдите връзки са част от </text:span><text:span text:style-name="T3">POSIX</text:span><text:span text:style-name="T1"> стандарта.</text:span></text:p>
      <text:p text:style-name="P7"/>
      <text:p text:style-name="P20"><text:span text:style-name="T1">Файловата система на всяка операционна система е структурирана, като информацията за самата структура е запазена върху диска. Файловете се организират в </text:span><text:span text:style-name="T2">каталози</text:span><text:span text:style-name="T1">. Вместо термина каталог се използват още </text:span><text:span text:style-name="T2">директория</text:span><text:span text:style-name="T1">, </text:span><text:span text:style-name="T4">folder</text:span><text:span text:style-name="T1">, </text:span><text:span text:style-name="T4">directory</text:span><text:span text:style-name="T1">. Въпросът е дали каталозите са реализирани като тип файлове. В по-старите системи като </text:span><text:span text:style-name="T3">OS</text:span><text:span text:style-name="T1">/360 файловете върху един диск са организирани в един каталог, наречен </text:span><text:span text:style-name="T4">VTOC</text:span><text:span text:style-name="T1"> (</text:span><text:span text:style-name="T3">volume</text:span><text:span text:style-name="T1"> </text:span><text:span text:style-name="T3">table</text:span><text:span text:style-name="T1"> </text:span><text:span text:style-name="T3">of</text:span><text:span text:style-name="T1"> </text:span><text:span text:style-name="T3">contents</text:span><text:span text:style-name="T1">). В </text:span><text:span text:style-name="T3">OS</text:span><text:span text:style-name="T1">/360 </text:span><text:span text:style-name="T3">VTOC</text:span><text:span text:style-name="T1"> не е тип файл – </text:span><text:span text:style-name="T3">VTOC</text:span><text:span text:style-name="T1"> е поместен отделно от файловата система върху диска.</text:span></text:p>
      <text:p text:style-name="P7">В съвременните операционни системи каталозите са реализирани като тип системни файлове. Всеки каталог съдържа информация за файловете в него – за всеки файл има поне един запис, който съдържа името на файла и допълнителна информация за този файл.</text:p>
      <text:p text:style-name="P7"/>
      <text:p text:style-name="P20"><text:span text:style-name="T1">В </text:span><text:span text:style-name="T3">MSDOS</text:span><text:span text:style-name="T1"> типовете файлове са обикновени файлове, каталози и специални файлове. </text:span><text:span text:style-name="T3">MSDOS</text:span><text:span text:style-name="T1"> не поддържа връзки, </text:span><text:soft-page-break/><text:span text:style-name="T1">подобно на </text:span><text:span text:style-name="T3">UNIX</text:span><text:span text:style-name="T1">/</text:span><text:span text:style-name="T3">LINUX</text:span><text:span text:style-name="T1">. Символни връзки поддържат по-новите версии на </text:span><text:span text:style-name="T3">WINDOWS</text:span><text:span text:style-name="T1">.</text:span></text:p>
      <text:p text:style-name="P7"/>
      <text:p text:style-name="P2">Структура на файл</text:p>
      <text:p text:style-name="P7"/>
      <text:p text:style-name="P7">Най-общо файлът е последователност от данни (обекти).</text:p>
      <text:p text:style-name="P20"><text:span text:style-name="T1">Един възможен подход е файлът да е последователност от записи с определен формат и дължина. В </text:span><text:span text:style-name="T3">OS</text:span><text:span text:style-name="T1">/360 има два формата на файловете – с фиксирана или с променлива дължина. За файловете с променлива дължина се задава максимална дължина на записа. При такава структура системните примитиви </text:span><text:span text:style-name="T3">read</text:span><text:span text:style-name="T1"> и </text:span><text:span text:style-name="T3">write</text:span><text:span text:style-name="T1"> трябва да са организирани по записи.</text:span></text:p>
      <text:p text:style-name="P7">В съвременните операционни системи файлът се разглежда като последователност от байтове. Това опростява структурата на файла и съответно опростява системните примитиви за работа с файлове. </text:p>
      <text:p text:style-name="P7">Най-съществено е, че такава структура може да се приложи към всички изброени по-горе типове файлове.</text:p>
      <text:p text:style-name="P7"/>
      <text:p text:style-name="P2">Атрибути на файл</text:p>
      <text:p text:style-name="P7"/>
      <text:p text:style-name="P7">Атрибутите са допълнителна информация за файловете, която операционната система съхранява. Основните атрибути са:</text:p>
      <text:list xml:id="list7573001758363928384" text:style-name="WW8Num10">
        <text:list-item>
          <text:p text:style-name="P3">размер на файла в зависимост от структурата му (в записи, в байтове);</text:p>
        </text:list-item>
        <text:list-item>
          <text:p text:style-name="P3">атрибути за дата/време – дата/време на създаване на файла, </text:p>
        </text:list-item>
      </text:list>
      <text:p text:style-name="P23">дата/време на последен достъп, дата/време на последна модификация, дата/време на последно изменение за атрибутите;</text:p>
      <text:p text:style-name="P24"><text:span text:style-name="T3">MSDOS</text:span><text:span text:style-name="T1"> поддържа само атрибута дата/време за последна модификация; дата/време на последно изменение за атрибутите </text:span><text:span text:style-name="T3">e</text:span><text:span text:style-name="T1"> характерно за по-новите </text:span><text:span text:style-name="T3">UNIX</text:span><text:span text:style-name="T1">/</text:span><text:span text:style-name="T3">LINUX</text:span><text:span text:style-name="T1"> системи;</text:span></text:p>
      <text:list xml:id="list34205793" text:continue-numbering="true" text:style-name="WW8Num10">
        <text:list-item>
          <text:p text:style-name="P3">атрибути за сигурност – собственик на файла, права на достъп до файла за различните потребители, пароли за достъп до файла (най-вече за достъп в мрежова среда);</text:p>
        </text:list-item>
        <text:list-item>
          <text:p text:style-name="P3">атрибути-флагове – тези атрибути се реализират като един бит; </text:p>
        </text:list-item>
      </text:list>
      <text:p text:style-name="P25"><text:span text:style-name="T1">примери за такива флагове в </text:span><text:span text:style-name="T3">MSDOS</text:span><text:span text:style-name="T1"> са:</text:span></text:p>
      <text:list xml:id="list34201164" text:continue-numbering="true" text:style-name="WW8Num10">
        <text:list-item>
          <text:list>
            <text:list-item>
              <text:p text:style-name="P16"><text:span text:style-name="T3">readonly</text:span><text:span text:style-name="T1"> – ако е 1, файлът е само за четене;</text:span></text:p>
            </text:list-item>
            <text:list-item>
              <text:p text:style-name="P16"><text:span text:style-name="T3">system</text:span><text:span text:style-name="T1"> – ако е 1, файлът е системен, т.е. съдържа част от операционната система;</text:span></text:p>
            </text:list-item>
            <text:list-item>
              <text:p text:style-name="P16"><text:span text:style-name="T3">hidden</text:span><text:span text:style-name="T1"> – ако е 1, файлът е скрит; в </text:span><text:span text:style-name="T3">UNIX</text:span><text:span text:style-name="T1"> системите, файловете започващи с точка са скрити само за командата </text:span><text:span text:style-name="T3">ls</text:span><text:span text:style-name="T1">, за ядрото такива файлове не са скрити;</text:span></text:p>
            </text:list-item>
            <text:list-item>
              <text:p text:style-name="P16"><text:span text:style-name="T3">archive</text:span><text:span text:style-name="T1"> – ако е 1, файлът ще бъде включен в следващия </text:span></text:p>
            </text:list-item>
          </text:list>
        </text:list-item>
      </text:list>
      <text:p text:style-name="P26"><text:span text:style-name="T3">back</text:span><text:span text:style-name="T1">-</text:span><text:span text:style-name="T3">up </text:span><text:span text:style-name="T1">на системата;</text:span></text:p>
      <text:p text:style-name="P27"><text:span text:style-name="T1">флагове има и във версиите на </text:span><text:span text:style-name="T3">LINUX</text:span><text:span text:style-name="T1"> – например, ако флагът </text:span><text:span text:style-name="T3">security</text:span><text:span text:style-name="T1"> </text:span><text:span text:style-name="T3">deletion</text:span><text:span text:style-name="T1"> е 1 за някой файл, то при неговото унищожаване се форматират всички блокове, които е заемал файла; в повечете операционни системи, унищожаването на един файл не е свързано с такова механично изтриване на файла.</text:span></text:p>
      <text:p text:style-name="P7"/>
      <text:p text:style-name="P2">Организация на файловата система</text:p>
      <text:p text:style-name="P7"/>
      <text:p text:style-name="P7">Най-простата организация на файловата система е за всяко устройство да се изгради един каталог, който съдържа информация (име, атрибути, дискови адреси) за всички файлове, разположени върху диска. Такава организация има при по-старите операционни системи, </text:p>
      <text:p text:style-name="P20"><text:span text:style-name="T1">например </text:span><text:span text:style-name="T3">OS</text:span><text:span text:style-name="T1">/360, както по-горе споменахме. Такава организация създава редица неудобства – всички файлове върху един диск трябва да са с различни имена, което е проблем при многопотребителски системи, освен това се затруднява търсенето на файлове.</text:span></text:p>
      <text:p text:style-name="P20"><text:span text:style-name="T1">Поради тези причини в по-новите операционни системи се изгражда </text:span><text:span text:style-name="T2">йерархична организация</text:span><text:span text:style-name="T1"> на файловата система. В началото тя е била с фиксиран брой нива – пример е операционната система </text:span><text:span text:style-name="T3">CTSS</text:span><text:span text:style-name="T1">/</text:span><text:span text:style-name="T3">MIT</text:span><text:span text:style-name="T1">, в която файловата система е на три нива. Първото ниво е главен каталог, второто ниво са каталози за потребители, а третото ниво са файловете.</text:span></text:p>
      <text:p text:style-name="P20"><text:span text:style-name="T1">По-новите операционни системи поддържат йерархична организация с произволен брой нива. Най-горното ниво е главен каталог. Всеки каталог може да съдържа както информация за файлове, така и информация за други каталози. По този начин се получава дървовидна организация – в листата на дървото са файловете, а във вътрешните върхове на дървото са каталозите. Имената на файловете трябва да са уникални само в рамките на един каталог. В такава организация трябва да има начин за унифициране на името на всеки файл. За целта се въвеждат </text:span><text:span text:style-name="T2">пълни имена</text:span><text:span text:style-name="T1"> на файлове. </text:span><text:span text:style-name="T2">Абсолютното </text:span><text:span text:style-name="T1">пълно име на файл се образува от имената на каталозите по единствения път от корена на дървото до листото с файла. </text:span><text:span text:style-name="T2">Относителното</text:span><text:span text:style-name="T1"> пълно име на файл е свързано с понятието </text:span><text:span text:style-name="T2">текущ каталог</text:span><text:span text:style-name="T1">. Това име се образува от имената на каталозите по единствения път от текущия каталог до листото с файла.</text:span></text:p>
      <text:p text:style-name="P7"/>
      <text:p text:style-name="P20"><text:span text:style-name="T1">В </text:span><text:span text:style-name="T3">UNIX</text:span><text:span text:style-name="T1">/</text:span><text:span text:style-name="T3">LINUX</text:span><text:span text:style-name="T1"> системите има единна йерархия за всички файлове и за всички устройства. Това се постига с техниката на монтиране, която ще разгледаме по-нататък. Специалните файлове са разположени в каталог с име </text:span><text:span text:style-name="T3">dev</text:span><text:span text:style-name="T1">. Поддържа се текущ каталог за всеки отделен процес. Името на главния каталог е /.</text:span></text:p>
      <text:p text:style-name="P7"><text:soft-page-break/></text:p>
      <text:p text:style-name="P20"><text:span text:style-name="T1">В </text:span><text:span text:style-name="T3">MSDOS</text:span><text:span text:style-name="T1"> системите специалните файлове не са част от йерархичната структура. Освен това за всяко дисково устройство се изгражда собствена йерархична структура със собствен корен. Въвеждат се имена на различните устройства и се поддържа текущо устройство. Текущ каталог се поддържа само за отделните устройства, но не и за всички процеси. Името на главния каталог е \.</text:span></text:p>
      <text:p text:style-name="P7"/>
      <text:p text:style-name="P1">8. Физическа организация на файлова система. Системни структури – информация за свободната и за разпределената за файлове памет.</text:p>
      <text:p text:style-name="P7"/>
      <text:p text:style-name="P7">Основните въпроси за физическата организация на една файлова система, които се дискутират са следните:</text:p>
      <text:list xml:id="list34202735" text:continue-numbering="true" text:style-name="WW8Num10">
        <text:list-item>
          <text:p text:style-name="P3">каква е стратегията за управление на дисковата памет при създаване и унищожаване на файлове;</text:p>
        </text:list-item>
        <text:list-item>
          <text:p text:style-name="P3">как се представят файловете физически върху диска – файлове, атрибути, адреси;</text:p>
        </text:list-item>
        <text:list-item>
          <text:p text:style-name="P3">как се реализира логическата структура на файловата система, включително каква е структурата на каталога;</text:p>
        </text:list-item>
        <text:list-item>
          <text:p text:style-name="P16"><text:span text:style-name="T1">как се осигурява защита на данните от неправомерен достъп, повреди или нарушения – тук основни термини са </text:span><text:span text:style-name="T4">security</text:span><text:span text:style-name="T1"> (защита от неправомерен достъп) и </text:span><text:span text:style-name="T4">integrity</text:span><text:span text:style-name="T1"> (защита от неправилен достъп, нарушаващ целостта на данните).</text:span></text:p>
        </text:list-item>
      </text:list>
      <text:p text:style-name="P7"/>
      <text:p text:style-name="P7">Основните три цели, които се преследват са:</text:p>
      <text:list xml:id="list34202203" text:continue-numbering="true" text:style-name="WW8Num10">
        <text:list-item>
          <text:p text:style-name="P16"><text:span text:style-name="T2">ефективност</text:span><text:span text:style-name="T1"> – бърз достъп до файловете (ефективност по време) и ефективно използване на дисковото пространство (ефективност по памет);</text:span></text:p>
        </text:list-item>
        <text:list-item>
          <text:p text:style-name="P16"><text:span text:style-name="T2">надеждност</text:span><text:span text:style-name="T1"> – висока степен на защита на данните в условия на конкурентен достъп;</text:span></text:p>
        </text:list-item>
        <text:list-item>
          <text:p text:style-name="P16"><text:span text:style-name="T2">разширяемост</text:span><text:span text:style-name="T1"> – физическото представяне на файловата система да е адекватно на съвременното състояние на технологиите.</text:span></text:p>
        </text:list-item>
      </text:list>
      <text:p text:style-name="P2"/>
      <text:p text:style-name="P2">Стратегии за управление на дисковото пространство</text:p>
      <text:p text:style-name="P7"/>
      <text:p text:style-name="P7">Първият основен въпрос е кога се разпределя дискова памет при създаването на файл. Съществуват два основни подхода:</text:p>
      <text:list xml:id="list34207699" text:continue-numbering="true" text:style-name="WW8Num10">
        <text:list-item>
          <text:p text:style-name="P16"><text:span text:style-name="T2">статично разпределение</text:span><text:span text:style-name="T1"> – при него памет за един файл се разпределя еднократно, при неговото създаване;</text:span></text:p>
        </text:list-item>
        <text:list-item>
          <text:p text:style-name="P16"><text:span text:style-name="T2">динамично разпределение</text:span><text:span text:style-name="T1"> – при него памет за един файл се разпределя многократно с нарастването на файла.</text:span></text:p>
        </text:list-item>
      </text:list>
      <text:p text:style-name="P7">Статичното разпределение затруднява потребителя – той трябва предварително да знае колко голям ще бъде файла, за да може да задели достатъчно памет.</text:p>
      <text:p text:style-name="P7">Динамичното разпределение е по-гъвкава стратегия, но е по-трудна за реализация.</text:p>
      <text:p text:style-name="P7"/>
      <text:p text:style-name="P20"><text:span text:style-name="T1">Вторият основен въпрос е колко непрекъснати дискови области заема един файл. Под </text:span><text:span text:style-name="T2">непрекъсната дискова област</text:span><text:span text:style-name="T1"> разбираме последователни сектори върху една писта, последователни писти върху един цилиндър, т.е. физически съседни области, отчитайки физическата организация на диска. Тук отново има два подхода:</text:span></text:p>
      <text:list xml:id="list34212143" text:continue-numbering="true" text:style-name="WW8Num10">
        <text:list-item>
          <text:p text:style-name="P3">всеки файл заема една непрекъсната област върху диска, достатъчно голяма по размер;</text:p>
        </text:list-item>
        <text:list-item>
          <text:p text:style-name="P3">всеки файл заема много непрекъснати области върху диска, които не са съседни.</text:p>
        </text:list-item>
      </text:list>
      <text:p text:style-name="P7"/>
      <text:p text:style-name="P7">Третият основен въпрос е каква е единицата за разпределение върху дисковото пространство:</text:p>
      <text:list xml:id="list34218367" text:continue-numbering="true" text:style-name="WW8Num10">
        <text:list-item>
          <text:p text:style-name="P3">с фиксиран размер в рамките на всички файлове;</text:p>
        </text:list-item>
        <text:list-item>
          <text:p text:style-name="P3">с променлив размер, дори в рамките на един файл.</text:p>
        </text:list-item>
      </text:list>
      <text:p text:style-name="P7"/>
      <text:p text:style-name="P20"><text:span text:style-name="T1">В по-старите операционни системи се използва </text:span><text:span text:style-name="T2">статично и непрекъснато разпределение</text:span><text:span text:style-name="T1">. За всеки файл се разпределя една непрекъсната област върху диска, която е достатъчно голяма за да побере файла, при това размерът на тази област се задава еднократно при създаването на файла. </text:span></text:p>
      <text:p text:style-name="P7"/>
      <text:p text:style-name="P7">Предимства на такава организация са лесната реализация и ефективен достъп при последователна обработка, тъй като се извършват по-малко дискови операции при последователно четене (писане). </text:p>
      <text:p text:style-name="P7"/>
      <text:p text:style-name="P7">Първият недостатък е, че потребителят предварително трябва да даде информация колко голям ще бъде файла. Въпросът е как да се подходи, ако за един файл не достига паметта.</text:p>
      <text:p text:style-name="P7">Възможно е за файла да се разпредели по-голяма област и той да се копира в нея, но това е неефективно решение.</text:p>
      <text:p text:style-name="P20"><text:span text:style-name="T1">В операционните системи </text:span><text:span text:style-name="T3">OS</text:span><text:span text:style-name="T1">/360, </text:span><text:span text:style-name="T3">DOS</text:span><text:span text:style-name="T1">/360 за решаването на този проблем се прави компромис с непрекъснатостта. За целта потребителят предварително указва какви са неговите изисквания към дисковата област, която се разпределя за един файл при създаването му.</text:span></text:p>
      <text:p text:style-name="P20"><text:span text:style-name="T1">Използва се оператор </text:span><text:span text:style-name="T5">DD</text:span><text:span text:style-name="T1">, който има параметър </text:span><text:span text:style-name="T5">SPACE</text:span><text:span text:style-name="T1"> със следния синтаксис: </text:span><text:span text:style-name="T5">SPACE</text:span><text:span text:style-name="T7">=(единица, (брой1, брой2))</text:span><text:span text:style-name="T1">. Единицата е физическата единица на диска, която ще се разпределя (</text:span><text:span text:style-name="T5">SEC</text:span><text:span text:style-name="T1"> – сектор, </text:span><text:span text:style-name="T5">TRK</text:span><text:span text:style-name="T1"> – писта,</text:span></text:p>
      <text:p text:style-name="P20"><text:span text:style-name="T5">CYL</text:span><text:span text:style-name="T1"> – цилиндър). Първоначално за файла се рапределят брой1 физически съседни единици върху диска – това е </text:span><text:soft-page-break/><text:span text:style-name="T1">така наречения първичен </text:span><text:span text:style-name="T3">extent</text:span><text:span text:style-name="T1"> на файла. Ако разпределеното пространството не достига в някакъв бъдещ момент за файла се разпределят нови брой2 физически съседни единици – вторичен </text:span><text:span text:style-name="T3">extent</text:span><text:span text:style-name="T1">, но те не са съседни с първичния </text:span><text:span text:style-name="T3">extent</text:span><text:span text:style-name="T1">.</text:span></text:p>
      <text:p text:style-name="P7">Ако пространството отново не достигне, още веднъж се разпределят брой2 единици и т.н. максимално 15 пъти. Така максималния размер на файла е брой1 + 15*брой2 единици и файлът се състои най-много от 16 непрекъснати области. Това отчасти решава проблема с нарастването, но не съвсем – в хубавите файлови системи един файл трябва да може да нараства дотогава, докогато върху диска има свободно пространство.</text:p>
      <text:p text:style-name="P7"/>
      <text:p text:style-name="P20"><text:span text:style-name="T1">Другият недостатък на статичното непрекъснато разпределение е силната </text:span><text:span text:style-name="T2">фрагментация</text:span><text:span text:style-name="T1"> на свободното дисково пространство – върху диска има много области, които са свободни, но файловата система не може да разпредели дискова памет за файл, защото няма достатъчно голяма непрекъсната област, въпреки че сумарно дисковото пространство е достатъчно.</text:span></text:p>
      <text:p text:style-name="P7"/>
      <text:p text:style-name="P20"><text:span text:style-name="T1">При съвременните операционни системи се използва </text:span><text:span text:style-name="T2">динамично и поблоково разпределение</text:span><text:span text:style-name="T1">. Всеки файл се разделя на </text:span><text:span text:style-name="T2">блокове</text:span><text:span text:style-name="T1">, като всички блокове на всички файлове имат еднакъв размер. Всеки блок на един файл се разполага в една непрекъсната област. Логически съседните блокове на файла, обаче, не са физически съседни върху диска. Дискова памет за блок се разпределя когато файлът нараства, а не при неговото създаване. Такава организация решава и двата проблема на статичното непрекъснато разпределение.</text:span></text:p>
      <text:p text:style-name="P7"/>
      <text:p text:style-name="P7">Основният въпрос е какъв да бъде размера на блока. Естествени кандидати са един сектор (минималният възможен размер), една писта, един цилиндър, няколко съседни сектора и т.н. </text:p>
      <text:p text:style-name="P7">Ако блокът е прекалено голям, то ще се появят проблеми от фрагментацията, въпреки че последователният достъп ще е по-ефективен. Друг проблем е, неефективното използване на дисковото пространство – последния блок на един файл в общия случай не е запълнен изцяло.</text:p>
      <text:p text:style-name="P7">Ако блокът е прекалено малък, то обратно - ще се постигне ефективно използване на дисковата памет, но последователният достъп ще е неефективен. При по-малък блок се появява и друг проблем – файловата система трябва да помни всички адреси на блоковете на един голям файл, т.е. обемът на системната информация на файловата система нараства.</text:p>
      <text:p text:style-name="P20"><text:span text:style-name="T1">В съвременните операционни системи се постига компромис с размера на блока – най-често той е 1</text:span><text:span text:style-name="T3">K</text:span><text:span text:style-name="T1"> (два съседни сектора), 2</text:span><text:span text:style-name="T3">K</text:span><text:span text:style-name="T1"> (четири съседни сектора) или 4</text:span><text:span text:style-name="T3">K</text:span><text:span text:style-name="T1"> (осем съседни сектора).</text:span></text:p>
      <text:p text:style-name="P7"/>
      <text:p text:style-name="P7">Оттук нататък ще се спрем по-подробно на динамичното поблоково разпределение. При такава организация за файловата система дискът представлява последователност от блокове, номерирани от 0 нататък.</text:p>
      <text:p text:style-name="P7"/>
      <text:p text:style-name="P2">Физическо представяне на файловете</text:p>
      <text:p text:style-name="P7"/>
      <text:p text:style-name="P7">Файловата система трябва да съхранява структури върху диска, които да дават информация за текущото разпределение на дисковата памет.</text:p>
      <text:p text:style-name="P20"><text:span text:style-name="T1">Тези структури се наричат </text:span><text:span text:style-name="T2">системни структури</text:span><text:span text:style-name="T1"> и те трябва да съдържат информация за свободните блокове, за разпределените блокове за всеки файл и някакви други параметри на файловата система.</text:span></text:p>
      <text:p text:style-name="P7"/>
      <text:p text:style-name="P2">Системни структури за свободните блокове</text:p>
      <text:p text:style-name="P7"/>
      <text:p text:style-name="P20"><text:span text:style-name="T1">Една възможна реализация на тази структура е </text:span><text:span text:style-name="T2">свързан списък на свободните блокове</text:span><text:span text:style-name="T1">. При нея всеки свободен блок съдържа адреса на следващия свободен блок. Файловата система трябва да разполага с адреса на първия свободен блок – този адрес е параметър на файловата система.</text:span></text:p>
      <text:p text:style-name="P7">Предимство на подхода е лесната реализация. Основният недостатък е ненадеждност – структурата е пръсната по всички свободни блокове.</text:p>
      <text:p text:style-name="P20"><text:span text:style-name="T1">Пример за операционна система с такава реализация на системната структура за свободните блокове е </text:span><text:span text:style-name="T3">XINU</text:span><text:span text:style-name="T1">.</text:span></text:p>
      <text:p text:style-name="P7"/>
      <text:p text:style-name="P20"><text:span text:style-name="T1">Друга възможна реализация е </text:span><text:span text:style-name="T2">свързан списък от свободни блокове с номера на свободните блокове</text:span><text:span text:style-name="T1">. При тази структура първият свободен блок съдържа не само адреса на втория свободен блок, но и адресите на следващите няколко свободни блока, доколкото позволява размера. Следващият свободен блок, който се използва от структурата е последния блок, чийто адрес е записан в първия свободен блок и т.н.</text:span></text:p>
      <text:p text:style-name="P7">По този начин структурата става по-компактна. Освен това, тя дава възможност да се реализират по-ефективни алгоритми за разпределяне и освобождаване на блокове. Файловата система отново трябва да разполага с адреса на първия свободен блок.</text:p>
      <text:p text:style-name="P20"><text:span text:style-name="T1">Такава организацията на системната структура за свободните блокове се използва в </text:span><text:span text:style-name="T3">SYS</text:span><text:span text:style-name="T1">5</text:span><text:span text:style-name="T3">FS</text:span><text:span text:style-name="T1">.</text:span></text:p>
      <text:p text:style-name="P20"><text:span text:style-name="T1">Трета възможна реализация е така наречената </text:span><text:span text:style-name="T2">карта</text:span><text:span text:style-name="T1"> или </text:span><text:span text:style-name="T2">таблица</text:span><text:span text:style-name="T1"> на свободните блокове. Структурата е масив от елементи, като всеки елемент </text:span><text:span text:style-name="T9">позиционно</text:span><text:span text:style-name="T1"> съответства на блок върху диска. Всеки елемент описва състоянието на съответния блок. При най-простата реализация е достатъчен един бит за един елемент – 1 означава, че блока е свободен, </text:span></text:p>
      <text:p text:style-name="P20"><text:soft-page-break/><text:span text:style-name="T1">0 означава, че блока е зает. В този случай картата се нарича </text:span><text:span text:style-name="T2">битова карта (</text:span><text:span text:style-name="T4">bitmap</text:span><text:span text:style-name="T2">)</text:span><text:span text:style-name="T1">. Предимство на битовата карта е компактността на структурата – тя е с фиксиран размер в зависимост от размера на диска.</text:span></text:p>
      <text:p text:style-name="P7">Основно предимство, обаче, е възможността за разработка на ефективни алгоритми за разпределение на блокове, които отчитат физическото съседство на блоковете – може да се постигне по-голяма непрекъснатост на файловете, въпреки че разпределението е динамично.</text:p>
      <text:p text:style-name="P20"><text:span text:style-name="T1">Такава организация на системната структура за свободните блокове се използва в операционните системи </text:span><text:span text:style-name="T3">MINIX</text:span><text:span text:style-name="T1">, </text:span><text:span text:style-name="T3">LINUX</text:span><text:span text:style-name="T1"> и във файловата система </text:span><text:span text:style-name="T3">HPFS</text:span><text:span text:style-name="T1">.</text:span></text:p>
      <text:p text:style-name="P7"/>
      <text:p text:style-name="P2">Системни структури за разпределените блокове за файлове</text:p>
      <text:p text:style-name="P2"/>
      <text:p text:style-name="P20"><text:span text:style-name="T1">Една възможна реализация на тази структура е </text:span><text:span text:style-name="T2">свързан списък на блоковете на файла</text:span><text:span text:style-name="T1">. Всеки блок, разпределен за файла съдържа данни и адрес на логически следващия блок на файла. Последният блок на файла трябва да съдържа някакъв маркер за край на файла (</text:span><text:span text:style-name="T3">EOF</text:span><text:span text:style-name="T1">).</text:span></text:p>
      <text:p text:style-name="P7">При такава организация за всеки един файл трябва да се пази адрес на първия блок, разпределен за файла. Обикновено, този адрес е записан в каталога заедно с името и атрибутите на файла. Недостатък на такава реализация е ненадежността – смесват се данни и адреси, адресите са пръснати по всички блокове. Друг недостатък е неефективност при обработка на файловете с произволен достъп.</text:p>
      <text:p text:style-name="P7"/>
      <text:p text:style-name="P20"><text:span text:style-name="T1">Друга възможна реализация на тази структура е </text:span><text:span text:style-name="T2">карта</text:span><text:span text:style-name="T1"> или </text:span><text:span text:style-name="T2">таблица</text:span><text:span text:style-name="T1">, подобно на системната структура за свободните блокове. Размерът на елементите на битовата карта, обаче, <text:s/>трябва да се увеличи – състоянието на един блок отново е свободен или зает, но ако блокът е зает той съдържа адреса на логически следващия блок във файла или маркер за край на файла (</text:span><text:span text:style-name="T3">EOF</text:span><text:span text:style-name="T1">), ако той е последният блок във файла.</text:span></text:p>
      <text:p text:style-name="P7">В такава таблица е възможно да се пази допълнителна информация и за свободните блокове. Отново за всеки един файл трябва да се пази адрес на първия разпределен за него блок и обикновено тази информация се пази в каталога.</text:p>
      <text:p text:style-name="P20"><text:span text:style-name="T1">Такава организация на системната структура за разпределените блокове има в операционната система </text:span><text:span text:style-name="T3">MSDOS</text:span><text:span text:style-name="T1"> – там тя се нарича </text:span></text:p>
      <text:p text:style-name="P20"><text:span text:style-name="T4">FAT</text:span><text:span text:style-name="T2"> (</text:span><text:span text:style-name="T4">file</text:span><text:span text:style-name="T2"> </text:span><text:span text:style-name="T4">allocation</text:span><text:span text:style-name="T2"> </text:span><text:span text:style-name="T4">table</text:span><text:span text:style-name="T2">)</text:span><text:span text:style-name="T1">.</text:span></text:p>
      <text:p text:style-name="P7">Предимствата на такава структура са, че цялата нужна информация се съдържа в структура с фиксиран размер, разположена на фиксирано място в диска (обикновено в началото на диска). По отношение на надеждността – възможно е създаване на няколко копия на таблицата.</text:p>
      <text:p text:style-name="P7">Основен недостатък на таблицата е неразширяемост, поради фиксирания размер.</text:p>
      <text:p text:style-name="P7"/>
      <text:p text:style-name="P20"><text:span text:style-name="T1">Трета възможна реализация е структура, в която за всеки файл се съхранява логическата последователност от блоковете, разпределени за този файл. Такава структура се нарича </text:span><text:span text:style-name="T2">индекс</text:span><text:span text:style-name="T1">. Физическата организация на индекса трябва да е такава, че да не ограничава размера на файловете и да осигурява бърз произволен достъп. В </text:span><text:span text:style-name="T3">XINU</text:span><text:span text:style-name="T1"> се използват свързани списъци, в </text:span><text:span text:style-name="T3">MINIX</text:span><text:span text:style-name="T1">, </text:span><text:span text:style-name="T3">UNIX</text:span><text:span text:style-name="T1">, </text:span><text:span text:style-name="T3">LINUX</text:span><text:span text:style-name="T1"> се използват дървета, в </text:span><text:span text:style-name="T3">HPFS</text:span><text:span text:style-name="T1"> се използват </text:span><text:span text:style-name="T3">B</text:span><text:span text:style-name="T1">+ дървета, които осигуряват по-ефективни операции.</text:span></text:p>
      <text:p text:style-name="P1"/>
      <text:p text:style-name="P20"><text:span text:style-name="T8">9. Физическа организация на файловата система на </text:span><text:span text:style-name="T6">MSDOS</text:span><text:span text:style-name="T8"> – </text:span><text:span text:style-name="T6">FAT</text:span><text:span text:style-name="T8">.</text:span></text:p>
      <text:p text:style-name="P7"/>
      <text:p text:style-name="P20"><text:span text:style-name="T1">Дисковото пространство е последователност от сектори. Минималната единица за разпределение на дисково пространство се нарича </text:span><text:span text:style-name="T2">клъстер</text:span><text:span text:style-name="T1"> и представя един или няколко (степен на двойката) физически съседни сектора. Размерът на клъстера е фиксиран.</text:span></text:p>
      <text:p text:style-name="P7"/>
      <text:p text:style-name="P7">Дисковото пространство се разпределя по следния начин:</text:p>
      <text:p text:style-name="P7"/>
      <table:table table:name="Table4" table:style-name="Table4">
        <table:table-column table:style-name="Table4.A" table:number-columns-repeated="3"/>
        <table:table-column table:style-name="Table4.D"/>
        <table:table-column table:style-name="Table4.E"/>
        <table:table-row table:style-name="Table4.1">
          <table:table-cell table:style-name="Table4.A1" office:value-type="string">
            <text:p text:style-name="P8">boot</text:p>
            <text:p text:style-name="P8">sector</text:p>
          </table:table-cell>
          <table:table-cell table:style-name="Table4.A1" office:value-type="string">
            <text:p text:style-name="P8">FAT</text:p>
          </table:table-cell>
          <table:table-cell table:style-name="Table4.A1" office:value-type="string">
            <text:p text:style-name="P8">FAT</text:p>
          </table:table-cell>
          <table:table-cell table:style-name="Table4.A1" office:value-type="string">
            <text:p text:style-name="P4">коренен каталог</text:p>
          </table:table-cell>
          <table:table-cell table:style-name="Table4.E1" office:value-type="string">
            <text:p text:style-name="P4">данни</text:p>
          </table:table-cell>
        </table:table-row>
      </table:table>
      <text:p text:style-name="P7"/>
      <text:p text:style-name="P20"><text:span text:style-name="T1">В </text:span><text:span text:style-name="T4">boot</text:span><text:span text:style-name="T2"> </text:span><text:span text:style-name="T4">sector</text:span><text:span text:style-name="T1"> се съхранява програмата за зареждане на операционната система плюс някои общи параметри на файловата система.</text:span></text:p>
      <text:p text:style-name="P7"/>
      <text:p text:style-name="P20"><text:span text:style-name="T4">FAT</text:span><text:span text:style-name="T2"> </text:span><text:span text:style-name="T1">(</text:span><text:span text:style-name="T4">file</text:span><text:span text:style-name="T2"> </text:span><text:span text:style-name="T4">allocation</text:span><text:span text:style-name="T2"> </text:span><text:span text:style-name="T4">table</text:span><text:span text:style-name="T1">) е таблица на файловата система, която съдържа информация за разпределените клъстери и за свободните клъстери. Съхраняват се няколко копия на </text:span><text:span text:style-name="T3">FAT</text:span><text:span text:style-name="T1"> (обикновено 2) с цел надеждност на файловата система (</text:span><text:span text:style-name="T3">integrity</text:span><text:span text:style-name="T1">).</text:span></text:p>
      <text:p text:style-name="P7"/>
      <text:p text:style-name="P20"><text:span text:style-name="T2">Коренният каталог</text:span><text:span text:style-name="T1"> е изнесен извън областта за данни.</text:span></text:p>
      <text:p text:style-name="P7"/>
      <text:p text:style-name="P20"><text:span text:style-name="T2">Областта за данни</text:span><text:span text:style-name="T1"> съдържа клъстерите и останалите каталози.</text:span></text:p>
      <text:p text:style-name="P7"/>
      <text:p text:style-name="P20"><text:span text:style-name="T4">Boot</text:span><text:span text:style-name="T2"> </text:span><text:span text:style-name="T4">sector</text:span></text:p>
      <text:p text:style-name="P7"><text:soft-page-break/></text:p>
      <text:p text:style-name="P20"><text:span text:style-name="T1">Някои от общите параметри, които се пазят в </text:span><text:span text:style-name="T3">boot</text:span><text:span text:style-name="T1"> </text:span><text:span text:style-name="T3">sector</text:span><text:span text:style-name="T1"> са следните:</text:span></text:p>
      <text:list xml:id="list34205281" text:continue-numbering="true" text:style-name="WW8Num10">
        <text:list-item>
          <text:p text:style-name="P3">размера на клъстера;</text:p>
        </text:list-item>
        <text:list-item>
          <text:p text:style-name="P16"><text:span text:style-name="T1">размера на таблицата </text:span><text:span text:style-name="T3">FAT</text:span><text:span text:style-name="T1">;</text:span></text:p>
        </text:list-item>
        <text:list-item>
          <text:p text:style-name="P16"><text:span text:style-name="T1">броя на копията на таблицата </text:span><text:span text:style-name="T3">FAT</text:span><text:span text:style-name="T1">, които се съхраняват;</text:span></text:p>
        </text:list-item>
        <text:list-item>
          <text:p text:style-name="P3">размер на коренния каталог;</text:p>
        </text:list-item>
        <text:list-item>
          <text:p text:style-name="P3">размер на цялата файлова система.</text:p>
        </text:list-item>
      </text:list>
      <text:p text:style-name="P2"/>
      <text:p text:style-name="P10">FAT</text:p>
      <text:p text:style-name="P7"/>
      <text:p text:style-name="P20"><text:span text:style-name="T3">FAT</text:span><text:span text:style-name="T1"> е масив от елементи с определен размер. Всеки елемент позиционно съответства на един клъстер в областта за данни и описва неговото състояние. Първите два елемента от масива съдържат служебна информация и те нямат отношение към клъстерите. Елементите с номера от 2 нататък съответстват на клъстерите, затова адресацията на клъстерите в областта за данни започва от 2.</text:span></text:p>
      <text:p text:style-name="P7"/>
      <text:p text:style-name="P7">Всеки клъстер може да е в три състояния:</text:p>
      <text:list xml:id="list34215333" text:continue-numbering="true" text:style-name="WW8Num10">
        <text:list-item>
          <text:p text:style-name="P16"><text:span text:style-name="T2">свободен</text:span><text:span text:style-name="T1"> – тогава съответният му елемент във </text:span><text:span text:style-name="T3">FAT</text:span><text:span text:style-name="T1"> съдържа код 0;</text:span></text:p>
        </text:list-item>
        <text:list-item>
          <text:p text:style-name="P16"><text:span text:style-name="T2">разпределен</text:span><text:span text:style-name="T1"> </text:span><text:span text:style-name="T2">за файл </text:span><text:span text:style-name="T1">– тогава съответният му елемент във </text:span><text:span text:style-name="T3">FAT</text:span><text:span text:style-name="T1"> съдържа адресът на логически следващия клъстер, който е разпределен за файла или код </text:span><text:span text:style-name="T3">EOF</text:span><text:span text:style-name="T1"> (само единици), ако това е логически последният клъстер, който е разпределен за файла;</text:span></text:p>
        </text:list-item>
        <text:list-item>
          <text:p text:style-name="P16"><text:span text:style-name="T2">повреден</text:span><text:span text:style-name="T1"> – тогава съответният му елемент във </text:span><text:span text:style-name="T3">FAT</text:span><text:span text:style-name="T1"> съдържа специален код, който като стойност е по-голям от максималния адрес на клъстер.</text:span></text:p>
        </text:list-item>
      </text:list>
      <text:p text:style-name="P2"/>
      <text:p text:style-name="P20"><text:span text:style-name="T1">В най-старите файлови системи </text:span><text:span text:style-name="T3">FAT</text:span><text:span text:style-name="T1"> размерът на елементите в масива е 12 бита, клъстерът е 1</text:span><text:span text:style-name="T3">K</text:span><text:span text:style-name="T1"> (два съседни сектора). Така могат да се адресират до 2</text:span><text:span text:style-name="T11">12</text:span><text:span text:style-name="T1"> = 4096 клъстера, т.е. до 4</text:span><text:span text:style-name="T3">MB</text:span><text:span text:style-name="T1"> дисково пространство, което е крайно недостатъчно.</text:span></text:p>
      <text:p text:style-name="P7">Поради това таблицата се разширява. </text:p>
      <text:p text:style-name="P20"><text:span text:style-name="T1">Появява се </text:span><text:span text:style-name="T4">FAT</text:span><text:span text:style-name="T2">16</text:span><text:span text:style-name="T1">, където размерът на елементите на масива е 16 бита и могат да се адресират до 2</text:span><text:span text:style-name="T11">16</text:span><text:span text:style-name="T1"> = 65536 клъстера. Освен това се увеличава и максималният размер на клъстера – във </text:span><text:span text:style-name="T3">FAT</text:span><text:span text:style-name="T1">16 един клъстер може да достигне 64</text:span><text:span text:style-name="T3">KB</text:span><text:span text:style-name="T1">. Така максималният размер на дисковото пространство достига 4</text:span><text:span text:style-name="T3">GB</text:span><text:span text:style-name="T1">.</text:span></text:p>
      <text:p text:style-name="P20"><text:span text:style-name="T1">В </text:span><text:span text:style-name="T3">WINDOWS</text:span><text:span text:style-name="T1">/95 таблицата се разширява до </text:span><text:span text:style-name="T4">FAT</text:span><text:span text:style-name="T2">32</text:span><text:span text:style-name="T1"> – 32-битови елементи на масива.</text:span></text:p>
      <text:p text:style-name="P20"><text:span text:style-name="T1">Файловата система </text:span><text:span text:style-name="T3">FAT</text:span><text:span text:style-name="T1"> е пример за файлова система, която е неефективно разширяема.</text:span></text:p>
      <text:p text:style-name="P20"><text:span text:style-name="T1">При всяко стартиране на операционната система цялата таблица </text:span><text:span text:style-name="T3">FAT</text:span><text:span text:style-name="T1"> се зарежда в оперативната памет за да има бърз достъп до информацията за разпределените и свободните клъстери. Увеличаване на размера на таблицата води до неудобство цялата таблица да се държи в паметта.</text:span></text:p>
      <text:p text:style-name="P7">Освен това увеличаването на размера на клъстера води до неефективно използване на паметта – за всеки файл задължително са разпределени цяло число клъстери.</text:p>
      <text:p text:style-name="P20"><text:span text:style-name="T1">Поради тези причини в </text:span><text:span text:style-name="T3">WINDOWS</text:span><text:span text:style-name="T1"> </text:span><text:span text:style-name="T3">NT</text:span><text:span text:style-name="T1"> тази файлова система се използва само за дискети.</text:span></text:p>
      <text:p text:style-name="P7"/>
      <text:p text:style-name="P2">Каталог</text:p>
      <text:p text:style-name="P7"/>
      <text:p text:style-name="P20"><text:span text:style-name="T1">В </text:span><text:span text:style-name="T3">MSDOS</text:span><text:span text:style-name="T1"> каталозите са тип файлове. Всеки каталог съдържа записи с фиксиран размер (32</text:span><text:span text:style-name="T3">B</text:span><text:span text:style-name="T1">), като всеки запис описва един файл в каталога.</text:span></text:p>
      <text:p text:style-name="P20"><text:span text:style-name="T1">Разпределението на тези 32</text:span><text:span text:style-name="T3">B</text:span><text:span text:style-name="T1"> е следното (в реда на разполагането им):</text:span></text:p>
      <text:list xml:id="list34195671" text:continue-numbering="true" text:style-name="WW8Num10">
        <text:list-item>
          <text:p text:style-name="P16"><text:span text:style-name="T1">име на файла (8</text:span><text:span text:style-name="T3">B</text:span><text:span text:style-name="T1">);</text:span></text:p>
        </text:list-item>
        <text:list-item>
          <text:p text:style-name="P16"><text:span text:style-name="T1">разширение на файла (3</text:span><text:span text:style-name="T3">B</text:span><text:span text:style-name="T1">);</text:span></text:p>
        </text:list-item>
        <text:list-item>
          <text:p text:style-name="P16"><text:span text:style-name="T1">атрибути-флагове на файла (1</text:span><text:span text:style-name="T3">B</text:span><text:span text:style-name="T1">);</text:span></text:p>
        </text:list-item>
        <text:list-item>
          <text:p text:style-name="P16"><text:span text:style-name="T1">резервирано пространство (10</text:span><text:span text:style-name="T3">B</text:span><text:span text:style-name="T1">) за разширяване;</text:span></text:p>
        </text:list-item>
        <text:list-item>
          <text:p text:style-name="P16"><text:span text:style-name="T1">дата на последна модификация (2</text:span><text:span text:style-name="T3">B</text:span><text:span text:style-name="T1">);</text:span></text:p>
        </text:list-item>
        <text:list-item>
          <text:p text:style-name="P16"><text:span text:style-name="T1">време на последна модификация (2</text:span><text:span text:style-name="T3">B</text:span><text:span text:style-name="T1">);</text:span></text:p>
        </text:list-item>
        <text:list-item>
          <text:p text:style-name="P16"><text:span text:style-name="T1">номер на първи клъстер (2</text:span><text:span text:style-name="T3">B</text:span><text:span text:style-name="T1">);</text:span></text:p>
        </text:list-item>
        <text:list-item>
          <text:p text:style-name="P16"><text:span text:style-name="T1">размер на файла в байтове (4</text:span><text:span text:style-name="T3">B</text:span><text:span text:style-name="T1">).</text:span></text:p>
        </text:list-item>
      </text:list>
      <text:p text:style-name="P7"/>
      <text:p text:style-name="P7">Използват се следните атрибути-флагове:</text:p>
      <text:list xml:id="list34209031" text:continue-numbering="true" text:style-name="WW8Num10">
        <text:list-item>
          <text:p text:style-name="P16"><text:span text:style-name="T4">read</text:span><text:span text:style-name="T2">-</text:span><text:span text:style-name="T4">only</text:span><text:span text:style-name="T1"> – ако е 1, файлът е само за четене;</text:span></text:p>
        </text:list-item>
        <text:list-item>
          <text:p text:style-name="P16"><text:span text:style-name="T4">system</text:span><text:span text:style-name="T1"> – ако е 1, файлът съдържа част от операционната система;</text:span></text:p>
        </text:list-item>
        <text:list-item>
          <text:p text:style-name="P16"><text:span text:style-name="T4">hidden</text:span><text:span text:style-name="T1"> – ако е 1, файлът е скрит за някои команди на операционната система;</text:span></text:p>
        </text:list-item>
        <text:list-item>
          <text:p text:style-name="P16"><text:span text:style-name="T4">catalog</text:span><text:span text:style-name="T1"> – ако е 1, файлът е каталог;</text:span></text:p>
        </text:list-item>
        <text:list-item>
          <text:p text:style-name="P16"><text:span text:style-name="T4">archive</text:span><text:span text:style-name="T1"> – ако е 1, файлът се архивира при следващия </text:span><text:span text:style-name="T3">back</text:span><text:span text:style-name="T1">-</text:span><text:span text:style-name="T3">up</text:span><text:span text:style-name="T1"> на операционната система.</text:span></text:p>
        </text:list-item>
      </text:list>
      <text:p text:style-name="P2"/>
      <text:p text:style-name="P7">Коренният каталог е изнесен извън областта за данни и има фиксиран размер. Това води до ограничение на броя на записите в коренния каталог. Такова ограничение липсва при останалите каталози.</text:p>
      <text:p text:style-name="P20"><text:soft-page-break/><text:span text:style-name="T1">Във всеки каталог, с изключение на коренния, се поддържат два стандартни записа с име </text:span><text:span text:style-name="T2">.</text:span><text:span text:style-name="T1"> и </text:span><text:span text:style-name="T2">..</text:span><text:span text:style-name="T1">, без разширение, които описват съответно самия каталог и родителския каталог. По този начин се реализира йерархичната структура на файловата система.</text:span></text:p>
      <text:p text:style-name="P7"/>
      <text:p text:style-name="P20"><text:span text:style-name="T1">С развитието на </text:span><text:span text:style-name="T3">FAT</text:span><text:span text:style-name="T1"> започват да се поддържат файлове с произволно дълги имена. За всеки файл има основен запис в каталога, където е записано име </text:span><text:span text:style-name="T5">xxxxxx</text:span><text:span text:style-name="T7">~</text:span><text:span text:style-name="T5">n</text:span><text:span text:style-name="T7">.</text:span><text:span text:style-name="T5">yyy</text:span><text:span text:style-name="T1">, където </text:span><text:span text:style-name="T3">xxxxxx</text:span><text:span text:style-name="T1"> са първите шест букви от името на файла, а </text:span><text:span text:style-name="T3">n</text:span><text:span text:style-name="T1"> е цяло число, с което се постига уникално име. Останалата част от името на файла се съхранява в допълнителни записи на каталога. Също така, в по-новите версии на </text:span><text:span text:style-name="T3">FAT</text:span><text:span text:style-name="T1"> за сметка на резервираното пространство във всеки запис се добавя допълнителни атрибути дата/време на създаване на файла и на последен достъп до файла.</text:span></text:p>
      <text:p text:style-name="P7"/>
      <text:p text:style-name="P1">10. Физическа организация на файловата система на </text:p>
      <text:p text:style-name="P20"><text:span text:style-name="T6">UNIX</text:span><text:span text:style-name="T8"> – </text:span><text:span text:style-name="T6">SYS</text:span><text:span text:style-name="T8">5</text:span><text:span text:style-name="T6">FS</text:span><text:span text:style-name="T8">.</text:span></text:p>
      <text:p text:style-name="P7"/>
      <text:p text:style-name="P20"><text:span text:style-name="T1">Дисковото пространство е последователност от блокове, номерирани от 0 до </text:span><text:span text:style-name="T3">N</text:span><text:span text:style-name="T1">, </text:span><text:span text:style-name="T3">k</text:span><text:span text:style-name="T1">ъдето </text:span><text:span text:style-name="T3">N</text:span><text:span text:style-name="T1"> зависи от това колко голямо е дисковото пространство.</text:span></text:p>
      <text:p text:style-name="P20"><text:span text:style-name="T1">Размерът на блока най-често е 1</text:span><text:span text:style-name="T3">K</text:span><text:span text:style-name="T1">, 2</text:span><text:span text:style-name="T3">K</text:span><text:span text:style-name="T1"> или 4</text:span><text:span text:style-name="T3">K</text:span><text:span text:style-name="T1">.</text:span></text:p>
      <text:p text:style-name="P20"><text:span text:style-name="T1">Една файлова система може да бъде разположена, както върху цяло дисково устройство, така и върху част от дисково устройство.</text:span></text:p>
      <text:p text:style-name="P20"><text:span text:style-name="T1">Това е възможно, тъй като всеки физически диск може да бъде разделен на няколко логически диска, които се наричат </text:span><text:span text:style-name="T4">partition</text:span><text:span text:style-name="T1">.</text:span></text:p>
      <text:p text:style-name="P7">Оттук нататък под диск ще разбираме физически или логически диск.</text:p>
      <text:p text:style-name="P7">Номерът на блока в дисковото пространство няма нищо общо с физическите адреси върху диска.</text:p>
      <text:p text:style-name="P7"/>
      <text:p text:style-name="P20"><text:span text:style-name="T1">С помощта на командата </text:span><text:span text:style-name="T4">mkfs</text:span><text:span text:style-name="T1"> под </text:span><text:span text:style-name="T3">UNIX</text:span><text:span text:style-name="T1">/</text:span><text:span text:style-name="T3">LINUX</text:span><text:span text:style-name="T1"> се изгражда файлова система върху диск. Тази команда може да се изпълнява само от администратора (</text:span><text:span text:style-name="T3">root</text:span><text:span text:style-name="T1">).</text:span></text:p>
      <text:p text:style-name="P7"/>
      <text:p text:style-name="P7"/>
      <text:p text:style-name="P7"/>
      <text:p text:style-name="P20"><text:span text:style-name="T1">Дисковото пространство при </text:span><text:span text:style-name="T3">SYS</text:span><text:span text:style-name="T1">5</text:span><text:span text:style-name="T3">FS</text:span><text:span text:style-name="T1"> се разпределя така:</text:span></text:p>
      <text:p text:style-name="P7"/>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8">0</text:p>
          </table:table-cell>
          <table:table-cell table:style-name="Table5.A1" office:value-type="string">
            <text:p text:style-name="P8">1</text:p>
          </table:table-cell>
          <table:table-cell table:style-name="Table5.A1" office:value-type="string">
            <text:p text:style-name="P8">2</text:p>
          </table:table-cell>
          <table:table-cell table:style-name="Table5.A1" office:value-type="string">
            <text:p text:style-name="P17"><text:span text:style-name="T3">2+S <text:s text:c="48"/>N</text:span></text:p>
          </table:table-cell>
        </table:table-row>
        <table:table-row table:style-name="Table5.1">
          <table:table-cell table:style-name="Table5.A2" office:value-type="string">
            <text:p text:style-name="P8">boot</text:p>
            <text:p text:style-name="P8">block</text:p>
          </table:table-cell>
          <table:table-cell table:style-name="Table5.A2" office:value-type="string">
            <text:p text:style-name="P8">super</text:p>
            <text:p text:style-name="P8">block</text:p>
          </table:table-cell>
          <table:table-cell table:style-name="Table5.A2" office:value-type="string">
            <text:p text:style-name="P4">индексна област</text:p>
          </table:table-cell>
          <table:table-cell table:style-name="Table5.D2" office:value-type="string">
            <text:p text:style-name="P4">област за данни</text:p>
          </table:table-cell>
        </table:table-row>
      </table:table>
      <text:p text:style-name="P7"/>
      <text:p text:style-name="P20"><text:span text:style-name="T1">Тук </text:span><text:span text:style-name="T3">S</text:span><text:span text:style-name="T1"> е размерът на индексната област.</text:span></text:p>
      <text:p text:style-name="P7"/>
      <text:p text:style-name="P20"><text:span text:style-name="T1">Нулевият блок се нарича </text:span><text:span text:style-name="T4">boot</text:span><text:span text:style-name="T2"> </text:span><text:span text:style-name="T4">block</text:span><text:span text:style-name="T1"> и подобен блок има във всяка файлова система. Той съдържа програмата, с която се зарежда операционната система. Този блок има роля само върху системния диск от който се зарежда операционната система, но той присъства върху всички дискове.</text:span></text:p>
      <text:p text:style-name="P7"/>
      <text:p text:style-name="P20"><text:span text:style-name="T1">Блокът с адрес 1 се нарича </text:span><text:span text:style-name="T2">суперблок</text:span><text:span text:style-name="T1"> и той съдържа общи параметри на файловата система.</text:span></text:p>
      <text:p text:style-name="P7"/>
      <text:p text:style-name="P20"><text:span text:style-name="T2">Индексната област</text:span><text:span text:style-name="T1"> е системната структура от данни, която съхранява информация за разпределените блокове. </text:span><text:span text:style-name="T3">T</text:span><text:span text:style-name="T1">я представлява последователност от записи, наречени </text:span><text:span text:style-name="T2">индексни описатели (</text:span><text:span text:style-name="T4">inode</text:span><text:span text:style-name="T2">)</text:span><text:span text:style-name="T1">. За всеки файл в индексната област има собствен </text:span><text:span text:style-name="T3">inode</text:span><text:span text:style-name="T1">. В индексната област има независимо адресиране на </text:span><text:span text:style-name="T3">inode</text:span><text:span text:style-name="T1"> от 1 до </text:span><text:span text:style-name="T3">S</text:span><text:span text:style-name="T1">. Размерът на индексната област </text:span><text:span text:style-name="T3">S</text:span><text:span text:style-name="T1"> се задава при създаване на файловата система. Естествено, той трябва да е функция на </text:span><text:span text:style-name="T3">N</text:span><text:span text:style-name="T1"> – размерът на дисковото пространство.</text:span></text:p>
      <text:p text:style-name="P7">Максималният брой файлове е ограничен от броя на индексните описатели, тъй като всеки файл трябва да има индексен описател.</text:p>
      <text:p text:style-name="P20"><text:span text:style-name="T1">Командата </text:span><text:span text:style-name="T3">mkfs</text:span><text:span text:style-name="T1"> по подразбиране задава за </text:span><text:span text:style-name="T3">S</text:span><text:span text:style-name="T1"> стойност, определена по подходящ начин, т.е. системата помага за избора на размера на индексната област.</text:span></text:p>
      <text:p text:style-name="P7"/>
      <text:p text:style-name="P20"><text:span text:style-name="T1">В </text:span><text:span text:style-name="T2">областта за данни</text:span><text:span text:style-name="T1"> са блоковете данни на файловете и каталозите. Освен тях в тази област има блокове за системна информация – косвени блокове и блокове, които реализират списъка на свободните блокове.</text:span></text:p>
      <text:p text:style-name="P7">Естествено в даден момент в областта за данни има и свободни блокове.</text:p>
      <text:p text:style-name="P7"/>
      <text:p text:style-name="P2">Индексна област</text:p>
      <text:p text:style-name="P7"/>
      <text:p text:style-name="P20"><text:span text:style-name="T1">Ще разгледаме по-подробно структурата на индексния описател (</text:span><text:span text:style-name="T3">inode</text:span><text:span text:style-name="T1">).</text:span></text:p>
      <text:p text:style-name="P20"><text:span text:style-name="T1">За всеки файл има точно един </text:span><text:span text:style-name="T3">inode</text:span><text:span text:style-name="T1">, който съдържа атрибутите на файла и адресна информация. Индексните описатели имат фиксиран размер 64</text:span><text:span text:style-name="T3">B</text:span><text:span text:style-name="T1"> в </text:span><text:span text:style-name="T3">SYS</text:span><text:span text:style-name="T1">5</text:span><text:span text:style-name="T3">FS</text:span><text:span text:style-name="T1">.</text:span></text:p>
      <text:p text:style-name="P20"><text:span text:style-name="T1">Първите 24</text:span><text:span text:style-name="T3">B</text:span><text:span text:style-name="T1"> в </text:span><text:span text:style-name="T3">inode</text:span><text:span text:style-name="T1"> е частта за атрибути на файла, а останалите 40</text:span><text:span text:style-name="T3">B</text:span><text:span text:style-name="T1"> служат за адресна информация.</text:span></text:p>
      <text:p text:style-name="P20"><text:soft-page-break/><text:span text:style-name="T1">Първият атрибут е </text:span><text:span text:style-name="T4">mode</text:span><text:span text:style-name="T1">. Той заема 2</text:span><text:span text:style-name="T3">B</text:span><text:span text:style-name="T1">, които са </text:span></text:p>
      <text:p text:style-name="P7">разпределени побитово така:</text:p>
      <text:p text:style-name="P7"/>
      <table:table table:name="Table6" table:style-name="Table6">
        <table:table-column table:style-name="Table6.A"/>
        <table:table-column table:style-name="Table6.B" table:number-columns-repeated="3"/>
        <table:table-column table:style-name="Table6.E"/>
        <table:table-column table:style-name="Table6.F"/>
        <table:table-column table:style-name="Table6.G"/>
        <table:table-column table:style-name="Table6.H"/>
        <table:table-column table:style-name="Table6.I"/>
        <table:table-column table:style-name="Table6.H" table:number-columns-repeated="2"/>
        <table:table-column table:style-name="Table6.I"/>
        <table:table-column table:style-name="Table6.H" table:number-columns-repeated="2"/>
        <table:table-column table:style-name="Table6.I"/>
        <table:table-column table:style-name="Table6.P"/>
        <table:table-row table:style-name="Table6.1">
          <table:table-cell table:style-name="Table6.A1" office:value-type="string">
            <text:p text:style-name="P4">15</text:p>
          </table:table-cell>
          <table:table-cell table:style-name="Table6.A1" office:value-type="string">
            <text:p text:style-name="P4">14</text:p>
          </table:table-cell>
          <table:table-cell table:style-name="Table6.A1" office:value-type="string">
            <text:p text:style-name="P4">13</text:p>
          </table:table-cell>
          <table:table-cell table:style-name="Table6.A1" office:value-type="string">
            <text:p text:style-name="P4">12</text:p>
          </table:table-cell>
          <table:table-cell table:style-name="Table6.A1" office:value-type="string">
            <text:p text:style-name="P4">11</text:p>
          </table:table-cell>
          <table:table-cell table:style-name="Table6.A1" office:value-type="string">
            <text:p text:style-name="P4">10</text:p>
          </table:table-cell>
          <table:table-cell table:style-name="Table6.A1" office:value-type="string">
            <text:p text:style-name="P4">9</text:p>
          </table:table-cell>
          <table:table-cell table:style-name="Table6.A1" office:value-type="string">
            <text:p text:style-name="P4">8</text:p>
          </table:table-cell>
          <table:table-cell table:style-name="Table6.A1" office:value-type="string">
            <text:p text:style-name="P4">7</text:p>
          </table:table-cell>
          <table:table-cell table:style-name="Table6.A1" office:value-type="string">
            <text:p text:style-name="P4">6</text:p>
          </table:table-cell>
          <table:table-cell table:style-name="Table6.A1" office:value-type="string">
            <text:p text:style-name="P4">5</text:p>
          </table:table-cell>
          <table:table-cell table:style-name="Table6.A1" office:value-type="string">
            <text:p text:style-name="P4">4</text:p>
          </table:table-cell>
          <table:table-cell table:style-name="Table6.A1" office:value-type="string">
            <text:p text:style-name="P4">3</text:p>
          </table:table-cell>
          <table:table-cell table:style-name="Table6.A1" office:value-type="string">
            <text:p text:style-name="P4">2</text:p>
          </table:table-cell>
          <table:table-cell table:style-name="Table6.A1" office:value-type="string">
            <text:p text:style-name="P4">1</text:p>
          </table:table-cell>
          <table:table-cell table:style-name="Table6.P1" office:value-type="string">
            <text:p text:style-name="P4">0</text:p>
          </table:table-cell>
        </table:table-row>
        <table:table-row table:style-name="Table6.1">
          <table:table-cell table:style-name="Table6.A1" table:number-columns-spanned="4" office:value-type="string">
            <text:p text:style-name="P4">тип на файла</text:p>
          </table:table-cell>
          <table:covered-table-cell/>
          <table:covered-table-cell/>
          <table:covered-table-cell/>
          <table:table-cell table:style-name="Table6.A1" office:value-type="string">
            <text:p text:style-name="P8">SUID</text:p>
          </table:table-cell>
          <table:table-cell table:style-name="Table6.A1" office:value-type="string">
            <text:p text:style-name="P8">SGID</text:p>
          </table:table-cell>
          <table:table-cell table:style-name="Table6.A1" office:value-type="string">
            <text:p text:style-name="P8">sticky bit</text:p>
          </table:table-cell>
          <table:table-cell table:style-name="Table6.A1" office:value-type="string">
            <text:p text:style-name="P8">r</text:p>
          </table:table-cell>
          <table:table-cell table:style-name="Table6.A1" office:value-type="string">
            <text:p text:style-name="P8">w</text:p>
          </table:table-cell>
          <table:table-cell table:style-name="Table6.A1" office:value-type="string">
            <text:p text:style-name="P8">x</text:p>
          </table:table-cell>
          <table:table-cell table:style-name="Table6.A1" office:value-type="string">
            <text:p text:style-name="P8">r</text:p>
          </table:table-cell>
          <table:table-cell table:style-name="Table6.A1" office:value-type="string">
            <text:p text:style-name="P8">w</text:p>
          </table:table-cell>
          <table:table-cell table:style-name="Table6.A1" office:value-type="string">
            <text:p text:style-name="P8">x</text:p>
          </table:table-cell>
          <table:table-cell table:style-name="Table6.A1" office:value-type="string">
            <text:p text:style-name="P8">r</text:p>
          </table:table-cell>
          <table:table-cell table:style-name="Table6.A1" office:value-type="string">
            <text:p text:style-name="P8">w</text:p>
          </table:table-cell>
          <table:table-cell table:style-name="Table6.P1" office:value-type="string">
            <text:p text:style-name="P8">x</text:p>
          </table:table-cell>
        </table:table-row>
      </table:table>
      <text:p text:style-name="P7"/>
      <text:p text:style-name="P20"><text:span text:style-name="T1">Типът на файла е четири бита и той задава дали файлът е обикновен, специален, каталог, твърда или символна връзка и т.н. Ако типът на файла в даден </text:span><text:span text:style-name="T3">inode</text:span><text:span text:style-name="T1"> е 0000, то този </text:span><text:span text:style-name="T3">inode</text:span><text:span text:style-name="T1"> е свободен, т.е. не описва никакъв файл.</text:span></text:p>
      <text:p text:style-name="P20"><text:span text:style-name="T1">Битовете </text:span><text:span text:style-name="T3">SUID</text:span><text:span text:style-name="T1"> и </text:span><text:span text:style-name="T3">SGID</text:span><text:span text:style-name="T1"> се използват когато файлът е изпълним и управляват правата по време на изпълнение.</text:span></text:p>
      <text:p text:style-name="P20"><text:span text:style-name="T1">Битът </text:span><text:span text:style-name="T3">sticky</text:span><text:span text:style-name="T1"> </text:span><text:span text:style-name="T3">bit</text:span><text:span text:style-name="T1"> най-вече се използва за защита на каталози, ако файлът е каталог.</text:span></text:p>
      <text:p text:style-name="P20"><text:span text:style-name="T1">Следват три групи по три бита </text:span><text:span text:style-name="T3">read</text:span><text:span text:style-name="T1">, </text:span><text:span text:style-name="T3">write</text:span><text:span text:style-name="T1">, </text:span><text:span text:style-name="T3">execute</text:span><text:span text:style-name="T1">, които съответстват на правата на собственика, правата на групата на собственика и правата на останалите потребители.</text:span></text:p>
      <text:p text:style-name="P7">Ще отбележим, че администраторът не участва в класификацията за правата – той има всякакви права над всички файлове.</text:p>
      <text:p text:style-name="P20"><text:span text:style-name="T1">Вторият атрибут е </text:span><text:span text:style-name="T4">nlink</text:span><text:span text:style-name="T1">. Той заема 2</text:span><text:span text:style-name="T3">B</text:span><text:span text:style-name="T1"> и съдържа броя на твърдите връзки на файла.</text:span></text:p>
      <text:p text:style-name="P20"><text:span text:style-name="T1">Третият атрибут е </text:span><text:span text:style-name="T4">uid</text:span><text:span text:style-name="T1">. Той е 2</text:span><text:span text:style-name="T3">B</text:span><text:span text:style-name="T1"> и съдържа числов идентификатор на собственика на файла.</text:span></text:p>
      <text:p text:style-name="P20"><text:span text:style-name="T1">Четвъртият атрибут е </text:span><text:span text:style-name="T4">gid</text:span><text:span text:style-name="T1">. Той е 2</text:span><text:span text:style-name="T3">B</text:span><text:span text:style-name="T1"> и съдържа числов идентификатор на групата на собственика на файла.</text:span></text:p>
      <text:p text:style-name="P20"><text:span text:style-name="T1">Следващият атрибут е </text:span><text:span text:style-name="T4">size</text:span><text:span text:style-name="T1">. </text:span><text:span text:style-name="T3">To</text:span><text:span text:style-name="T1">й е 4B и съдържа размера на файла в брой байтове.</text:span></text:p>
      <text:p text:style-name="P20"><text:span text:style-name="T1">Последните три атрибута са по 4</text:span><text:span text:style-name="T3">B</text:span><text:span text:style-name="T1"> и са атрибути за време.</text:span></text:p>
      <text:p text:style-name="P20"><text:span text:style-name="T1">Атрибутът </text:span><text:span text:style-name="T4">atime</text:span><text:span text:style-name="T1"> показва дата/време на последен достъп до файла.</text:span></text:p>
      <text:p text:style-name="P20"><text:span text:style-name="T1">Атрибутът </text:span><text:span text:style-name="T4">mtime</text:span><text:span text:style-name="T1"> показва дата/време на последна промяна на файла.</text:span></text:p>
      <text:p text:style-name="P20"><text:span text:style-name="T1">Атрибутът </text:span><text:span text:style-name="T4">ctime</text:span><text:span text:style-name="T1"> показва дата/време на създаване на файла.</text:span></text:p>
      <text:p text:style-name="P7"/>
      <text:p text:style-name="P20"><text:span text:style-name="T1">Адресната част се разпределя на 13 адресни полета по 3</text:span><text:span text:style-name="T3">B</text:span><text:span text:style-name="T1"> и един свободен байт за подравняване. Тези адресни полета съдържат адреси на блокове в областта за данни. Първите десет адресни полета съдържат адресите на първите десет блокове данни на файла.</text:span></text:p>
      <text:p text:style-name="P20"><text:span text:style-name="T1">Единадесетото адресно поле съдържа адрес на косвен блок в областта за данни, който съдържа адреси на следващите блокове данни на файла. По този начин се реализира </text:span><text:span text:style-name="T2">косвена адресация</text:span><text:span text:style-name="T1">.</text:span></text:p>
      <text:p text:style-name="P20"><text:span text:style-name="T1">Дванадесетото адресно поле съдържа адрес на косвен блок, който съдържа адреси на косвени блокове, които съдържат адреси на следващите блокове данни на файла. По този начин се реализира </text:span><text:span text:style-name="T2">двойна косвена адресация</text:span><text:span text:style-name="T1">.</text:span></text:p>
      <text:p text:style-name="P20"><text:span text:style-name="T1">Чрез тринадесетото адресно поле се реализира </text:span><text:span text:style-name="T2">тройна косвена адресация</text:span><text:span text:style-name="T1">.</text:span></text:p>
      <text:p text:style-name="P7">По този начин блоковете от данни на файла са организирани в дърво, което има най-много три нива. Това означава ефективен произволен достъп до файла – всеки блок от данни на файла е достъпен най-много с четири дискови операции.</text:p>
      <text:p text:style-name="P7"/>
      <text:p text:style-name="P20"><text:span text:style-name="T1">Тъй като адресните полета са по 3</text:span><text:span text:style-name="T3">B</text:span><text:span text:style-name="T1">, то максималният брой блокове в областта за данни е 2</text:span><text:span text:style-name="T11">24</text:span><text:span text:style-name="T1"> = 16</text:span><text:span text:style-name="T3">M</text:span><text:span text:style-name="T1"> блокове.</text:span></text:p>
      <text:p text:style-name="P7">От дървовидната структура можем да извлечем ограничение за максималния размер на файла в брой байтове.</text:p>
      <text:p text:style-name="P20"><text:span text:style-name="T1">Ако блокът е 1</text:span><text:span text:style-name="T3">K</text:span><text:span text:style-name="T1">, то във всеки косвен блок се записват 256 адреса на блокове (там са по 4</text:span><text:span text:style-name="T3">B</text:span><text:span text:style-name="T1">, един байт е фиктивен). Така максималният размер на файл е (10 + 256 + 256</text:span><text:span text:style-name="T11">2</text:span><text:span text:style-name="T1"> + 256</text:span><text:span text:style-name="T11">3</text:span><text:span text:style-name="T1">).1024 </text:span><text:span text:style-name="T13"></text:span><text:span text:style-name="T1"> 16</text:span><text:span text:style-name="T3">GB</text:span><text:span text:style-name="T1">.</text:span></text:p>
      <text:p text:style-name="P7"/>
      <text:p text:style-name="P2">Суперблок</text:p>
      <text:p text:style-name="P7"/>
      <text:p text:style-name="P7">Суперблокът съдържа общи параметри на файловата система:</text:p>
      <text:list xml:id="list34200880" text:continue-numbering="true" text:style-name="WW8Num10">
        <text:list-item>
          <text:p text:style-name="P16"><text:span text:style-name="T1">размер на файловата система (</text:span><text:span text:style-name="T3">N</text:span><text:span text:style-name="T1">);</text:span></text:p>
        </text:list-item>
        <text:list-item>
          <text:p text:style-name="P16"><text:span text:style-name="T1">размер на индексната област (</text:span><text:span text:style-name="T3">S</text:span><text:span text:style-name="T1">);</text:span></text:p>
        </text:list-item>
        <text:list-item>
          <text:p text:style-name="P3">общ брой свободни блокове данни;</text:p>
        </text:list-item>
        <text:list-item>
          <text:p text:style-name="P3">общ брой свободни индексни описатели;</text:p>
        </text:list-item>
        <text:list-item>
          <text:p text:style-name="P16"><text:span text:style-name="T1">масив </text:span><text:span text:style-name="T4">s</text:span><text:span text:style-name="T2">_</text:span><text:span text:style-name="T4">free</text:span><text:span text:style-name="T2">[ </text:span><text:span text:style-name="T4">B</text:span><text:span text:style-name="T2"> ]</text:span><text:span text:style-name="T1">, който съдържа номера на свободни блокове и брояч </text:span><text:span text:style-name="T4">s</text:span><text:span text:style-name="T2">_</text:span><text:span text:style-name="T4">nfree</text:span><text:span text:style-name="T1">, който съдържа броя на тези номера;</text:span></text:p>
        </text:list-item>
        <text:list-item>
          <text:p text:style-name="P16"><text:span text:style-name="T1">масив </text:span><text:span text:style-name="T4">s</text:span><text:span text:style-name="T2">_</text:span><text:span text:style-name="T4">inode</text:span><text:span text:style-name="T2">[ </text:span><text:span text:style-name="T4">I</text:span><text:span text:style-name="T2"> ]</text:span><text:span text:style-name="T1">, който съдържа номера на свободни </text:span><text:span text:style-name="T3">inode</text:span><text:span text:style-name="T1"> и брояч </text:span><text:span text:style-name="T4">s</text:span><text:span text:style-name="T2">_</text:span><text:span text:style-name="T4">ninode</text:span><text:span text:style-name="T1">, който съдържа броя на тези номера.</text:span></text:p>
        </text:list-item>
      </text:list>
      <text:p text:style-name="P9"/>
      <text:p text:style-name="P20"><text:span text:style-name="T1">Последните два компонента на суперблока са свързани с механизмите за разпределяне и освобождаване на свободни блокове и свободни </text:span><text:span text:style-name="T3">inode</text:span><text:span text:style-name="T1">.</text:span></text:p>
      <text:p text:style-name="P7"/>
      <text:p text:style-name="P20"><text:span text:style-name="T1">В </text:span><text:span text:style-name="T3">SYS</text:span><text:span text:style-name="T1">5</text:span><text:span text:style-name="T3">FS</text:span><text:span text:style-name="T1"> системната структура, която съдържа информация за свободните блокове е списък от блокове, които съдържат номера на свободни блокове. Към тази структура се включва и масива </text:span><text:span text:style-name="T3">s</text:span><text:span text:style-name="T1">_</text:span><text:span text:style-name="T3">free</text:span><text:span text:style-name="T1">.</text:span></text:p>
      <text:p text:style-name="P20"><text:span text:style-name="T1">Всеки от блоковете в структурата в началото си съдържа адрес към следващия блок от структурата и още </text:span><text:span text:style-name="T3">B</text:span><text:span text:style-name="T1">-1 адреса на свободни блокове. За начало на структурата се счита масива </text:span><text:span text:style-name="T3">s</text:span><text:span text:style-name="T1">_</text:span><text:span text:style-name="T3">free</text:span><text:span text:style-name="T1">. Така в елемента </text:span><text:span text:style-name="T3">s</text:span><text:span text:style-name="T1">_</text:span><text:span text:style-name="T3">free</text:span><text:span text:style-name="T1">[0] се съдържа адреса на първия блок от областта за данни, който съдържа номера на свободни блокове.</text:span></text:p>
      <text:p text:style-name="P7"/>
      <text:p text:style-name="P20"><text:span text:style-name="T1">При зареждането на операционната система целият суперблок се копира в оперативната памет и по този начин </text:span><text:soft-page-break/><text:span text:style-name="T1">чрез масива </text:span><text:span text:style-name="T3">s</text:span><text:span text:style-name="T1">_</text:span><text:span text:style-name="T3">free</text:span><text:span text:style-name="T1"> системата има бърз достъп до номера на свободни блокове.</text:span></text:p>
      <text:p text:style-name="P7"/>
      <text:p text:style-name="P2">Алгоритъм за разпределяне на свободен блок</text:p>
      <text:p text:style-name="P7"/>
      <text:p text:style-name="P20"><text:span text:style-name="T1">Ако </text:span><text:span text:style-name="T3">s</text:span><text:span text:style-name="T1">_</text:span><text:span text:style-name="T3">nfree</text:span><text:span text:style-name="T1"> != 0, то се разпределя блокът с номер </text:span><text:span text:style-name="T3">s</text:span><text:span text:style-name="T1">_</text:span><text:span text:style-name="T3">free</text:span><text:span text:style-name="T1">[</text:span><text:span text:style-name="T3">s</text:span><text:span text:style-name="T1">_</text:span><text:span text:style-name="T3">nfree</text:span><text:span text:style-name="T1">] и </text:span><text:span text:style-name="T3">s</text:span><text:span text:style-name="T1">_</text:span><text:span text:style-name="T3">nfree</text:span><text:span text:style-name="T1"> се намалява с 1.</text:span></text:p>
      <text:p text:style-name="P20"><text:span text:style-name="T1">Ако </text:span><text:span text:style-name="T3">s</text:span><text:span text:style-name="T1">_</text:span><text:span text:style-name="T3">nfree</text:span><text:span text:style-name="T1"> == 0, то блокът с номер </text:span><text:span text:style-name="T3">s</text:span><text:span text:style-name="T1">_</text:span><text:span text:style-name="T3">free</text:span><text:span text:style-name="T1">[0] се копира в масива </text:span><text:span text:style-name="T3">s</text:span><text:span text:style-name="T1">_</text:span><text:span text:style-name="T3">free</text:span><text:span text:style-name="T1">, след това точно този блок се разпределя и на </text:span><text:span text:style-name="T3">s</text:span><text:span text:style-name="T1">_</text:span><text:span text:style-name="T3">nfree</text:span><text:span text:style-name="T1"> се присвоява </text:span><text:span text:style-name="T3">B</text:span><text:span text:style-name="T1">-1.</text:span></text:p>
      <text:p text:style-name="P2"/>
      <text:p text:style-name="P2">Алгоритъм за освобождаване на блок</text:p>
      <text:p text:style-name="P2"/>
      <text:p text:style-name="P20"><text:span text:style-name="T1">Ако </text:span><text:span text:style-name="T3">s</text:span><text:span text:style-name="T1">_</text:span><text:span text:style-name="T3">nfree</text:span><text:span text:style-name="T1"> &lt; </text:span><text:span text:style-name="T3">B</text:span><text:span text:style-name="T1">-1, т.е. масивът </text:span><text:span text:style-name="T3">s</text:span><text:span text:style-name="T1">_</text:span><text:span text:style-name="T3">free</text:span><text:span text:style-name="T1"> не е пълен, то </text:span><text:span text:style-name="T3">s</text:span><text:span text:style-name="T1">_</text:span><text:span text:style-name="T3">nfree</text:span><text:span text:style-name="T1"> се увеличава с 1 и номерът на освободения блок се записва в </text:span><text:span text:style-name="T3">s</text:span><text:span text:style-name="T1">_</text:span><text:span text:style-name="T3">free</text:span><text:span text:style-name="T1">[</text:span><text:span text:style-name="T3">s</text:span><text:span text:style-name="T1">_</text:span><text:span text:style-name="T3">nfree</text:span><text:span text:style-name="T1">].</text:span></text:p>
      <text:p text:style-name="P20"><text:span text:style-name="T1">Ако </text:span><text:span text:style-name="T3">s</text:span><text:span text:style-name="T1">_</text:span><text:span text:style-name="T3">nfree</text:span><text:span text:style-name="T1"> == </text:span><text:span text:style-name="T3">B</text:span><text:span text:style-name="T1">-1, т.е. масивът </text:span><text:span text:style-name="T3">s</text:span><text:span text:style-name="T1">_</text:span><text:span text:style-name="T3">free</text:span><text:span text:style-name="T1"> е пълен, то масивът </text:span><text:span text:style-name="T3">s</text:span><text:span text:style-name="T1">_</text:span><text:span text:style-name="T3">free</text:span><text:span text:style-name="T1"> се копира в освободения блок, на </text:span><text:span text:style-name="T3">s</text:span><text:span text:style-name="T1">_</text:span><text:span text:style-name="T3">free</text:span><text:span text:style-name="T1">[0] се присвоява номера на освободения блок и на </text:span><text:span text:style-name="T3">s</text:span><text:span text:style-name="T1">_</text:span><text:span text:style-name="T3">nfree</text:span><text:span text:style-name="T1"> се присвоява 0.</text:span></text:p>
      <text:p text:style-name="P7"/>
      <text:p text:style-name="P20"><text:span text:style-name="T1">Вижда се, че масива </text:span><text:span text:style-name="T3">s</text:span><text:span text:style-name="T1">_</text:span><text:span text:style-name="T3">free</text:span><text:span text:style-name="T1"> се използва като стек – последните освободени блокове първи се разпределят. Това прави невъзможно възстановяването на погрешно изтрит файл и показва защо в </text:span><text:span text:style-name="T3">UNIX</text:span><text:span text:style-name="T1"> системите няма команда </text:span><text:span text:style-name="T3">undelete</text:span><text:span text:style-name="T1">.</text:span></text:p>
      <text:p text:style-name="P7"/>
      <text:p text:style-name="P20"><text:span text:style-name="T1">Масивът </text:span><text:span text:style-name="T3">s</text:span><text:span text:style-name="T1">_</text:span><text:span text:style-name="T3">inode</text:span><text:span text:style-name="T1"> и </text:span><text:span text:style-name="T3">s</text:span><text:span text:style-name="T1">_</text:span><text:span text:style-name="T3">ninode</text:span><text:span text:style-name="T1"> се използват по аналогичен начин при алгоритмите за разпределяне и освобождаване на </text:span><text:span text:style-name="T3">inode</text:span><text:span text:style-name="T1">. Тези алгоритми се прилагат само при създаване и унищожаване на файлове.</text:span></text:p>
      <text:p text:style-name="P20"><text:span text:style-name="T1">Номера на свободни </text:span><text:span text:style-name="T3">inode</text:span><text:span text:style-name="T1"> се съдържат само в масива </text:span><text:span text:style-name="T3">s</text:span><text:span text:style-name="T1">_</text:span><text:span text:style-name="T3">inode</text:span><text:span text:style-name="T1">, но не и в областта за данни както при свободните блокове. Естествено, </text:span><text:span text:style-name="T3">s</text:span><text:span text:style-name="T1">_</text:span><text:span text:style-name="T3">inode</text:span><text:span text:style-name="T1"> не може да съдържа номерата на всички свободни </text:span><text:span text:style-name="T3">inode</text:span><text:span text:style-name="T1">.</text:span></text:p>
      <text:p text:style-name="P20"><text:span text:style-name="T1">Системата, обаче, може да разпознава свободните </text:span><text:span text:style-name="T3">inode</text:span><text:span text:style-name="T1"> – те имат тип на файла 0000. Така, ако номерата на свободни </text:span><text:span text:style-name="T3">inode</text:span><text:span text:style-name="T1"> в </text:span><text:span text:style-name="T3">s</text:span><text:span text:style-name="T1">_</text:span><text:span text:style-name="T3">inode</text:span><text:span text:style-name="T1"> се изчерпят системата може да организира търсене за свободни </text:span><text:span text:style-name="T3">inode</text:span><text:span text:style-name="T1">.</text:span></text:p>
      <text:p text:style-name="P7"/>
      <text:p text:style-name="P2">Каталози</text:p>
      <text:p text:style-name="P7"/>
      <text:p text:style-name="P20"><text:span text:style-name="T1">Каталогът е тип файл в </text:span><text:span text:style-name="T3">SYS</text:span><text:span text:style-name="T1">5</text:span><text:span text:style-name="T3">FS</text:span><text:span text:style-name="T1">. Както всички други файлове, всеки каталог притежава индексен описател, в който полето тип на файла е каталог. Всеки каталог притежава блокове данни в областта за данни. Тези блокове съдържат записи, като всеки запис описва един файл в каталога. Структурата на записа е следната:</text:span></text:p>
      <text:list xml:id="list34198775" text:continue-numbering="true" text:style-name="WW8Num10">
        <text:list-item>
          <text:p text:style-name="P16"><text:span text:style-name="T1">2</text:span><text:span text:style-name="T3">B</text:span><text:span text:style-name="T1"> за номера на индексния описател на файла;</text:span></text:p>
        </text:list-item>
        <text:list-item>
          <text:p text:style-name="P16"><text:span text:style-name="T1">14</text:span><text:span text:style-name="T3">B</text:span><text:span text:style-name="T1"> за собственото име на файла.</text:span></text:p>
        </text:list-item>
      </text:list>
      <text:p text:style-name="P20"><text:span text:style-name="T1">Така в </text:span><text:span text:style-name="T3">SYS</text:span><text:span text:style-name="T1">5</text:span><text:span text:style-name="T3">FS</text:span><text:span text:style-name="T1"> има ограничение за дължината на името на файла – то е до 14 символа. Получаваме ограничение и за </text:span><text:span text:style-name="T3">S</text:span><text:span text:style-name="T1"> – размера на индексната област. Тя не може да съдържа повече от 2</text:span><text:span text:style-name="T11">16</text:span><text:span text:style-name="T1"> = 65536 индексни описатели.</text:span></text:p>
      <text:p text:style-name="P7">Хубавото е, че всички записи са с фиксиран размер – постига се простота на структурата.</text:p>
      <text:p text:style-name="P7">Записите в каталога не са сортирани - те са в хронологичен ред, т.е. в реда на създаване на файловете.</text:p>
      <text:p text:style-name="P7">При изтриване на файл, записът му в каталога не се изтрива, а се записва 0 като номер на индексен описател. Да напомним, че индексните описатели се адресират от 1, така че номер 0 може да се използва като признак за свободен запис.</text:p>
      <text:p text:style-name="P7">При създаване на файл, в каталога се търси свободен запис (с номер 0), в който да се запише информация за създадения файл или се добавя нов запис, ако няма свободни записи.</text:p>
      <text:p text:style-name="P7">Това води до неприятен ефект – каталозите могат само да нарастват, но е невъзможно да се свиват. Като цяло за обработка на каталозите не се използват ефективни алгоритми.</text:p>
      <text:p text:style-name="P20"><text:span text:style-name="T1">Всеки каталог съдържа два стандартни записа в началото си, дори ако в каталога няма никакви файлове. В първия запис името на файл е </text:span><text:span text:style-name="T2">..</text:span><text:span text:style-name="T1"> </text:span></text:p>
      <text:p text:style-name="P20"><text:span text:style-name="T1">и е записан номера на индексния описател на родителския каталог. Във втория запис името на файл е </text:span><text:span text:style-name="T2">.</text:span><text:span text:style-name="T1"> и е записан номера на собствения индексен описател на каталога.</text:span></text:p>
      <text:p text:style-name="P7">Тези два записа присъстват и в коренния каталог, въпреки че той няма родител. Те са необходими за монтирането на няколко </text:p>
      <text:p text:style-name="P7">файлови системи в една.</text:p>
      <text:p text:style-name="P20"><text:span text:style-name="T1">Във всички </text:span><text:span text:style-name="T3">UNIX</text:span><text:span text:style-name="T1"> системи първите няколко индексни описатели са ангажирани за служебни цели. Специално, индексният описател с </text:span></text:p>
      <text:p text:style-name="P7">адрес 2 принадлежи на коренния каталог.</text:p>
      <text:p text:style-name="P7"/>
      <text:p text:style-name="P2">Твърди и символни връзки</text:p>
      <text:p text:style-name="P7"/>
      <text:p text:style-name="P20"><text:span text:style-name="T1">Твърдите връзки (</text:span><text:span text:style-name="T3">hard</text:span><text:span text:style-name="T1"> </text:span><text:span text:style-name="T3">link</text:span><text:span text:style-name="T1">) позволяват един файл, който се съхранява на едно място в областта от данни и има единствен </text:span><text:span text:style-name="T3">inode</text:span><text:span text:style-name="T1"> да бъде достъпен с няколко имена, дори в един и същи каталог.</text:span></text:p>
      <text:p text:style-name="P20"><text:span text:style-name="T1">В </text:span><text:span text:style-name="T3">UNIX</text:span><text:span text:style-name="T1">/</text:span><text:span text:style-name="T3">LINUX</text:span><text:span text:style-name="T1"> системите командата за създаване на твърда (и символна) връзка е </text:span><text:span text:style-name="T4">ln</text:span><text:span text:style-name="T1">. При създаване на твърда връзка на файл трябва да се увеличи броячът </text:span><text:span text:style-name="T3">nlink</text:span><text:span text:style-name="T1"> в индексния описател на файла.</text:span></text:p>
      <text:p text:style-name="P20"><text:span text:style-name="T1">Всички твърди връзки на един файл са напълно равноправни – няма значение кой е оригиналния файл. Поради </text:span><text:soft-page-break/><text:span text:style-name="T1">тази причина броячът </text:span><text:span text:style-name="T3">nlink</text:span><text:span text:style-name="T1"> помага на системата да установи кога е нужно един файл да се изтрие физически, а не само от каталога - при всяко изтриване на един файл броячът </text:span><text:span text:style-name="T3">nlink</text:span><text:span text:style-name="T1"> намалява с 1 и ако е станал 0, то файлът трябва да се изтрие физически.</text:span></text:p>
      <text:p text:style-name="P7">Важно е, че твърди връзки могат да се създават само към обикновени файлове.</text:p>
      <text:p text:style-name="P7"/>
      <text:p text:style-name="P20"><text:span text:style-name="T1">Символните връзки (</text:span><text:span text:style-name="T3">symbolic</text:span><text:span text:style-name="T1"> </text:span><text:span text:style-name="T3">link</text:span><text:span text:style-name="T1">) дават същата възможност, както твърдите връзки но имат по-различна реализация. Символните връзки са тип файл – всяка символна връзка има собствен </text:span><text:span text:style-name="T3">inode</text:span><text:span text:style-name="T1">, в който тип на файла е символна връзка, запис в каталога и област за данни. В първия адресен блок в индексния описател за символна връзка е записан адрес на блок от областта за данни, в който е записано </text:span><text:span text:style-name="T9">пълното</text:span><text:span text:style-name="T1"> име на файла, към който се осъществява връзката.</text:span></text:p>
      <text:p text:style-name="P7">Предимствата на символните връзки пред твърдите са следните:</text:p>
      <text:list xml:id="list34224812" text:continue-numbering="true" text:style-name="WW8Num10">
        <text:list-item>
          <text:p text:style-name="P3">символни връзки могат да се създават към файлове от </text:p>
        </text:list-item>
      </text:list>
      <text:p text:style-name="P28">произволен тип;</text:p>
      <text:list xml:id="list34218573" text:continue-numbering="true" text:style-name="WW8Num10">
        <text:list-item>
          <text:p text:style-name="P3">възможно е символни връзки да се създават между файлове в различни файлови системи, което е невъзможно за твърдите връзки;</text:p>
        </text:list-item>
        <text:list-item>
          <text:p text:style-name="P3">когато се създава символна връзка към файл, той може да не съществува – пълното име на файла се интерпретира само при достъп до файла през символната връзки; това също е невъзможно за твърдите връзки, тъй като при създаване на твърда връзка трябва да е известен номера на индексния описател на файла.</text:p>
        </text:list-item>
      </text:list>
      <text:p text:style-name="P7">Естествено, за да се реализират символните връзки са необходими значително повече ресурси. Също, достъпът до файла през тях е косвен, докато през твърдите връзки е директен.</text:p>
      <text:p text:style-name="P7"/>
      <text:p text:style-name="P7">В заключение ще посочим някои недостатъци на </text:p>
      <text:p text:style-name="P20"><text:span text:style-name="T1">файловата система </text:span><text:span text:style-name="T3">SYS</text:span><text:span text:style-name="T1">5</text:span><text:span text:style-name="T3">FS</text:span><text:span text:style-name="T1">: </text:span></text:p>
      <text:list xml:id="list34202153" text:continue-numbering="true" text:style-name="WW8Num10">
        <text:list-item>
          <text:p text:style-name="P3">суперблокът е слабо място – има само едно копие и при загуба на това копие цялата файлова система е неизползваема;</text:p>
        </text:list-item>
        <text:list-item>
          <text:p text:style-name="P3">фрагментираност на файловете – блоковете на един файл са пръснати по цялата област от данни;</text:p>
        </text:list-item>
        <text:list-item>
          <text:p text:style-name="P3">неефективност на индексната област – тя е разделена от областта за данни, а през нея се достига до блоковете данни на файловете;</text:p>
        </text:list-item>
        <text:list-item>
          <text:p text:style-name="P3">големи ограничения за максималния брой файлове, максималната големина на файл, максималния размер на файловата система.</text:p>
        </text:list-item>
      </text:list>
      <text:p text:style-name="P1"/>
      <text:p text:style-name="P1">11. Физическа организация на файловата система на</text:p>
      <text:p text:style-name="P20"><text:span text:style-name="T6">LINUX</text:span><text:span text:style-name="T8"> – </text:span><text:span text:style-name="T6">EXT</text:span><text:span text:style-name="T8">2</text:span><text:span text:style-name="T6">FS</text:span><text:span text:style-name="T8">.</text:span></text:p>
      <text:p text:style-name="P7"/>
      <text:p text:style-name="P20"><text:span text:style-name="T1">Дисковото пространство е последователност от блокове, които се адресират от 0 до </text:span><text:span text:style-name="T3">N</text:span><text:span text:style-name="T1">, където </text:span><text:span text:style-name="T3">N</text:span><text:span text:style-name="T1"> зависи от големината на дисковото пространство. Блоковете са с фиксирана дължина – 1</text:span><text:span text:style-name="T3">K</text:span><text:span text:style-name="T1">, 2</text:span><text:span text:style-name="T3">K</text:span><text:span text:style-name="T1"> или 4К.</text:span></text:p>
      <text:p text:style-name="P7"/>
      <text:p text:style-name="P20"><text:span text:style-name="T1">Дисковото пространство при </text:span><text:span text:style-name="T3">EXT</text:span><text:span text:style-name="T1">2</text:span><text:span text:style-name="T3">FS</text:span><text:span text:style-name="T1"> се разпределя така:</text:span></text:p>
      <text:p text:style-name="P7"><draw:frame draw:style-name="fr1" draw:name="Frame1" text:anchor-type="paragraph" svg:x="-0.199cm" svg:y="0.169cm" svg:width="12.524cm" draw:z-index="0"><draw:text-box fo:min-height="0.058cm"><table:table table:name="Table7" table:style-name="Table7"><table:table-column table:style-name="Table7.A" table:number-columns-repeated="4"/><table:table-column table:style-name="Table7.E"/><table:table-row table:style-name="Table7.1"><table:table-cell table:style-name="Table7.A1" office:value-type="string"><text:p text:style-name="P13">boot</text:p><text:p text:style-name="P13">block</text:p></table:table-cell><table:table-cell table:style-name="Table7.A1" office:value-type="string"><text:p text:style-name="P14">група 1</text:p></table:table-cell><table:table-cell table:style-name="Table7.A1" office:value-type="string"><text:p text:style-name="P14">група 2</text:p></table:table-cell><table:table-cell table:style-name="Table7.A1" office:value-type="string"><text:p text:style-name="P15">…</text:p></table:table-cell><table:table-cell table:style-name="Table7.E1" office:value-type="string"><text:p text:style-name="P21"><text:span text:style-name="T1">група </text:span><text:span text:style-name="T3">M</text:span></text:p></table:table-cell></table:table-row></table:table></draw:text-box></draw:frame></text:p>
      <text:p text:style-name="P7"/>
      <text:p text:style-name="P7"/>
      <text:p text:style-name="P20"><text:span text:style-name="T4">Boot</text:span><text:span text:style-name="T2"> </text:span><text:span text:style-name="T4">block</text:span><text:span text:style-name="T1"> заема един блок и има същото предназначение, както във файловата система </text:span><text:span text:style-name="T3">SYS</text:span><text:span text:style-name="T1">5</text:span><text:span text:style-name="T3">FS</text:span><text:span text:style-name="T1">.</text:span></text:p>
      <text:p text:style-name="P20"><text:span text:style-name="T1">Всички </text:span><text:span text:style-name="T2">групи</text:span><text:span text:style-name="T1"> са с фиксиран размер и съдържат част от файловата система. Всички групи имат еднаква структура:</text:span></text:p>
      <text:p text:style-name="P7"/>
      <table:table table:name="Table8" table:style-name="Table8">
        <table:table-column table:style-name="Table8.A" table:number-columns-repeated="2"/>
        <table:table-column table:style-name="Table8.C" table:number-columns-repeated="2"/>
        <table:table-column table:style-name="Table8.E"/>
        <table:table-column table:style-name="Table8.F"/>
        <table:table-row table:style-name="Table8.1">
          <table:table-cell table:style-name="Table8.A1" office:value-type="string">
            <text:p text:style-name="P4">суперблок</text:p>
          </table:table-cell>
          <table:table-cell table:style-name="Table8.A1" office:value-type="string">
            <text:p text:style-name="P4">описатели на групи</text:p>
          </table:table-cell>
          <table:table-cell table:style-name="Table8.A1" office:value-type="string">
            <text:p text:style-name="P4">битова карта на свободните блокове</text:p>
          </table:table-cell>
          <table:table-cell table:style-name="Table8.A1" office:value-type="string">
            <text:p text:style-name="P17"><text:span text:style-name="T1">битова карта на свободните </text:span><text:span text:style-name="T3">inode</text:span></text:p>
          </table:table-cell>
          <table:table-cell table:style-name="Table8.A1" office:value-type="string">
            <text:p text:style-name="P4">индексна област</text:p>
          </table:table-cell>
          <table:table-cell table:style-name="Table8.F1" office:value-type="string">
            <text:p text:style-name="P4">област за данни</text:p>
          </table:table-cell>
        </table:table-row>
      </table:table>
      <text:p text:style-name="P9"/>
      <text:p text:style-name="P20"><text:span text:style-name="T2">Суперблокът</text:span><text:span text:style-name="T1">, както в </text:span><text:span text:style-name="T3">SYS</text:span><text:span text:style-name="T1">5</text:span><text:span text:style-name="T3">FS</text:span><text:span text:style-name="T1">, заема един блок и съдържа общи параметри на файловата система. Разликата от </text:span><text:span text:style-name="T3">SYS</text:span><text:span text:style-name="T1">5</text:span><text:span text:style-name="T3">FS</text:span><text:span text:style-name="T1"> е, че той има много копия – по едно за всяка група.</text:span></text:p>
      <text:p text:style-name="P7"/>
      <text:p text:style-name="P20"><text:span text:style-name="T1">Частта </text:span><text:span text:style-name="T2">описатели на групи</text:span><text:span text:style-name="T1"> съдържа последователност от описатели на всички групи на файловата система.</text:span></text:p>
      <text:p text:style-name="P7"/>
      <text:p text:style-name="P7">Суперблокът и описателите на групи са глобални за файловата система – те са едни и същи за всички групи и имат копие във всяка група. Останалите четири области от една група характеризират самата група.</text:p>
      <text:p text:style-name="P7"/>
      <text:p text:style-name="P20"><text:span text:style-name="T2">Битовата карта на свободните блокове</text:span><text:span text:style-name="T1"> се помества в един блок и се интерпретира като масив от битове, които позиционно съответстват на блоковете в областта за данни в групата. Ако един бит е 1, то съответният блок е свободен, ако е 0, то съответният блок е зает.</text:span></text:p>
      <text:p text:style-name="P7"/>
      <text:p text:style-name="P20"><text:soft-page-break/><text:span text:style-name="T2">Битовата карта на свободните индексни описатели</text:span><text:span text:style-name="T1"> заема един блок и има аналогична роля на битовата карта на свободните блокове, но съдържа информация за свободните индексни описатели в групата. Естествено, след като на всеки файл съответства точно един </text:span><text:span text:style-name="T3">inode</text:span><text:span text:style-name="T1"> и в общия случай много повече от един блок в областта за данни, то битовата карта на свободните блокове е по-голяма от битовата карта на свободните индексни описатели, т.е. част от блока на битовата карта на свободните </text:span><text:span text:style-name="T3">inode</text:span><text:span text:style-name="T1"> не се използва.</text:span></text:p>
      <text:p text:style-name="P7"/>
      <text:p text:style-name="P20"><text:span text:style-name="T2">Индексната област</text:span><text:span text:style-name="T1"> и </text:span><text:span text:style-name="T2">областта за данни</text:span><text:span text:style-name="T1"> имат аналогична роля на </text:span><text:span text:style-name="T3">SYS</text:span><text:span text:style-name="T1">5</text:span><text:span text:style-name="T3">FS</text:span><text:span text:style-name="T1">. Естествено, те се отнасят за конкретната група. Също, в областта за данни не присъстват блокове с номера на свободни блокове, тъй като системната структура за свободните блокове в </text:span><text:span text:style-name="T3">EXT</text:span><text:span text:style-name="T1">2</text:span><text:span text:style-name="T3">FS</text:span><text:span text:style-name="T1"> е битова карта.</text:span></text:p>
      <text:p text:style-name="P7"/>
      <text:p text:style-name="P7">Размерът на една група се определя така, че битовата карта на свободните блокове да заема точно един блок. Например, </text:p>
      <text:p text:style-name="P20"><text:span text:style-name="T1">ако блокът е 1</text:span><text:span text:style-name="T3">K</text:span><text:span text:style-name="T1">, то в битовата карта на свободните блокове има</text:span></text:p>
      <text:p text:style-name="P20"><text:span text:style-name="T1">8 * 1024 = 8096 бита, което съответства на 8096 блока в областта за данни. С други думи, групата е малко повече от 8</text:span><text:span text:style-name="T3">MB</text:span><text:span text:style-name="T1">, като включим и останалите структури.</text:span></text:p>
      <text:p text:style-name="P7"/>
      <text:p text:style-name="P2">Описател на група</text:p>
      <text:p text:style-name="P7"/>
      <text:p text:style-name="P20"><text:span text:style-name="T1">Един описател на група е 32</text:span><text:span text:style-name="T3">B</text:span><text:span text:style-name="T1"> и съдържа информация за групата:</text:span></text:p>
      <text:list xml:id="list34225042" text:continue-numbering="true" text:style-name="WW8Num10">
        <text:list-item>
          <text:p text:style-name="P3">адрес на блока с битовата карта на свободните блокове;</text:p>
        </text:list-item>
        <text:list-item>
          <text:p text:style-name="P16"><text:span text:style-name="T1">адрес на блока с битовата карта на свободните </text:span><text:span text:style-name="T3">inode</text:span><text:span text:style-name="T1">;</text:span></text:p>
        </text:list-item>
        <text:list-item>
          <text:p text:style-name="P3">брой свободни блокове в областта за данни на групата;</text:p>
        </text:list-item>
        <text:list-item>
          <text:p text:style-name="P16"><text:span text:style-name="T1">брой свободни </text:span><text:span text:style-name="T3">inode</text:span><text:span text:style-name="T1"> в индексната област на групата;</text:span></text:p>
        </text:list-item>
        <text:list-item>
          <text:p text:style-name="P3">брой файлове с тип каталог в групата.</text:p>
        </text:list-item>
      </text:list>
      <text:p text:style-name="P7"/>
      <text:p text:style-name="P7">Всички описатели на групи се записват след суперблока в рамките на всяка група в областта описатели на групи.</text:p>
      <text:p text:style-name="P7"/>
      <text:p text:style-name="P2">Индексен описател</text:p>
      <text:p text:style-name="P7"/>
      <text:p text:style-name="P7">Адресацията на индексните описатели е обща, въпреки че индексната област е разпръсната между различните групи. </text:p>
      <text:p text:style-name="P20"><text:span text:style-name="T1">Размерът на всеки </text:span><text:span text:style-name="T3">inode</text:span><text:span text:style-name="T1"> е 128</text:span><text:span text:style-name="T3">B</text:span><text:span text:style-name="T1">. В сравнение със </text:span><text:span text:style-name="T3">SYS</text:span><text:span text:style-name="T1">5</text:span><text:span text:style-name="T3">FS</text:span><text:span text:style-name="T1"> са добавени нови атрибути:</text:span></text:p>
      <text:list xml:id="list34221296" text:continue-numbering="true" text:style-name="WW8Num10">
        <text:list-item>
          <text:p text:style-name="P3">брой блокове, заети от файла;</text:p>
        </text:list-item>
        <text:list-item>
          <text:p text:style-name="P16"><text:span text:style-name="T1">нов атрибут за време </text:span><text:span text:style-name="T4">dtime</text:span><text:span text:style-name="T1"> – дата/време на последното изтриване на файла;</text:span></text:p>
        </text:list-item>
        <text:list-item>
          <text:p text:style-name="P16"><text:span text:style-name="T1">атрибути-флагове – реализират се чрез 1 бит и са поместени в поле от 4</text:span><text:span text:style-name="T3">B</text:span><text:span text:style-name="T1">; някои от тях са:</text:span></text:p>
          <text:list>
            <text:list-item>
              <text:p text:style-name="P16"><text:span text:style-name="T1">флаг </text:span><text:span text:style-name="T4">secure</text:span><text:span text:style-name="T2"> </text:span><text:span text:style-name="T4">deletion</text:span><text:span text:style-name="T1"> – при изтриване на файла се форматират всички блокове;</text:span></text:p>
            </text:list-item>
            <text:list-item>
              <text:p text:style-name="P16"><text:span text:style-name="T1">флаг </text:span><text:span text:style-name="T4">undelete</text:span><text:span text:style-name="T1"> – когато файлът се унищожава, той се съхранява в специален </text:span><text:span text:style-name="T3">undelete</text:span><text:span text:style-name="T1"> каталог за последващо възстановяване;</text:span></text:p>
            </text:list-item>
            <text:list-item>
              <text:p text:style-name="P16"><text:span text:style-name="T1">флаг </text:span><text:span text:style-name="T4">immutable</text:span><text:span text:style-name="T1"> – не могат да се променят нито атрибутите, нито данните на файла (освен самият флаг </text:span><text:span text:style-name="T3">immutable</text:span><text:span text:style-name="T1">);</text:span></text:p>
            </text:list-item>
            <text:list-item>
              <text:p text:style-name="P16"><text:span text:style-name="T1">флаг </text:span><text:span text:style-name="T4">compress</text:span><text:span text:style-name="T1"> – данните на файла се компресират при запис и декомпресират при четене;</text:span></text:p>
            </text:list-item>
            <text:list-item>
              <text:p text:style-name="P16"><text:span text:style-name="T1">флаг </text:span><text:span text:style-name="T4">synchronous</text:span><text:span text:style-name="T2"> </text:span><text:span text:style-name="T4">write</text:span><text:span text:style-name="T1"> – операцията за запис е синхронна с физическото записване на данните върху диска.</text:span></text:p>
            </text:list-item>
          </text:list>
        </text:list-item>
      </text:list>
      <text:p text:style-name="P7"/>
      <text:p text:style-name="P20"><text:span text:style-name="T1">Размерът на адресната област в </text:span><text:span text:style-name="T3">inode</text:span><text:span text:style-name="T1"> е 60</text:span><text:span text:style-name="T3">B</text:span><text:span text:style-name="T1"> и тя се разделя на 15 адресни полета по 4</text:span><text:span text:style-name="T3">B</text:span><text:span text:style-name="T1">. Първите 12 полета съдържат адресите на първите 12 блока данни на файла. Тринадесетото, четиринадесетото и петнадесетото поле реализират съответно косвена, двойно косвена и тройно косвена адресация.</text:span></text:p>
      <text:p text:style-name="P20"><text:span text:style-name="T1">Адресът е увеличен на 4</text:span><text:span text:style-name="T3">B</text:span><text:span text:style-name="T1">, за разлика от </text:span><text:span text:style-name="T3">SYS</text:span><text:span text:style-name="T1">5</text:span><text:span text:style-name="T3">FS</text:span><text:span text:style-name="T1">, където той е 3</text:span><text:span text:style-name="T3">B</text:span><text:span text:style-name="T1">.</text:span></text:p>
      <text:p text:style-name="P20"><text:span text:style-name="T1">По този начин могат да се адресират по-голям брой блокове – до 4</text:span><text:span text:style-name="T3">G</text:span><text:span text:style-name="T1">, което при размер на блока 1</text:span><text:span text:style-name="T3">K</text:span><text:span text:style-name="T1"> е напълно достатъчно за съвременното състояние на технологиите.</text:span></text:p>
      <text:p text:style-name="P7"/>
      <text:p text:style-name="P2">Каталог</text:p>
      <text:p text:style-name="P7"/>
      <text:p text:style-name="P7">Каталогът има същата структура, но структурата на записите е различна:</text:p>
      <text:list xml:id="list34195179" text:continue-numbering="true" text:style-name="WW8Num10">
        <text:list-item>
          <text:p text:style-name="P16"><text:span text:style-name="T1">номер на </text:span><text:span text:style-name="T3">inode</text:span><text:span text:style-name="T1"> на файла (4</text:span><text:span text:style-name="T3">B</text:span><text:span text:style-name="T1">);</text:span></text:p>
        </text:list-item>
        <text:list-item>
          <text:p text:style-name="P16"><text:span text:style-name="T1">дължина на записа (2</text:span><text:span text:style-name="T3">B</text:span><text:span text:style-name="T1">);</text:span></text:p>
        </text:list-item>
        <text:list-item>
          <text:p text:style-name="P16"><text:span text:style-name="T1">дължина на името на файла (2</text:span><text:span text:style-name="T3">B</text:span><text:span text:style-name="T1">);</text:span></text:p>
        </text:list-item>
        <text:list-item>
          <text:p text:style-name="P16"><text:span text:style-name="T1">име на файла (до 255</text:span><text:span text:style-name="T3">B</text:span><text:span text:style-name="T1">).</text:span></text:p>
        </text:list-item>
      </text:list>
      <text:p text:style-name="P20"><text:span text:style-name="T1">Записите са с променлива дължина. При това те се подравняват по 4</text:span><text:span text:style-name="T3">B</text:span><text:span text:style-name="T1"> и затова в записа се пазят дължините и на името и на записа.</text:span></text:p>
      <text:p text:style-name="P20"><text:span text:style-name="T1">Така името на файла при </text:span><text:span text:style-name="T3">EXT</text:span><text:span text:style-name="T1">2</text:span><text:span text:style-name="T3">FS</text:span><text:span text:style-name="T1"> може да е до 255 символа.</text:span></text:p>
      <text:p text:style-name="P20"><text:span text:style-name="T1">По отношение на обработката на каталозите няма съществени изменения от </text:span><text:span text:style-name="T3">SYS</text:span><text:span text:style-name="T1">5</text:span><text:span text:style-name="T3">FS</text:span><text:span text:style-name="T1"> – отново е неефективна.</text:span></text:p>
      <text:p text:style-name="P20"><text:span text:style-name="T1">От размера на полето за номер на </text:span><text:span text:style-name="T3">inode</text:span><text:span text:style-name="T1"> се вижда, че броят на </text:span><text:span text:style-name="T3">inode</text:span><text:span text:style-name="T1"> може да достигне 2</text:span><text:span text:style-name="T11">32</text:span><text:span text:style-name="T1"> = 4</text:span><text:span text:style-name="T3">G</text:span><text:span text:style-name="T1"> </text:span><text:span text:style-name="T3">inode</text:span><text:span text:style-name="T1">.</text:span></text:p>
      <text:p text:style-name="P7"/>
      <text:p text:style-name="P20"><text:span text:style-name="T3">EXT</text:span><text:span text:style-name="T1">2</text:span><text:span text:style-name="T3">FS</text:span><text:span text:style-name="T1"> поддържа твърди и символни връзки по същия начин, по който те се поддържат от </text:span><text:span text:style-name="T3">SYS</text:span><text:span text:style-name="T1">5</text:span><text:span text:style-name="T3">FS</text:span><text:span text:style-name="T1">.</text:span></text:p>
      <text:p text:style-name="P7"/>
      <text:p text:style-name="P20"><text:span text:style-name="T1">В заключение ще изброим някои предимства на </text:span><text:span text:style-name="T3">EXT</text:span><text:span text:style-name="T1">2</text:span><text:span text:style-name="T3">FS</text:span><text:span text:style-name="T1"> пред </text:span><text:span text:style-name="T3">SYS</text:span><text:span text:style-name="T1">5</text:span><text:span text:style-name="T3">FS</text:span><text:span text:style-name="T1">:</text:span></text:p>
      <text:list xml:id="list34224824" text:continue-numbering="true" text:style-name="WW8Num10">
        <text:list-item>
          <text:p text:style-name="P3">създават се групи, използват се битови карти, разбива се индексната област – всичко това води до по-голяма близост на данните и метаданните, което повишава ефективността;</text:p>
        </text:list-item>
        <text:list-item>
          <text:p text:style-name="P3">правят се копия на критичните за файловата система блокове, което повишава надеждността на файловата система;</text:p>
        </text:list-item>
        <text:list-item>
          <text:p text:style-name="P3">съществено се намаляват ограниченията за размер на файла, максимален брой файлове, общ размер на файловата система.</text:p>
        </text:list-item>
      </text:list>
      <text:p text:style-name="P7"/>
      <text:p text:style-name="P1">12. Физическа организация на файловата система на </text:p>
      <text:p text:style-name="P20"><text:span text:style-name="T6">OS</text:span><text:span text:style-name="T8">/2 – </text:span><text:span text:style-name="T6">HPFS</text:span><text:span text:style-name="T8">.</text:span></text:p>
      <text:p text:style-name="P7"/>
      <text:p text:style-name="P7">Дисковото пространство е последователност от сектори. Секторът е минималната единица за разпределение на дисково пространство.</text:p>
      <text:p text:style-name="P7"/>
      <text:p text:style-name="P7"/>
      <text:p text:style-name="P7"/>
      <text:p text:style-name="P7">Дисковото пространство се разпределя по следния начин:</text:p>
      <text:p text:style-name="P7"/>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8">boot</text:p>
            <text:p text:style-name="P8">block</text:p>
          </table:table-cell>
          <table:table-cell table:style-name="Table9.A1" office:value-type="string">
            <text:p text:style-name="P4">суперблок</text:p>
          </table:table-cell>
          <table:table-cell table:style-name="Table9.A1" office:value-type="string">
            <text:p text:style-name="P8">spare</text:p>
            <text:p text:style-name="P8">block</text:p>
          </table:table-cell>
          <table:table-cell table:style-name="Table9.A1" office:value-type="string">
            <text:p text:style-name="P17"><text:span text:style-name="T1">група 1</text:span></text:p>
          </table:table-cell>
          <table:table-cell table:style-name="Table9.A1" office:value-type="string">
            <text:p text:style-name="P4">група 2</text:p>
          </table:table-cell>
          <table:table-cell table:style-name="Table9.A1" office:value-type="string">
            <text:p text:style-name="P11">…</text:p>
          </table:table-cell>
          <table:table-cell table:style-name="Table9.G1" office:value-type="string">
            <text:p text:style-name="P17"><text:span text:style-name="T1">група </text:span><text:span text:style-name="T3">M</text:span></text:p>
          </table:table-cell>
        </table:table-row>
      </table:table>
      <text:p text:style-name="P20"/>
      <text:p text:style-name="P20"><text:span text:style-name="T4">Boot</text:span><text:span text:style-name="T2"> </text:span><text:span text:style-name="T4">block</text:span><text:span text:style-name="T1"> заема 16 сектора и освен програмата за зареждане на операционната система съдържа някои общи параметри на файловата система.</text:span></text:p>
      <text:p text:style-name="P20"><text:span text:style-name="T2">Суперблокът</text:span><text:span text:style-name="T1"> и </text:span><text:span text:style-name="T4">spare</text:span><text:span text:style-name="T2"> </text:span><text:span text:style-name="T4">block</text:span><text:span text:style-name="T1"> заемат по един сектор и те съдържат основните общи параметри на файловата система.</text:span></text:p>
      <text:p text:style-name="P7"/>
      <text:p text:style-name="P20"><text:span text:style-name="T1">Останалата част е разделена на </text:span><text:span text:style-name="T2">групи</text:span><text:span text:style-name="T1">, които имат </text:span></text:p>
      <text:p text:style-name="P20"><text:span text:style-name="T1">еднакъв размер – 8</text:span><text:span text:style-name="T3">MB</text:span><text:span text:style-name="T1">. Всяка група съдържа област за данни и </text:span><text:span text:style-name="T2">битова карта</text:span><text:span text:style-name="T1"> на свободните сектори в групата. При групите с нечетен номер битовата карта е разположена преди областта за данни, а при групите с четен номер битовата карта е разположена след областта за данни.</text:span></text:p>
      <text:p text:style-name="P7">Идеята е по този начин да се осигури по-голяма непрекъсната област от сектори върху диска, където може да се съхранява един файл.</text:p>
      <text:p text:style-name="P7"/>
      <text:p text:style-name="P7">Във всяка група битовата карта е масив от битове, които позиционно съответстват на секторите в областта за данни на групата. Ако един сектор е свободен, то съответният му бит е 1, ако е разпределен, съответният му бит е 0. Битовата карта заема 4 сектора.</text:p>
      <text:p text:style-name="P7"/>
      <text:p text:style-name="P20"><text:span text:style-name="T2">Структура </text:span><text:span text:style-name="T4">Fnode</text:span></text:p>
      <text:p text:style-name="P7"/>
      <text:p text:style-name="P20"><text:span text:style-name="T1">Информацията за разпределените сектори за един файл се намира в структура, която се нарича </text:span><text:span text:style-name="T4">Fnode</text:span><text:span text:style-name="T1">. За всеки файл има отделен </text:span><text:span text:style-name="T3">Fnode</text:span><text:span text:style-name="T1">, който е разположен в областта за данни в съответната група. За структурите </text:span><text:span text:style-name="T3">Fnode</text:span><text:span text:style-name="T1"> няма отделна област – адресът на всеки </text:span><text:span text:style-name="T3">Fnode</text:span><text:span text:style-name="T1"> съвпада с адреса на сектора, в който е разположен. По този начин се избягва ограничението за максимален брой файлове, което се създава в операционните системи </text:span><text:span text:style-name="T3">UNIX</text:span><text:span text:style-name="T1">/</text:span><text:span text:style-name="T3">LINUX</text:span><text:span text:style-name="T1">.</text:span></text:p>
      <text:p text:style-name="P20"><text:soft-page-break/><text:span text:style-name="T1">За всеки файл, съответният </text:span><text:span text:style-name="T3">Fnode</text:span><text:span text:style-name="T1"> съдържа атрибути и адресна информация.</text:span></text:p>
      <text:p text:style-name="P7"/>
      <text:p text:style-name="P7">Атрибутите са следните:</text:p>
      <text:list xml:id="list34223707" text:continue-numbering="true" text:style-name="WW8Num10">
        <text:list-item>
          <text:p text:style-name="P3">атрибути на файла;</text:p>
        </text:list-item>
        <text:list-item>
          <text:p text:style-name="P3">размер на файла;</text:p>
        </text:list-item>
        <text:list-item>
          <text:p text:style-name="P3">атрибути-флагове на файла;</text:p>
        </text:list-item>
        <text:list-item>
          <text:p text:style-name="P3">дължина на името на файла, заедно с първите му 15 символа – името на файла е записано и в съответния каталог, но с цел по-голяма надеждност се дублира информацията;</text:p>
        </text:list-item>
        <text:list-item>
          <text:p text:style-name="P16"><text:span text:style-name="T4">ACL</text:span><text:span text:style-name="T2"> </text:span><text:span text:style-name="T1">(</text:span><text:span text:style-name="T4">access</text:span><text:span text:style-name="T2"> </text:span><text:span text:style-name="T4">control</text:span><text:span text:style-name="T2"> </text:span><text:span text:style-name="T4">list</text:span><text:span text:style-name="T1">) – атрибут, който съхранява информация за достъпа на потребителите до файла; всъщност </text:span><text:span text:style-name="T3">ACL</text:span><text:span text:style-name="T1"> е списък, в който за всеки потребител има запис, описващ неговите права;</text:span></text:p>
        </text:list-item>
        <text:list-item>
          <text:p text:style-name="P16"><text:span text:style-name="T1">разширени атрибути (</text:span><text:span text:style-name="T4">extended</text:span><text:span text:style-name="T2"> </text:span><text:span text:style-name="T4">attributes</text:span><text:span text:style-name="T1">) – администраторът може да поддържа атрибути, по негов избор, за всеки файл.</text:span></text:p>
        </text:list-item>
      </text:list>
      <text:p text:style-name="P7"/>
      <text:p text:style-name="P20"><text:span text:style-name="T1">Адресната информация за секторите, разпределени за файла се съхранява като описание на </text:span><text:span text:style-name="T2">екстенти</text:span><text:span text:style-name="T1"> (</text:span><text:span text:style-name="T4">extent</text:span><text:span text:style-name="T1">). Под екстент разбираме един или няколко съседни сектора, които са разпределени за един файл.</text:span></text:p>
      <text:p text:style-name="P20"><text:span text:style-name="T1">Всеки екстент се описва с 8</text:span><text:span text:style-name="T3">B</text:span><text:span text:style-name="T1"> по следния начин:</text:span></text:p>
      <text:list xml:id="list34220514" text:continue-numbering="true" text:style-name="WW8Num10">
        <text:list-item>
          <text:p text:style-name="P16"><text:span text:style-name="T1">адрес на началния сектор на екстента (4</text:span><text:span text:style-name="T3">B</text:span><text:span text:style-name="T1">);</text:span></text:p>
        </text:list-item>
        <text:list-item>
          <text:p text:style-name="P16"><text:span text:style-name="T1">размер на екстента в брой сектори (4</text:span><text:span text:style-name="T3">B</text:span><text:span text:style-name="T1">).</text:span></text:p>
        </text:list-item>
      </text:list>
      <text:p text:style-name="P7"/>
      <text:p text:style-name="P7">В зависимост от големината на файла описанията на екстентите се подреждат в различна структура.</text:p>
      <text:p text:style-name="P20"><text:span text:style-name="T1">Ако файлът заема не повече от 8 екстента, то описанията на екстентите са поместени в самия </text:span><text:span text:style-name="T3">Fnode</text:span><text:span text:style-name="T1">.</text:span></text:p>
      <text:p text:style-name="P20"><text:span text:style-name="T1">Ако файлът заема повече от 8 екстента, то структурата, която се използва е </text:span><text:span text:style-name="T4">B</text:span><text:span text:style-name="T12">+</text:span><text:span text:style-name="T2"> дърво</text:span><text:span text:style-name="T1"> на две или на три нива и тя излиза извън рамките на </text:span><text:span text:style-name="T3">Fnode</text:span><text:span text:style-name="T1">.</text:span></text:p>
      <text:p text:style-name="P7"/>
      <text:p text:style-name="P20"><text:span text:style-name="T1">При </text:span><text:span text:style-name="T3">B</text:span><text:span text:style-name="T11">+</text:span><text:span text:style-name="T1"> дърво на две нива във </text:span><text:span text:style-name="T3">Fnode</text:span><text:span text:style-name="T1"> са поместени до 12 записа от вида:</text:span></text:p>
      <text:list xml:id="list34216403" text:continue-numbering="true" text:style-name="WW8Num10">
        <text:list-item>
          <text:p text:style-name="P16"><text:span text:style-name="T1">адрес на косвен сектор (4</text:span><text:span text:style-name="T3">B</text:span><text:span text:style-name="T1">);</text:span></text:p>
        </text:list-item>
        <text:list-item>
          <text:p text:style-name="P16"><text:span text:style-name="T1">максимален </text:span><text:span text:style-name="T9">логически</text:span><text:span text:style-name="T1"> номер на сектор, описан в съответния косвен сектор (4</text:span><text:span text:style-name="T3">B</text:span><text:span text:style-name="T1">).</text:span></text:p>
        </text:list-item>
      </text:list>
      <text:p text:style-name="P20"><text:span text:style-name="T1">Всеки косвен сектор съдържа до 40 описания на екстенти. По този начин файлът може да има до 480 екстенти. Максималният логически номер на сектор, който се пази в записите във </text:span><text:span text:style-name="T3">Fnode</text:span><text:span text:style-name="T1">, се използва при търсене на конкретен сектор, разпределен за файла.</text:span></text:p>
      <text:p text:style-name="P7"/>
      <text:p text:style-name="P20"><text:span text:style-name="T1">При </text:span><text:span text:style-name="T3">B</text:span><text:span text:style-name="T11">+</text:span><text:span text:style-name="T1"> дърво на три нива във </text:span><text:span text:style-name="T3">Fnode</text:span><text:span text:style-name="T1"> са поместени до 12 записа от вида:</text:span></text:p>
      <text:list xml:id="list34222433" text:continue-numbering="true" text:style-name="WW8Num10">
        <text:list-item>
          <text:p text:style-name="P16"><text:span text:style-name="T1">адрес на косвен сектор (4</text:span><text:span text:style-name="T3">B</text:span><text:span text:style-name="T1">);</text:span></text:p>
        </text:list-item>
        <text:list-item>
          <text:p text:style-name="P16"><text:span text:style-name="T1">максимален </text:span><text:span text:style-name="T9">логически</text:span><text:span text:style-name="T1"> номер на сектор, описан в поддървото с начало съответния косвен сектор (4</text:span><text:span text:style-name="T3">B</text:span><text:span text:style-name="T1">).</text:span></text:p>
        </text:list-item>
      </text:list>
      <text:p text:style-name="P7">Всеки косвен сектор на първо ниво съдържа до 60 описания на косвени сектори на второ ниво, които от своя страна съдържат до 40 описания на екстенти. По този начин файлът може да има до 28800 екстенти.</text:p>
      <text:p text:style-name="P7"/>
      <text:p text:style-name="P7">Целта на описаните структури е бърз произволен достъп до файла.</text:p>
      <text:p text:style-name="P7"/>
      <text:p text:style-name="P2">Каталог</text:p>
      <text:p text:style-name="P7"/>
      <text:p text:style-name="P20"><text:span text:style-name="T1">В </text:span><text:span text:style-name="T3">HPFS</text:span><text:span text:style-name="T1"> каталогът е тип файл и всеки каталог си има собствен </text:span><text:span text:style-name="T3">Fnode</text:span><text:span text:style-name="T1">.</text:span></text:p>
      <text:p text:style-name="P7">Данните в каталога са записи, като всеки запис описва един файл, който се намира в каталога.</text:p>
      <text:p text:style-name="P20"><text:span text:style-name="T1">Дискова памет за каталозите се разпределя по специален начин. Минималната единица за разпределение се нарича </text:span><text:span text:style-name="T4">directory</text:span><text:span text:style-name="T2"> </text:span><text:span text:style-name="T4">block</text:span><text:span text:style-name="T1"> и е с размер 2</text:span><text:span text:style-name="T3">K</text:span><text:span text:style-name="T1">. Ако един каталог съдържа повече от един блок, то блоковете за този каталог са организирани в </text:span><text:span text:style-name="T3">B</text:span><text:span text:style-name="T1">-дърво. В рамките на един блок записите са сортирани по азбучен ред по името на файла.</text:span></text:p>
      <text:p text:style-name="P20"><text:span text:style-name="T3">Directory</text:span><text:span text:style-name="T1"> </text:span><text:span text:style-name="T3">block</text:span><text:span text:style-name="T1"> за каталози се разпределят в специална група, резервирана за тази цел. Тя се намира по средата на дисковото пространство (има номер някъде </text:span><text:span text:style-name="T3">M</text:span><text:span text:style-name="T1">/2). Идеята е информацията за каталозите да е равномерно отдалечена от всички файлове.</text:span></text:p>
      <text:p text:style-name="P20"><text:span text:style-name="T1">Естествено, ако се запълни резервираната група </text:span><text:span text:style-name="T3">directory</text:span><text:span text:style-name="T1"> </text:span><text:span text:style-name="T3">block</text:span><text:span text:style-name="T1"> се разпределят и в други групи.</text:span></text:p>
      <text:p text:style-name="P20"><text:span text:style-name="T1">Записите в </text:span><text:span text:style-name="T3">directory</text:span><text:span text:style-name="T1"> </text:span><text:span text:style-name="T3">block</text:span><text:span text:style-name="T1"> имат променлива дължина, кратна на 4</text:span><text:span text:style-name="T3">B</text:span><text:span text:style-name="T1">.</text:span></text:p>
      <text:p text:style-name="P20"><text:span text:style-name="T1">Всеки запис в един </text:span><text:span text:style-name="T3">directory</text:span><text:span text:style-name="T1"> </text:span><text:span text:style-name="T3">block</text:span><text:span text:style-name="T1"> съдържа следните компоненти:</text:span></text:p>
      <text:list xml:id="list34217929" text:continue-numbering="true" text:style-name="WW8Num10">
        <text:list-item>
          <text:p text:style-name="P16"><text:span text:style-name="T1">адрес на </text:span><text:span text:style-name="T3">Fnode</text:span><text:span text:style-name="T1"> на описвания файл;</text:span></text:p>
        </text:list-item>
        <text:list-item>
          <text:p text:style-name="P3">дължина на записа;</text:p>
        </text:list-item>
        <text:list-item>
          <text:p text:style-name="P3">дължина на името на файла;</text:p>
        </text:list-item>
        <text:list-item>
          <text:p text:style-name="P3">собствено име на файла;</text:p>
        </text:list-item>
        <text:list-item>
          <text:p text:style-name="P16"><text:span text:style-name="T1">адрес на косвен </text:span><text:span text:style-name="T3">directory</text:span><text:span text:style-name="T1"> </text:span><text:span text:style-name="T3">block</text:span><text:span text:style-name="T1"> от </text:span><text:span text:style-name="T3">B</text:span><text:span text:style-name="T1">-дървото на блоковете за каталога, който съдържа записи лексикографски по-ниски от текущия запис и лексикографски по-високи от непосредствено предишния запис в текущия блок.</text:span></text:p>
        </text:list-item>
      </text:list>
      <text:p text:style-name="P20"><text:span text:style-name="T1">Целта на </text:span><text:span text:style-name="T3">B</text:span><text:span text:style-name="T1">-дървото от блокове за каталозите е да се ускори търсенето на файл по име. От друга страна се усложняват някои операции за работа с файлове – преименуване, създаване, унищожаване и т.н.</text:span></text:p>
      <text:p text:style-name="P7"/>
      <text:p text:style-name="P7">Като заключение ще резюмираме предимствата на </text:p>
      <text:p text:style-name="P20"><text:span text:style-name="T1">файловата система </text:span><text:span text:style-name="T3">HPFS</text:span><text:span text:style-name="T1">:</text:span></text:p>
      <text:list xml:id="list34223071" text:continue-numbering="true" text:style-name="WW8Num10">
        <text:list-item>
          <text:p text:style-name="P16"><text:span text:style-name="T3">B</text:span><text:span text:style-name="T1">-дърво при структуриране на каталозите – ускорява се търсенето на файл по име;</text:span></text:p>
        </text:list-item>
        <text:list-item>
          <text:p text:style-name="P16"><text:span text:style-name="T3">B</text:span><text:span text:style-name="T11">+</text:span><text:span text:style-name="T1">-дърво при съхраняване на екстентите на един файл – осигурява се бърз произволен достъп;</text:span></text:p>
        </text:list-item>
        <text:list-item>
          <text:p text:style-name="P3"><text:soft-page-break/>битова карта на свободните сектори – дава възможност за отчитане на физическото съседство на секторите при алгоритмите за разпределение на секторите;</text:p>
        </text:list-item>
        <text:list-item>
          <text:p text:style-name="P3">описанието на екстентите отразява непрекъснатостта на файла;</text:p>
        </text:list-item>
        <text:list-item>
          <text:p text:style-name="P3">нарастването на един файл не винаги означава, че описанието му нараства;</text:p>
        </text:list-item>
        <text:list-item>
          <text:p text:style-name="P3">като следствие от непрекъснатостта на един файл в рамките на един екстент е възможно с една дискова операция да се прочетат няколко физически съседни сектора, които са логически съседни за файла, което ускорява последователния достъп до файла.</text:p>
        </text:list-item>
      </text:list>
      <text:p text:style-name="P7"/>
      <text:p text:style-name="P1">13. Физическа организация на файловата система на </text:p>
      <text:p text:style-name="P20"><text:span text:style-name="T6">WINDOWS NT</text:span><text:span text:style-name="T8"> – </text:span><text:span text:style-name="T6">NTFS</text:span><text:span text:style-name="T8">.</text:span></text:p>
      <text:p text:style-name="P9"/>
      <text:p text:style-name="P20"><text:span text:style-name="T1">Файловата система </text:span><text:span text:style-name="T3">NTFS</text:span><text:span text:style-name="T1"> се използва и в по-новите версии на </text:span><text:span text:style-name="T3">WINDOWS – WINDOWS 2000, WINDOWS XP.</text:span></text:p>
      <text:p text:style-name="P20"><text:span text:style-name="T1">В термините на </text:span><text:span text:style-name="T3">NTFS </text:span><text:span text:style-name="T1">дисковото пространство се нарича </text:span><text:span text:style-name="T2">том</text:span><text:span text:style-name="T1"> </text:span><text:span text:style-name="T2">(</text:span><text:span text:style-name="T4">volume)</text:span><text:span text:style-name="T3">,</text:span><text:span text:style-name="T1"> но за разлика от вече разгледаните файлови системи</text:span><text:span text:style-name="T3"> </text:span><text:span text:style-name="T1">томът може да заема няколко дискови дяла.</text:span></text:p>
      <text:p text:style-name="P7"/>
      <text:p text:style-name="P20"><text:span text:style-name="T1">Минималната единица за разпределение на дисково пространство е </text:span><text:span text:style-name="T2">клъстер</text:span><text:span text:style-name="T1"> – последователност от няколко (1, 2, 4 или 8) физически съседни сектори. Размерът на клъстера е фиксиран в рамките на една файлова система. Всеки клъстер има два адреса:</text:span></text:p>
      <text:list xml:id="list34217586" text:continue-numbering="true" text:style-name="WW8Num10">
        <text:list-item>
          <text:p text:style-name="P16"><text:span text:style-name="T4">LCN</text:span><text:span text:style-name="T1"> (</text:span><text:span text:style-name="T3">logical</text:span><text:span text:style-name="T1"> </text:span><text:span text:style-name="T3">cluster</text:span><text:span text:style-name="T1"> </text:span><text:span text:style-name="T3">number</text:span><text:span text:style-name="T1">) – логически адрес на клъстера в рамките на тома;</text:span></text:p>
        </text:list-item>
        <text:list-item>
          <text:p text:style-name="P16"><text:span text:style-name="T4">VCN</text:span><text:span text:style-name="T1"> (</text:span><text:span text:style-name="T3">virtual</text:span><text:span text:style-name="T1"> </text:span><text:span text:style-name="T3">cluster</text:span><text:span text:style-name="T1"> </text:span><text:span text:style-name="T3">number</text:span><text:span text:style-name="T1">) – логически адрес на клъстера в рамките на файла, ако клъстера е разпределен за някакъв файл.</text:span></text:p>
        </text:list-item>
      </text:list>
      <text:p text:style-name="P7">Адресирането и в рамките на тома и в рамките на всеки файл започва от 0 до максималния наличен адрес.</text:p>
      <text:p text:style-name="P7"/>
      <text:p text:style-name="P20"><text:span text:style-name="T1">Основният принцип на файловата система </text:span><text:span text:style-name="T3">NTFS</text:span><text:span text:style-name="T1"> е, че цялата информация за файловата система се съхранява във файлове, т.е. върху диска няма системни области. Така в </text:span><text:span text:style-name="T3">NTFS</text:span><text:span text:style-name="T1"> има три типа файлове – обикновени, специални и системни файлове. В системните файлове се съхраняват метаданните.</text:span></text:p>
      <text:p text:style-name="P7">Предимството на този принцип е, че по този начин системните файлове могат да нарастват динамично, подобно на обикновените файлове.</text:p>
      <text:p text:style-name="P7"/>
      <text:p text:style-name="P7">Дисковото пространство се разпределя по следния начин:</text:p>
      <text:p text:style-name="P7"/>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D"/>
        <table:table-column table:style-name="Table10.G"/>
        <table:table-row table:style-name="Table10.1">
          <table:table-cell table:style-name="Table10.A1" office:value-type="string">
            <text:p text:style-name="P17"><text:span text:style-name="T3">boot</text:span><text:span text:style-name="T1"> файл</text:span></text:p>
          </table:table-cell>
          <table:table-cell table:style-name="Table10.A1" office:value-type="string">
            <text:p text:style-name="P17"><text:span text:style-name="T3">MFT</text:span><text:span text:style-name="T1"> файл</text:span></text:p>
          </table:table-cell>
          <table:table-cell table:style-name="Table10.A1" office:value-type="string">
            <text:p text:style-name="P17"><text:span text:style-name="T3">MFT</text:span><text:span text:style-name="T1"> зона</text:span></text:p>
          </table:table-cell>
          <table:table-cell table:style-name="Table10.A1" office:value-type="string">
            <text:p text:style-name="P4">област за данни</text:p>
          </table:table-cell>
          <table:table-cell table:style-name="Table10.A1" office:value-type="string">
            <text:p text:style-name="P4">други системни файлове</text:p>
          </table:table-cell>
          <table:table-cell table:style-name="Table10.A1" office:value-type="string">
            <text:p text:style-name="P4">област за данни</text:p>
          </table:table-cell>
          <table:table-cell table:style-name="Table10.G1" office:value-type="string">
            <text:p text:style-name="P17"><text:span text:style-name="T3">boot</text:span><text:span text:style-name="T1"> файл</text:span></text:p>
          </table:table-cell>
        </table:table-row>
      </table:table>
      <text:p text:style-name="P20"/>
      <text:p text:style-name="P20"><text:span text:style-name="T4">Boot</text:span><text:span text:style-name="T2"> файла</text:span><text:span text:style-name="T1"> съдържа програмата за зареждане на операционната система. Поддържа се скрито копие на </text:span><text:span text:style-name="T3">boot</text:span><text:span text:style-name="T1"> файла в края на дисковото пространство с цел надеждност.</text:span></text:p>
      <text:p text:style-name="P20"><text:span text:style-name="T4">MFT</text:span><text:span text:style-name="T2"> файла</text:span><text:span text:style-name="T1"> е сърцето на файловата система – той съдържа описанията на всички файлове. Стремежът е </text:span><text:span text:style-name="T3">MFT</text:span><text:span text:style-name="T1"> файла да е непрекъснат за </text:span></text:p>
      <text:p text:style-name="P20"><text:span text:style-name="T1">по-голяма ефективност. Поради тази причина непосредствено след </text:span><text:span text:style-name="T3">MFT</text:span><text:span text:style-name="T1"> файла е предвидена </text:span><text:span text:style-name="T4">MFT</text:span><text:span text:style-name="T1"> </text:span><text:span text:style-name="T2">зона</text:span><text:span text:style-name="T1">, която се поддържа празна, докато е възможно. В нея се разпределят клъстери за </text:span><text:span text:style-name="T3">MFT</text:span><text:span text:style-name="T1"> файла когато той нараства.</text:span></text:p>
      <text:p text:style-name="P7">Клъстери за системните файлове се разпределят някъде по средата на тома.</text:p>
      <text:p text:style-name="P7"/>
      <text:p text:style-name="P20"><text:span text:style-name="T2">Структура на </text:span><text:span text:style-name="T4">MFT</text:span><text:span text:style-name="T2"> файла</text:span></text:p>
      <text:p text:style-name="P7"/>
      <text:p text:style-name="P20"><text:span text:style-name="T3">MFT</text:span><text:span text:style-name="T1"> файла съдържа записи с фиксиран размер от 1</text:span><text:span text:style-name="T3">K</text:span><text:span text:style-name="T1">, които се адресират от 0 нататък. Всеки файл в тома е описан с поне един основен запис в </text:span><text:span text:style-name="T3">MFT</text:span><text:span text:style-name="T1"> файла. Адресът на този запис се използва като идентификатор на файла в рамките на файловата система (подобно на адреса на </text:span><text:span text:style-name="T3">inode</text:span><text:span text:style-name="T1"> в </text:span><text:span text:style-name="T3">UNIX</text:span><text:span text:style-name="T1">-</text:span><text:span text:style-name="T3">SYS</text:span><text:span text:style-name="T1">5).</text:span></text:p>
      <text:p text:style-name="P7"/>
      <text:p text:style-name="P20"><text:span text:style-name="T1">Първите няколко записа на </text:span><text:span text:style-name="T3">MFT</text:span><text:span text:style-name="T1"> файла са резервирани за описание на системните файлове, т.е. записите за системните файлове имат фиксирани адреси в началото на </text:span><text:span text:style-name="T3">MFT</text:span><text:span text:style-name="T1"> файла.</text:span></text:p>
      <text:p text:style-name="P20"><text:span text:style-name="T1">Имената на системните файлове започват с </text:span><text:span text:style-name="T2">$</text:span><text:span text:style-name="T1">. Първите няколко записа описват следните системни файлове:</text:span></text:p>
      <table:table table:name="Table11" table:style-name="Table11">
        <table:table-column table:style-name="Table11.A"/>
        <table:table-column table:style-name="Table11.B"/>
        <table:table-row table:style-name="Table11.1">
          <table:table-cell table:style-name="Table11.A1" office:value-type="string">
            <text:p text:style-name="P4">Адрес на запис</text:p>
          </table:table-cell>
          <table:table-cell table:style-name="Table11.B1" office:value-type="string">
            <text:p text:style-name="P4">Име на описвания файл</text:p>
          </table:table-cell>
        </table:table-row>
        <table:table-row table:style-name="Table11.1">
          <table:table-cell table:style-name="Table11.A2" office:value-type="string">
            <text:p text:style-name="P9">0</text:p>
          </table:table-cell>
          <table:table-cell table:style-name="Table11.B2" office:value-type="string">
            <text:p text:style-name="P20"><text:span text:style-name="T4">$</text:span><text:span text:style-name="T3">MFT</text:span></text:p>
          </table:table-cell>
        </table:table-row>
        <table:table-row table:style-name="Table11.1">
          <table:table-cell table:style-name="Table11.A2" office:value-type="string">
            <text:p text:style-name="P9">1</text:p>
          </table:table-cell>
          <table:table-cell table:style-name="Table11.B2" office:value-type="string">
            <text:p text:style-name="P20"><text:span text:style-name="T4">$</text:span><text:span text:style-name="T3">MFTMirror</text:span></text:p>
          </table:table-cell>
        </table:table-row>
        <table:table-row table:style-name="Table11.1">
          <table:table-cell table:style-name="Table11.A2" office:value-type="string">
            <text:p text:style-name="P9">2</text:p>
          </table:table-cell>
          <table:table-cell table:style-name="Table11.B2" office:value-type="string">
            <text:p text:style-name="P20"><text:span text:style-name="T4">$</text:span><text:span text:style-name="T3">Logfile</text:span></text:p>
          </table:table-cell>
        </table:table-row>
        <table:table-row table:style-name="Table11.1">
          <table:table-cell table:style-name="Table11.A2" office:value-type="string">
            <text:p text:style-name="P9">3</text:p>
          </table:table-cell>
          <table:table-cell table:style-name="Table11.B2" office:value-type="string">
            <text:p text:style-name="P20"><text:span text:style-name="T4">$</text:span><text:span text:style-name="T3">Volume</text:span></text:p>
          </table:table-cell>
        </table:table-row>
        <table:table-row table:style-name="Table11.1">
          <table:table-cell table:style-name="Table11.A2" office:value-type="string">
            <text:p text:style-name="P9">4</text:p>
          </table:table-cell>
          <table:table-cell table:style-name="Table11.B2" office:value-type="string">
            <text:p text:style-name="P20"><text:span text:style-name="T4">$</text:span><text:span text:style-name="T3">AttrDef</text:span></text:p>
          </table:table-cell>
        </table:table-row>
        <table:table-row table:style-name="Table11.1">
          <table:table-cell table:style-name="Table11.A2" office:value-type="string">
            <text:p text:style-name="P9">5</text:p>
          </table:table-cell>
          <table:table-cell table:style-name="Table11.B2" office:value-type="string">
            <text:p text:style-name="P9">\</text:p>
          </table:table-cell>
        </table:table-row>
        <table:table-row table:style-name="Table11.1">
          <table:table-cell table:style-name="Table11.A2" office:value-type="string">
            <text:p text:style-name="P9">6</text:p>
          </table:table-cell>
          <table:table-cell table:style-name="Table11.B2" office:value-type="string">
            <text:p text:style-name="P20"><text:span text:style-name="T4">$</text:span><text:span text:style-name="T3">Bitmap</text:span></text:p>
          </table:table-cell>
        </table:table-row>
        <table:table-row table:style-name="Table11.1">
          <table:table-cell table:style-name="Table11.A2" office:value-type="string">
            <text:p text:style-name="P7">7</text:p>
          </table:table-cell>
          <table:table-cell table:style-name="Table11.B2" office:value-type="string">
            <text:p text:style-name="P20"><text:span text:style-name="T2">$</text:span><text:span text:style-name="T3">Boot</text:span></text:p>
          </table:table-cell>
        </table:table-row>
        <table:table-row table:style-name="Table11.1">
          <table:table-cell table:style-name="Table11.A2" office:value-type="string">
            <text:p text:style-name="P7">8</text:p>
          </table:table-cell>
          <table:table-cell table:style-name="Table11.B2" office:value-type="string">
            <text:p text:style-name="P20"><text:span text:style-name="T2">$</text:span><text:span text:style-name="T3">Badclus</text:span></text:p>
          </table:table-cell>
        </table:table-row>
      </table:table>
      <text:p text:style-name="P7"/>
      <text:p text:style-name="P20"><text:span text:style-name="T1">Нужно е </text:span><text:span text:style-name="T3">MFT</text:span><text:span text:style-name="T1"> файла да се самоописва за да може да е достъпен ако нарастне извън </text:span><text:span text:style-name="T3">MFT</text:span><text:span text:style-name="T1"> зоната.</text:span></text:p>
      <text:p text:style-name="P20"><text:soft-page-break/><text:span text:style-name="T1">Файлът </text:span><text:span text:style-name="T3">MFTMirror</text:span><text:span text:style-name="T1"> съдържа копие на първите няколко записа от оригиналния </text:span><text:span text:style-name="T3">MFT</text:span><text:span text:style-name="T1"> файл с цел надеждност.</text:span></text:p>
      <text:p text:style-name="P20"><text:span text:style-name="T1">Файлът </text:span><text:span text:style-name="T3">Logfile</text:span><text:span text:style-name="T1"> се използва при отмяна на незавършени операции върху файловата система.</text:span></text:p>
      <text:p text:style-name="P20"><text:span text:style-name="T1">Файлът </text:span><text:span text:style-name="T3">Volume</text:span><text:span text:style-name="T1"> съдържа общи параметри за тома.</text:span></text:p>
      <text:p text:style-name="P20"><text:span text:style-name="T1">Файлът </text:span><text:span text:style-name="T3">AttrDef</text:span><text:span text:style-name="T1"> съдържа дефиниции на типовете атрибути за файлове.</text:span></text:p>
      <text:p text:style-name="P7">Файлът \ представлява коренния каталог.</text:p>
      <text:p text:style-name="P20"><text:span text:style-name="T1">Файлът </text:span><text:span text:style-name="T3">Bitmap</text:span><text:span text:style-name="T1"> съдържа битова карта на свободните блокове. Има смисъл тази битова карта да е файл, тъй като томът може да нараства.</text:span></text:p>
      <text:p text:style-name="P20"><text:span text:style-name="T1">Файлът </text:span><text:span text:style-name="T3">Badclus</text:span><text:span text:style-name="T1"> се използва при организация на повредените клъстери върху диска. Информацията за нови повредени клъстери динамично се добавя към този файл.</text:span></text:p>
      <text:p text:style-name="P7"/>
      <text:p text:style-name="P2">Атрибути на файл</text:p>
      <text:p text:style-name="P7"/>
      <text:p text:style-name="P20"><text:span text:style-name="T1">Другият основен принцип на файловата система </text:span><text:span text:style-name="T3">NTFS</text:span><text:span text:style-name="T1"> е, че файлът се състои само от атрибути. Данните на файла се разглеждат като един от типовете атрибути на файла. Всички атрибути се съхраняват по един и същи начин. Един файл може да има няколко атрибута от един и същи тип, в частност няколко атрибута данни. По този начин всеки файл може да се разглежда като няколко независими потоци от байтове.</text:span></text:p>
      <text:p text:style-name="P7">Някои от типовете атрибути са следните:</text:p>
      <text:list xml:id="list34200628" text:continue-numbering="true" text:style-name="WW8Num10">
        <text:list-item>
          <text:p text:style-name="P16"><text:span text:style-name="T1">атрибут </text:span><text:span text:style-name="T2">$</text:span><text:span text:style-name="T4">FILE</text:span><text:span text:style-name="T2">_</text:span><text:span text:style-name="T4">NAME</text:span><text:span text:style-name="T1"> – съдържа собственото име на файла;</text:span></text:p>
        </text:list-item>
        <text:list-item>
          <text:p text:style-name="P16"><text:span text:style-name="T1">атрибут </text:span><text:span text:style-name="T2">$</text:span><text:span text:style-name="T4">STANDART</text:span><text:span text:style-name="T2">_</text:span><text:span text:style-name="T4">INFORMATION</text:span><text:span text:style-name="T1"> – съдържа информация за файла – размер, дата/време на създаване, дата/време на последен достъп, дата/време на последна модификация, брой твърди връзки и др.;</text:span></text:p>
        </text:list-item>
        <text:list-item>
          <text:p text:style-name="P16"><text:span text:style-name="T1">атрибут </text:span><text:span text:style-name="T2">$</text:span><text:span text:style-name="T4">DATA</text:span><text:span text:style-name="T1"> – съдържа данни на файла;</text:span></text:p>
        </text:list-item>
        <text:list-item>
          <text:p text:style-name="P16"><text:span text:style-name="T1">атрибути </text:span><text:span text:style-name="T2">$</text:span><text:span text:style-name="T4">INDEX</text:span><text:span text:style-name="T2">_</text:span><text:span text:style-name="T4">ROOT</text:span><text:span text:style-name="T1">, </text:span><text:span text:style-name="T2">$</text:span><text:span text:style-name="T4">INDEX</text:span><text:span text:style-name="T2">_</text:span><text:span text:style-name="T4">ALLOCATION</text:span><text:span text:style-name="T1">, </text:span><text:span text:style-name="T2">$</text:span><text:span text:style-name="T4">BITMAP</text:span><text:span text:style-name="T1">, които се използват при представянето на каталозите.</text:span></text:p>
        </text:list-item>
      </text:list>
      <text:p text:style-name="P7">Както вече отбелязахме, всеки файл може да има няколко атрибута от един и същи тип.</text:p>
      <text:p text:style-name="P7"/>
      <text:p text:style-name="P20"><text:span text:style-name="T1">Атрибутите са два типа – </text:span><text:span text:style-name="T2">резидентни </text:span><text:span text:style-name="T1">и</text:span><text:span text:style-name="T2"> нерезидентни</text:span><text:span text:style-name="T1">. Един атрибут е резидентен, ако той изцяло се съхранява в </text:span><text:span text:style-name="T3">MFT</text:span><text:span text:style-name="T1">-записа на съответния файл. Ако един атрибут се съхранява в клъстери извън </text:span><text:span text:style-name="T3">MFT</text:span><text:span text:style-name="T1">-файла, той е нерезидентен.</text:span></text:p>
      <text:p text:style-name="P20"><text:span text:style-name="T1">Например, атрибутите </text:span><text:span text:style-name="T2">$</text:span><text:span text:style-name="T3">FILE</text:span><text:span text:style-name="T1">_</text:span><text:span text:style-name="T3">NAME</text:span><text:span text:style-name="T1">, </text:span><text:span text:style-name="T2">$</text:span><text:span text:style-name="T3">STANDART</text:span><text:span text:style-name="T1">_</text:span><text:span text:style-name="T3">INFORMATION</text:span><text:span text:style-name="T1"> и </text:span><text:span text:style-name="T2">$</text:span><text:span text:style-name="T3">INDEX</text:span><text:span text:style-name="T1">_</text:span><text:span text:style-name="T3">ROOT</text:span><text:span text:style-name="T1"> винаги са резидентни.</text:span></text:p>
      <text:p text:style-name="P7">Обикновено нерезидентни са онези атрибути, които динамично нарастват много бързо.</text:p>
      <text:p text:style-name="P7"/>
      <text:p text:style-name="P20"><text:span text:style-name="T2">Структура на </text:span><text:span text:style-name="T4">MFT</text:span><text:span text:style-name="T2"> – запис</text:span></text:p>
      <text:p text:style-name="P7"/>
      <text:p text:style-name="P20"><text:span text:style-name="T1">Всеки </text:span><text:span text:style-name="T3">MFT</text:span><text:span text:style-name="T1"> – запис има следния вид:</text:span></text:p>
      <text:p text:style-name="P7"/>
      <table:table table:name="Table12" table:style-name="Table12">
        <table:table-column table:style-name="Table12.A" table:number-columns-repeated="3"/>
        <table:table-column table:style-name="Table12.D"/>
        <table:table-column table:style-name="Table12.E"/>
        <table:table-row table:style-name="Table12.1">
          <table:table-cell table:style-name="Table12.A1" office:value-type="string">
            <text:p text:style-name="P17"><text:span text:style-name="T1">Заглавие (</text:span><text:span text:style-name="T4">header</text:span><text:span text:style-name="T1">)</text:span></text:p>
          </table:table-cell>
          <table:table-cell table:style-name="Table12.A1" office:value-type="string">
            <text:p text:style-name="P4">Атрибут 0</text:p>
          </table:table-cell>
          <table:table-cell table:style-name="Table12.A1" office:value-type="string">
            <text:p text:style-name="P4">Атрибут 1</text:p>
          </table:table-cell>
          <table:table-cell table:style-name="Table12.A1" office:value-type="string">
            <text:p text:style-name="P4">Атрибут 2</text:p>
          </table:table-cell>
          <table:table-cell table:style-name="Table12.E1" office:value-type="string">
            <text:p text:style-name="P11">…</text:p>
          </table:table-cell>
        </table:table-row>
      </table:table>
      <text:p text:style-name="P7"/>
      <text:p text:style-name="P7">В заглавието се съдържат общи параметри за записа.</text:p>
      <text:p text:style-name="P7">Всеки атрибут има уникален числов код и в рамките на един запис атрибутите се съхраняват в последователност, отговаряща на нарастването на числовите им кодове.</text:p>
      <text:p text:style-name="P7">Всеки атрибут има заглавие, в което се описва типа на атрибута и друга информация. </text:p>
      <text:p text:style-name="P7">Ако атрибутът е резидентен, съдържанието му е поместено в </text:p>
      <text:p text:style-name="P20"><text:span text:style-name="T3">MFT</text:span><text:span text:style-name="T1">-записа. </text:span></text:p>
      <text:p text:style-name="P20"><text:span text:style-name="T1">Ако атрибутът е нерезидентен, то в </text:span><text:span text:style-name="T3">MFT</text:span><text:span text:style-name="T1">-записа е поместено само заглавието на атрибута. В този случай, заглавието съдържа информация за клъстерите, разпределени за съдържанието на атрибута в областта за данни. Подобно на </text:span><text:span text:style-name="T3">HPFS</text:span><text:span text:style-name="T1">, тази информация се пази под формата на екстенти от физически последователни клъстери. Всеки екстент се описва с три компонента:</text:span></text:p>
      <text:list xml:id="list34215117" text:continue-numbering="true" text:style-name="WW8Num10">
        <text:list-item>
          <text:p text:style-name="P16"><text:span text:style-name="T3">VCN</text:span><text:span text:style-name="T1"> на началния клъстер на екстента;</text:span></text:p>
        </text:list-item>
        <text:list-item>
          <text:p text:style-name="P16"><text:span text:style-name="T3">LCN</text:span><text:span text:style-name="T1"> на началния клъстер на екстента;</text:span></text:p>
        </text:list-item>
        <text:list-item>
          <text:p text:style-name="P3">размер на екстента в брой клъстери.</text:p>
        </text:list-item>
      </text:list>
      <text:p text:style-name="P20"><text:span text:style-name="T1">Самите екстенти, за разлика от </text:span><text:span text:style-name="T3">HPFS</text:span><text:span text:style-name="T1">, са организирани в списък.</text:span></text:p>
      <text:p text:style-name="P20"><text:span text:style-name="T1">Ако заглавието на нерезидентния атрибут не може да побере всичката адресна информация, то се разпределя нов атрибут в </text:span><text:span text:style-name="T3">MFT</text:span><text:span text:style-name="T1">-записа от същия тип.</text:span></text:p>
      <text:p text:style-name="P7"/>
      <text:p text:style-name="P2">Каталог</text:p>
      <text:p text:style-name="P7"/>
      <text:p text:style-name="P20"><text:span text:style-name="T1">Каталогът в </text:span><text:span text:style-name="T3">NTFS</text:span><text:span text:style-name="T1"> е файл, който съдържа записи с променлива дължина. Всеки файл в каталога се описва с един запис и този запис съдържа:</text:span></text:p>
      <text:list xml:id="list34215680" text:continue-numbering="true" text:style-name="WW8Num10">
        <text:list-item>
          <text:p text:style-name="P3">собствено име на файла;</text:p>
        </text:list-item>
        <text:list-item>
          <text:p text:style-name="P16"><text:span text:style-name="T1">адресът на основния запис на файла в рамките на </text:span><text:span text:style-name="T3">MFT</text:span><text:span text:style-name="T1">-файла;</text:span></text:p>
        </text:list-item>
        <text:list-item>
          <text:p text:style-name="P16"><text:span text:style-name="T1">копие на атрибута </text:span><text:span text:style-name="T2">$</text:span><text:span text:style-name="T3">STANDART</text:span><text:span text:style-name="T1">_</text:span><text:span text:style-name="T3">INFORMATION</text:span><text:span text:style-name="T1"> на файла.</text:span></text:p>
        </text:list-item>
      </text:list>
      <text:p text:style-name="P20"><text:span text:style-name="T1">Копието на стандартната информация в записите се поддържа с цел ускоряване на справките за каталога. От друга страна промяната на стандартната информация за един файл трябва да се извършва на две места – в атрибута </text:span><text:span text:style-name="T2">$</text:span><text:span text:style-name="T3">STANDART</text:span><text:span text:style-name="T1">_</text:span><text:span text:style-name="T3">INFORMATION</text:span><text:span text:style-name="T1"> и в записа за файла в неговия каталог.</text:span></text:p>
      <text:p text:style-name="P20"><text:span text:style-name="T1">Записите във всеки каталог са съдържание на атрибута </text:span><text:span text:style-name="T2">$</text:span><text:span text:style-name="T3">INDEX</text:span><text:span text:style-name="T1">_</text:span><text:span text:style-name="T3">ROOT</text:span><text:span text:style-name="T1"> и са сортирани в азбучен ред по името на файла. Ако записите не се побират в атрибута </text:span><text:span text:style-name="T2">$</text:span><text:span text:style-name="T3">INDEX</text:span><text:span text:style-name="T1">_</text:span><text:span text:style-name="T3">ROOT</text:span><text:span text:style-name="T1">, тогава за каталога се разпределят допълнителни екстенти, </text:span><text:soft-page-break/><text:span text:style-name="T1">наречени </text:span><text:span text:style-name="T4">index</text:span><text:span text:style-name="T2"> </text:span><text:span text:style-name="T4">buffer</text:span><text:span text:style-name="T1"> с дължина 4</text:span><text:span text:style-name="T3">K</text:span><text:span text:style-name="T1">. </text:span></text:p>
      <text:p text:style-name="P20"><text:span text:style-name="T1">Адресите на разпределените </text:span><text:span text:style-name="T3">index</text:span><text:span text:style-name="T1"> </text:span><text:span text:style-name="T3">buffer</text:span><text:span text:style-name="T1"> са съдържание на атрибута </text:span><text:span text:style-name="T2">$</text:span><text:span text:style-name="T3">INDEX</text:span><text:span text:style-name="T1">_</text:span><text:span text:style-name="T3">ALLOCATION</text:span><text:span text:style-name="T1">. Атрибутът </text:span><text:span text:style-name="T2">$</text:span><text:span text:style-name="T3">BITMAP</text:span><text:span text:style-name="T1"> съдържа информация за свободните клъстери във всички индексни буфери.</text:span></text:p>
      <text:p text:style-name="P20"><text:span text:style-name="T1">Атрибутът </text:span><text:span text:style-name="T2">$</text:span><text:span text:style-name="T3">INDEX</text:span><text:span text:style-name="T1">_</text:span><text:span text:style-name="T3">ROOT</text:span><text:span text:style-name="T1"> заедно с </text:span><text:span text:style-name="T3">index</text:span><text:span text:style-name="T1"> </text:span><text:span text:style-name="T3">buffer</text:span><text:span text:style-name="T1"> са организирани </text:span></text:p>
      <text:p text:style-name="P20"><text:span text:style-name="T1">в </text:span><text:span text:style-name="T3">B</text:span><text:span text:style-name="T1">-дърво. За целта във всеки запис е поместен номер на </text:span><text:span text:style-name="T3">index</text:span><text:span text:style-name="T1"> </text:span><text:span text:style-name="T3">buffer</text:span><text:span text:style-name="T1">, който съдържа записи лексикографски по-ниски от текущия запис и лексикографски по-високи от непосредствено предишния запис.</text:span></text:p>
      <text:p text:style-name="P7">Целта на тази структура е ускоряване на търсенето на файл по име.</text:p>
      <text:p text:style-name="P7"/>
      <text:p text:style-name="P20"><text:span text:style-name="T8">14. Системни примитиви на файловата система – </text:span><text:span text:style-name="T6">open</text:span><text:span text:style-name="T8">, </text:span><text:span text:style-name="T6">creat</text:span><text:span text:style-name="T8">, </text:span><text:span text:style-name="T6">close</text:span><text:span text:style-name="T8">, </text:span><text:span text:style-name="T6">read</text:span><text:span text:style-name="T8">, </text:span><text:span text:style-name="T6">write</text:span><text:span text:style-name="T8">, </text:span><text:span text:style-name="T6">lseek</text:span><text:span text:style-name="T8">, </text:span><text:span text:style-name="T6">stat</text:span><text:span text:style-name="T8">, </text:span><text:span text:style-name="T6">fstat</text:span><text:span text:style-name="T8">, </text:span><text:span text:style-name="T6">dup</text:span><text:span text:style-name="T8">.</text:span></text:p>
      <text:p text:style-name="P7"/>
      <text:p text:style-name="P20"><text:span text:style-name="T1">Ще разгледаме системните примитиви по стандарта </text:span><text:span text:style-name="T3">POSIX</text:span><text:span text:style-name="T1">, който, както вече отбелязахме, е реализиран в операционните системи </text:span><text:span text:style-name="T3">LINUX</text:span><text:span text:style-name="T1"> и </text:span><text:span text:style-name="T3">MINIX</text:span><text:span text:style-name="T1">.</text:span></text:p>
      <text:p text:style-name="P7"/>
      <text:p text:style-name="P20"><text:span text:style-name="T1">Като цяло системните примитиви реализират услуги, които се предоставят на потребителските програми от ядрото. В конкретния случай системните примитиви са обръщения към програми на </text:span><text:span text:style-name="T3">C</text:span><text:span text:style-name="T1"> в ядрото. Всички системни примитиви са реализирани по следния общ принцип – в стандартната библиотека на </text:span><text:span text:style-name="T3">C</text:span><text:span text:style-name="T1"> е включена библиотечна функция за съответния системен примитив, която в общи линии прави следното:</text:span></text:p>
      <text:list xml:id="list34195500" text:continue-numbering="true" text:style-name="WW8Num10">
        <text:list-item>
          <text:p text:style-name="P3">преобразува аргументите;</text:p>
        </text:list-item>
        <text:list-item>
          <text:p text:style-name="P3">зарежда регистри с номер на системен примитив и аргументите;</text:p>
        </text:list-item>
        <text:list-item>
          <text:p text:style-name="P3">предизвиква програмно прекъсване чрез машинна инструкция;</text:p>
        </text:list-item>
        <text:list-item>
          <text:p text:style-name="P3">проверява за грешки и преобразува върнатите стойности.</text:p>
        </text:list-item>
      </text:list>
      <text:p text:style-name="P7">Когато се предизвика програмно прекъсване, управлението се предава на модул в ядрото, който обработва програмните прекъсвания и пренасочва управлението към друг модул, който реализира съответния системен примитив. Оттук нататък като говорим за системен примитив ще имаме предвид съответната му библиотечна функция.</text:p>
      <text:p text:style-name="P7"/>
      <text:p text:style-name="P20"><text:span text:style-name="T1">Общото правило за обработка на грешки е следното: при грешка съответната функция връща стойност -1. За да се провери каква грешка е станала трябва да се използва глобалната променлива </text:span><text:span text:style-name="T4">errno</text:span><text:span text:style-name="T1">, която съдържа код на грешката. Кодовете на грешки са цели числа. В заглавния файл </text:span><text:span text:style-name="T5">errno</text:span><text:span text:style-name="T7">.</text:span><text:span text:style-name="T5">h</text:span><text:span text:style-name="T1"> са дефинирани мнемонични символни константи за кодовете на грешките. При успешно завършване съответната функция връща 0, ако няма някакъв специфичен изход.</text:span></text:p>
      <text:p text:style-name="P7"/>
      <text:p text:style-name="P20"><text:span text:style-name="T1">Типично за системните примитиви е използване на производни типове (дефинирани с конструкция </text:span><text:span text:style-name="T3">typedef</text:span><text:span text:style-name="T1">). Тези типове са описани в стандартният файл </text:span><text:span text:style-name="T5">types</text:span><text:span text:style-name="T7">.</text:span><text:span text:style-name="T5">h</text:span><text:span text:style-name="T1">. Целта е създаване на преносими програми.</text:span></text:p>
      <text:p text:style-name="P7"/>
      <text:p text:style-name="P7">Системните примитиви на файловата система се делят на три групи:</text:p>
      <text:list xml:id="list34216547" text:continue-numbering="true" text:style-name="WW8Num10">
        <text:list-item>
          <text:p text:style-name="P3">системни примитиви за манипулиране с файлове (най-вече обикновени);</text:p>
        </text:list-item>
        <text:list-item>
          <text:p text:style-name="P3">системни примитиви за манипулиране на йерархичната структура на файловата система;</text:p>
        </text:list-item>
        <text:list-item>
          <text:p text:style-name="P3">системни примитиви, реализиращи защитата на файловата система.</text:p>
        </text:list-item>
      </text:list>
      <text:p text:style-name="P7"/>
      <text:p text:style-name="P2">Системни таблици на файловата система</text:p>
      <text:p text:style-name="P7"/>
      <text:p text:style-name="P7">Системните таблици са структури, които се намират в ядрото и се използват при функциониране на файловата система.</text:p>
      <text:p text:style-name="P2"/>
      <text:p text:style-name="P20"><text:span text:style-name="T2">Файлов дескриптор</text:span><text:span text:style-name="T1"> (</text:span><text:span text:style-name="T3">file</text:span><text:span text:style-name="T1"> </text:span><text:span text:style-name="T3">descriptor</text:span><text:span text:style-name="T1">) е цяло число от 0 до </text:span><text:span text:style-name="T3">N</text:span><text:span text:style-name="T1">-1, където </text:span><text:span text:style-name="T3">N</text:span><text:span text:style-name="T1"> е максималният възможен брой отворени файлове. Той представлява идентификатор на отворен файл, който се използва от системните примитиви при манипулиране с файла. Свързването на файл с дескриптор се осъществява при отварянето на файла и тази връзка се разкъсва при затваряне на файла. Файловите дескриптори имат локално значение за процесите – всеки процес разполага с </text:span><text:span text:style-name="T3">N</text:span><text:span text:style-name="T1"> файлови дескриптора. Файловите дескриптори 0, 1, 2 са свързани съответно със стандартния вход, стандартния изход и стандартния изход за грешки.</text:span></text:p>
      <text:p text:style-name="P7">Всъщност тези файлови дескриптори са свързани с един и същ специален файл, който представлява управляващия терминал на процеса.</text:p>
      <text:p text:style-name="P7"/>
      <text:p text:style-name="P20"><text:span text:style-name="T1">При всяко отваряне на файл с него се свързва указател на </text:span><text:span text:style-name="T2">текуща позиция</text:span><text:span text:style-name="T1"> (</text:span><text:span text:style-name="T3">file</text:span><text:span text:style-name="T1"> </text:span><text:span text:style-name="T3">pointer</text:span><text:span text:style-name="T1">, </text:span><text:span text:style-name="T3">file</text:span><text:span text:style-name="T1"> </text:span><text:span text:style-name="T3">offset</text:span><text:span text:style-name="T1">) за това отваряне. Тя управлява позицията в която се пише или от която се чете във файла. Текущата позиция е цяло число и се измерва с отместването относно началото на файла в брой байтове. При всяко отваряне по подразбиране текущата позиция има стойност 0.</text:span></text:p>
      <text:p text:style-name="P7"/>
      <text:p text:style-name="P20"><text:span text:style-name="T1">При всяко отваряне на файл с него се свързва и </text:span><text:span text:style-name="T2">режим на отваряне</text:span><text:span text:style-name="T1">.</text:span></text:p>
      <text:p text:style-name="P7">Той определя какви операции могат да се изпълняват върху отворения файл – например само четене, само писане, четене и писане.</text:p>
      <text:p text:style-name="P7">Режимът на отваряне няма нищо общо с кода на защита на файла.</text:p>
      <text:p text:style-name="P7"/>
      <text:p text:style-name="P20"><text:span text:style-name="T1">Основните системни таблици на файловата система са три – </text:span><text:span text:style-name="T2">таблица на индексните описатели</text:span><text:span text:style-name="T1">, </text:span><text:span text:style-name="T2">таблица на отворените файлове </text:span><text:span text:style-name="T1">и </text:span><text:span text:style-name="T2">таблица на файловите дескриптори</text:span><text:span text:style-name="T1">.</text:span></text:p>
      <text:p text:style-name="P7"/>
      <text:p text:style-name="P20"><text:span text:style-name="T1">Таблицата на индексните описатели съдържа по един запис за всеки отворен файл. Този запис се създава при отваряне </text:span><text:soft-page-break/><text:span text:style-name="T1">на нов файл и се изтрива при затваряне на файла. Един файл може да е отворен много пъти, дори в рамките на един процес, но за него в таблицата на индексните описатели се поддържа само един запис.</text:span></text:p>
      <text:p text:style-name="P7">Всеки запис в таблицата има следното съдържание:</text:p>
      <text:list xml:id="list34212818" text:continue-numbering="true" text:style-name="WW8Num10">
        <text:list-item>
          <text:p text:style-name="P16"><text:span text:style-name="T1">копие на </text:span><text:span text:style-name="T3">inode</text:span><text:span text:style-name="T1"> на отворения файл;</text:span></text:p>
        </text:list-item>
        <text:list-item>
          <text:p text:style-name="P16"><text:span text:style-name="T1">адрес на </text:span><text:span text:style-name="T3">inode</text:span><text:span text:style-name="T1"> на отворения файл в индексната област;</text:span></text:p>
        </text:list-item>
        <text:list-item>
          <text:p text:style-name="P3">брояч на отварянията на файла;</text:p>
        </text:list-item>
        <text:list-item>
          <text:p text:style-name="P16"><text:span text:style-name="T1">флагове за състоянието на </text:span><text:span text:style-name="T3">inode</text:span><text:span text:style-name="T1"> в записа и др.</text:span></text:p>
        </text:list-item>
      </text:list>
      <text:p text:style-name="P7"/>
      <text:p text:style-name="P7">Таблицата на отворените файлове съдържа по един запис за всяко отваряне на файл. Така за един файл може да има много записи в таблицата на отворените файлове. Всеки запис в таблицата има следното съдържание:</text:p>
      <text:list xml:id="list34206657" text:continue-numbering="true" text:style-name="WW8Num10">
        <text:list-item>
          <text:p text:style-name="P3">указател към запис в таблицата на индексните описатели, с който е свързан файла;</text:p>
        </text:list-item>
        <text:list-item>
          <text:p text:style-name="P3">режим на отваряне;</text:p>
        </text:list-item>
        <text:list-item>
          <text:p text:style-name="P3">текуща позиция;</text:p>
        </text:list-item>
        <text:list-item>
          <text:p text:style-name="P3">брояч на указателите, които сочат към този запис от таблиците на файловите дескритори.</text:p>
        </text:list-item>
      </text:list>
      <text:p text:style-name="P7"/>
      <text:p text:style-name="P7">Всеки процес има собствена таблица на файловите дескриптори. Всяко поле от тази таблица съдържа указател към запис от таблицата на отворените файлове. Всъщност файловият дескриптор представлява индекс в таблицата на файловите дескритори.</text:p>
      <text:p text:style-name="P7"/>
      <text:p text:style-name="P7">За потребителя файлът представлява последователност от байтове.</text:p>
      <text:p text:style-name="P7">Системните примитиви са проектирани съобразно тази структура.</text:p>
      <text:p text:style-name="P7"/>
      <text:p text:style-name="P20"><text:span text:style-name="T2">Системен примитив </text:span><text:span text:style-name="T4">open</text:span></text:p>
      <text:p text:style-name="P7"/>
      <text:p text:style-name="P20"><text:span text:style-name="T1">Системният примитив </text:span><text:span text:style-name="T3">open</text:span><text:span text:style-name="T1"> има следния прототип:</text:span></text:p>
      <text:p text:style-name="P12">int open (const char *filename, int flag[, mode_t mode]).</text:p>
      <text:p text:style-name="P20"><text:span text:style-name="T1">Той може да се използва както за отваряне на съществуващ файл, така и за създаване на нов файл. С </text:span><text:span text:style-name="T3">open</text:span><text:span text:style-name="T1"> могат да се отварят и специални файлове, но могат да се създават само обикновени файлове.</text:span></text:p>
      <text:p text:style-name="P20"><text:span text:style-name="T1">Аргументът </text:span><text:span text:style-name="T3">filename</text:span><text:span text:style-name="T1"> задава името на файла – абсолютно, собствено или относително спрямо текущия каталог в текущия процес.</text:span></text:p>
      <text:p text:style-name="P20"><text:span text:style-name="T1">Аргументът </text:span><text:span text:style-name="T3">flag</text:span><text:span text:style-name="T1"> е цяло число, което се интепретира като флагове, задаващи режима на отваряне.</text:span></text:p>
      <text:p text:style-name="P20"><text:span text:style-name="T1">Аргументът </text:span><text:span text:style-name="T3">mode</text:span><text:span text:style-name="T1"> се използва само при създаване на файл и той задава код на защита.</text:span></text:p>
      <text:p text:style-name="P7"/>
      <text:p text:style-name="P20"><text:span text:style-name="T1">Флаговете, които се поддържат чрез аргумента </text:span><text:span text:style-name="T3">flag</text:span><text:span text:style-name="T1"> са следните:</text:span></text:p>
      <text:list xml:id="list34204155" text:continue-numbering="true" text:style-name="WW8Num10">
        <text:list-item>
          <text:p text:style-name="P16"><text:span text:style-name="T1">флагове, свързани с режима на отваряне – </text:span><text:span text:style-name="T3">O</text:span><text:span text:style-name="T1">_</text:span><text:span text:style-name="T3">RDONLY</text:span><text:span text:style-name="T1"> (само за четене), </text:span><text:span text:style-name="T3">O</text:span><text:span text:style-name="T1">_</text:span><text:span text:style-name="T3">WRONLY</text:span><text:span text:style-name="T1"> (само за писане) или </text:span><text:span text:style-name="T3">O</text:span><text:span text:style-name="T1">_</text:span><text:span text:style-name="T3">RDWR</text:span><text:span text:style-name="T1"> (за четене и за писане);</text:span></text:p>
        </text:list-item>
        <text:list-item>
          <text:p text:style-name="P16"><text:span text:style-name="T1">флагове, които влияят на действието на </text:span><text:span text:style-name="T3">open</text:span><text:span text:style-name="T1"> – </text:span><text:span text:style-name="T3">O</text:span><text:span text:style-name="T1">_</text:span><text:span text:style-name="T3">CREAT</text:span><text:span text:style-name="T1"> (създаване на нов файл, ако не съществува), </text:span><text:span text:style-name="T3">O</text:span><text:span text:style-name="T1">_</text:span><text:span text:style-name="T3">TRUNC</text:span><text:span text:style-name="T1"> (изтриване на съдържанието на файла при отваряне);</text:span></text:p>
        </text:list-item>
        <text:list-item>
          <text:p text:style-name="P16"><text:span text:style-name="T1">флагове, които влияят на четенето и писането – </text:span><text:span text:style-name="T3">O</text:span><text:span text:style-name="T1">_</text:span><text:span text:style-name="T3">APPEND</text:span><text:span text:style-name="T1"> (добавяне в края на файла при режим на писане), </text:span><text:span text:style-name="T3">O</text:span><text:span text:style-name="T1">_</text:span><text:span text:style-name="T3">SYNC</text:span><text:span text:style-name="T1"> (операцията за писане е синхронна с физическото записване върху диска).</text:span></text:p>
        </text:list-item>
      </text:list>
      <text:p text:style-name="P20"><text:span text:style-name="T1">По премълчаване флагът </text:span><text:span text:style-name="T3">O</text:span><text:span text:style-name="T1">_</text:span><text:span text:style-name="T3">SYNC</text:span><text:span text:style-name="T1"> не е вдигнат и ядрото използва така наречения механизъм на отложения запис. Възможно е синхронизация да се постигне и чрез съответния флаг в индексния описател на файла.</text:span></text:p>
      <text:p text:style-name="P7">Различните флагове се обединяват с помощта на побитово “или” (|).</text:p>
      <text:p text:style-name="P7"/>
      <text:p text:style-name="P20"><text:span text:style-name="T1">Алгоритъм на </text:span><text:span text:style-name="T3">open</text:span><text:span text:style-name="T1">:</text:span></text:p>
      <text:list xml:id="list6947742600988683790" text:style-name="WW8Num9">
        <text:list-item>
          <text:p text:style-name="P5">По името на файла се организира търсене по каталозите и се намира индексния описател на файла.</text:p>
        </text:list-item>
        <text:list-item>
          <text:p text:style-name="P5">Индексният описател на файла се зарежда в таблицата на индексните описатели, ако вече не е там.</text:p>
        </text:list-item>
        <text:list-item>
          <text:p text:style-name="P18"><text:span text:style-name="T1">Добавя се нов запис в таблицата на отворените файлове, в който се зарежда режима на отваряне от аргумента </text:span><text:span text:style-name="T3">flag</text:span><text:span text:style-name="T1">, установява се текуща позиция 0 и брояч на указателите 1.</text:span></text:p>
        </text:list-item>
        <text:list-item>
          <text:p text:style-name="P5">Разпределя се първият свободен запис от таблицата на файловите дескриптори на текущия процес и той се свързва със записа от таблицата на отворените файлове.</text:p>
        </text:list-item>
      </text:list>
      <text:p text:style-name="P20"><text:span text:style-name="T1">При успешно завършване </text:span><text:span text:style-name="T3">open</text:span><text:span text:style-name="T1"> връща файловият дескриптор на отворения файл. При неуспех </text:span><text:span text:style-name="T3">open</text:span><text:span text:style-name="T1"> връща -1.</text:span></text:p>
      <text:p text:style-name="P7"/>
      <text:p text:style-name="P20"><text:span text:style-name="T2">Системен примитив </text:span><text:span text:style-name="T4">creat</text:span></text:p>
      <text:p text:style-name="P7"/>
      <text:p text:style-name="P20"><text:span text:style-name="T1">В по-ранните </text:span><text:span text:style-name="T3">UNIX</text:span><text:span text:style-name="T1"> системи чрез системния примитив </text:span><text:span text:style-name="T3">open</text:span><text:span text:style-name="T1"> не може да се създава файл. За тази цел се използва системния примитив </text:span><text:span text:style-name="T3">creat</text:span><text:span text:style-name="T1">, който е запазен и в по-новите </text:span><text:span text:style-name="T3">UNIX</text:span><text:span text:style-name="T1"> системи. Подобно на </text:span><text:span text:style-name="T3">open</text:span><text:span text:style-name="T1">, чрез </text:span><text:span text:style-name="T3">creat</text:span><text:span text:style-name="T1"> могат да се създават само обикновени файлове.</text:span></text:p>
      <text:p text:style-name="P20"><text:span text:style-name="T1">Системният примитив </text:span><text:span text:style-name="T3">creat</text:span><text:span text:style-name="T1"> има следния прототип:</text:span></text:p>
      <text:p text:style-name="P12">int creat (char *filename, mode_t mode).</text:p>
      <text:p text:style-name="P20"><text:span text:style-name="T1">Той</text:span><text:span text:style-name="T10"> </text:span><text:span text:style-name="T1">създава файл с име </text:span><text:span text:style-name="T10">filename </text:span><text:span text:style-name="T1">и код на защита </text:span><text:span text:style-name="T10">mode </text:span><text:span text:style-name="T1">и след това го отваря в режим само за писане. Ако файлът е съществувал, информацията в него се изтрива. При успех </text:span><text:span text:style-name="T3">creat</text:span><text:span text:style-name="T1"> връща файловият дескриптор на отворения файл, при неуспех </text:span><text:span text:style-name="T3">creat</text:span><text:span text:style-name="T1"> връща -1.</text:span></text:p>
      <text:p text:style-name="P20"><text:span text:style-name="T1">Действието на </text:span><text:span text:style-name="T3">creat</text:span><text:span text:style-name="T1"> може да се моделира чрез </text:span><text:span text:style-name="T3">open</text:span><text:span text:style-name="T1"> по следния начин:</text:span></text:p>
      <text:p text:style-name="P9">open (filename, O_WRONLY|O_CREAT|O_TRUNC, mode).</text:p>
      <text:p text:style-name="P7"><text:soft-page-break/></text:p>
      <text:p text:style-name="P20"><text:span text:style-name="T2">Системен примитив </text:span><text:span text:style-name="T4">close</text:span></text:p>
      <text:p text:style-name="P7"/>
      <text:p text:style-name="P20"><text:span text:style-name="T1">Системният примитив </text:span><text:span text:style-name="T3">close</text:span><text:span text:style-name="T1"> се използва за затваряне на вече отворени файлове, т.е. за прекъсване на връзката между процеса и файл. </text:span></text:p>
      <text:p text:style-name="P20"><text:span text:style-name="T1">Той има следния прототип: </text:span><text:span text:style-name="T3">int</text:span><text:span text:style-name="T1"> </text:span><text:span text:style-name="T3">close</text:span><text:span text:style-name="T1"> (</text:span><text:span text:style-name="T3">int</text:span><text:span text:style-name="T1"> </text:span><text:span text:style-name="T3">fd</text:span><text:span text:style-name="T1">).</text:span></text:p>
      <text:p text:style-name="P20"><text:span text:style-name="T1">Аргументът </text:span><text:span text:style-name="T3">fd</text:span><text:span text:style-name="T1"> задава файлов дескриптор на файла, който ще се затваря.</text:span></text:p>
      <text:p text:style-name="P7"/>
      <text:p text:style-name="P20"><text:span text:style-name="T1">Алгоритъм на </text:span><text:span text:style-name="T3">close</text:span><text:span text:style-name="T1">:</text:span></text:p>
      <text:list xml:id="list274114633646143128" text:style-name="WW8Num4">
        <text:list-item>
          <text:p text:style-name="P6">Намалява се с 1 броячът на указателите в записа за файла в таблицата на отворените файлове.</text:p>
        </text:list-item>
        <text:list-item>
          <text:p text:style-name="P19"><text:span text:style-name="T1">Ако новото значение на брояча е по-голямо от 0, то се освобождава записът в таблицата на файловите дескриптори и </text:span><text:span text:style-name="T3">close</text:span><text:span text:style-name="T1"> завършва.</text:span></text:p>
        </text:list-item>
        <text:list-item>
          <text:p text:style-name="P6">Ако новото значение на брояча е 0, то се намалява с 1 броячът на отварянията в записа за файла в таблицата на индексните описатели и се освобождават записът в таблицата на отворените файлове и записът в таблицата на файловите дескриптори.</text:p>
        </text:list-item>
        <text:list-item>
          <text:p text:style-name="P6">Ако новото значение на брояча на отварянията е 0, то индексният описател на файла се записва обратно на диска, ако е бил изменен и се освобождава записът в таблицата на индексните описатели.</text:p>
        </text:list-item>
      </text:list>
      <text:p text:style-name="P20"><text:span text:style-name="T1">При успешно завършване </text:span><text:span text:style-name="T3">close</text:span><text:span text:style-name="T1"> връща 0, иначе -1.</text:span></text:p>
      <text:p text:style-name="P7"/>
      <text:p text:style-name="P20"><text:span text:style-name="T2">Системни примитиви </text:span><text:span text:style-name="T4">read</text:span><text:span text:style-name="T2"> и </text:span><text:span text:style-name="T4">write</text:span></text:p>
      <text:p text:style-name="P7"/>
      <text:p text:style-name="P20"><text:span text:style-name="T3">Read</text:span><text:span text:style-name="T1"> е системен примитив за четене от файл. Той има следния прототип:</text:span></text:p>
      <text:p text:style-name="P20"><text:span text:style-name="T3">ssize</text:span><text:span text:style-name="T1">_</text:span><text:span text:style-name="T3">t</text:span><text:span text:style-name="T1"> </text:span><text:span text:style-name="T3">read</text:span><text:span text:style-name="T1"> (</text:span><text:span text:style-name="T3">int</text:span><text:span text:style-name="T1"> </text:span><text:span text:style-name="T3">fd</text:span><text:span text:style-name="T1">, </text:span><text:span text:style-name="T3">word</text:span><text:span text:style-name="T1"> *</text:span><text:span text:style-name="T3">buf</text:span><text:span text:style-name="T1">, </text:span><text:span text:style-name="T3">size</text:span><text:span text:style-name="T1">_</text:span><text:span text:style-name="T3">t</text:span><text:span text:style-name="T1"> </text:span><text:span text:style-name="T3">count</text:span><text:span text:style-name="T1">).</text:span></text:p>
      <text:p text:style-name="P20"><text:span text:style-name="T1">Аргументът </text:span><text:span text:style-name="T3">fd</text:span><text:span text:style-name="T1"> задава файлов дескриптор на отворен файл, от който ще се чете. Аргументът </text:span><text:span text:style-name="T3">buf</text:span><text:span text:style-name="T1"> задава адрес в паметта, където ще се записват прочетените данни. Аргументът </text:span><text:span text:style-name="T3">count</text:span><text:span text:style-name="T1"> задава брой байтове, </text:span></text:p>
      <text:p text:style-name="P20"><text:span text:style-name="T1">които ще се прочетат.<text:line-break/>Четенето от файла започва от текущата позиция. При успех </text:span><text:span text:style-name="T3">read</text:span><text:span text:style-name="T1"> връща броя на действително прочетените байтове, който може да е по-малък от </text:span><text:span text:style-name="T3">count</text:span><text:span text:style-name="T1">. При неуспех </text:span><text:span text:style-name="T3">read</text:span><text:span text:style-name="T1"> връща -1. След изпълнението на </text:span><text:span text:style-name="T3">read</text:span><text:span text:style-name="T1"> текущата позиция се увеличава с броя на действително прочетените байтове.</text:span></text:p>
      <text:p text:style-name="P7">При опит да се чете от текуща позиция след края на файла, </text:p>
      <text:p text:style-name="P20"><text:span text:style-name="T3">read</text:span><text:span text:style-name="T1"> връща 0.</text:span></text:p>
      <text:p text:style-name="P7"/>
      <text:p text:style-name="P20"><text:span text:style-name="T1">За четене от каталози </text:span><text:span text:style-name="T3">read</text:span><text:span text:style-name="T1"> можеше да се използва в по-старите версии на </text:span><text:span text:style-name="T3">UNIX</text:span><text:span text:style-name="T1">, където записите в каталога са с фиксиран размер. В по-новите версии има специални функции за работа с каталози, които не са системни примитиви – </text:span><text:span text:style-name="T3">opendir</text:span><text:span text:style-name="T1">, </text:span><text:span text:style-name="T3">readdir</text:span><text:span text:style-name="T1">, </text:span><text:span text:style-name="T3">closedir</text:span><text:span text:style-name="T1">.</text:span></text:p>
      <text:p text:style-name="P7"/>
      <text:p text:style-name="P20"><text:span text:style-name="T3">Write</text:span><text:span text:style-name="T1"> е системен примитив за писане във файл. Той има следния прототип: </text:span><text:span text:style-name="T3">ssize</text:span><text:span text:style-name="T1">_</text:span><text:span text:style-name="T3">t</text:span><text:span text:style-name="T1"> </text:span><text:span text:style-name="T3">write</text:span><text:span text:style-name="T1"> (</text:span><text:span text:style-name="T3">int</text:span><text:span text:style-name="T1"> </text:span><text:span text:style-name="T3">fd</text:span><text:span text:style-name="T1">, </text:span><text:span text:style-name="T3">word</text:span><text:span text:style-name="T1"> *</text:span><text:span text:style-name="T3">buf</text:span><text:span text:style-name="T1">, </text:span><text:span text:style-name="T3">size</text:span><text:span text:style-name="T1">_</text:span><text:span text:style-name="T3">t</text:span><text:span text:style-name="T1"> </text:span><text:span text:style-name="T3">count</text:span><text:span text:style-name="T1">).</text:span></text:p>
      <text:p text:style-name="P20"><text:span text:style-name="T1">Аргументът </text:span><text:span text:style-name="T3">fd</text:span><text:span text:style-name="T1"> задава файлов дескриптор на отворен файл, в който ще се пише. Аргументът </text:span><text:span text:style-name="T3">buf</text:span><text:span text:style-name="T1"> задава адрес в паметта, откъдето ще се взимат данните за писане. Аргументът </text:span><text:span text:style-name="T3">count</text:span><text:span text:style-name="T1"> задава брой байтове, </text:span></text:p>
      <text:p text:style-name="P7">които ще се записват във файла.</text:p>
      <text:p text:style-name="P20"><text:span text:style-name="T1">Писането във файла започва от текущата позиция. При успех </text:span><text:span text:style-name="T3">write</text:span><text:span text:style-name="T1"> връща броя на действително записаните байтове. При неуспех </text:span><text:span text:style-name="T3">write</text:span><text:span text:style-name="T1"> връща -1. След изпълнението на </text:span><text:span text:style-name="T3">write</text:span><text:span text:style-name="T1"> текущата позиция се увеличава с броя на действително записаните байтове.</text:span></text:p>
      <text:p text:style-name="P7">При опит да се пише от текуща позиция след края на файла, то се увеличава размера на файла и за него се разпределят нови блокове, ако се наложи.</text:p>
      <text:p text:style-name="P7"/>
      <text:p text:style-name="P20"><text:span text:style-name="T1">В началото на изпълнението на </text:span><text:span text:style-name="T3">read</text:span><text:span text:style-name="T1"> и </text:span><text:span text:style-name="T3">write</text:span><text:span text:style-name="T1"> индексният описател на файла в таблицата на индексните описатели се заключва. Отключва се в края на изпълнението. По този начин се осъществява неделимост на операциите за четене и писане – по време на изпълнението на </text:span><text:span text:style-name="T3">read</text:span><text:span text:style-name="T1"> и </text:span><text:span text:style-name="T3">write</text:span><text:span text:style-name="T1"> други процеси нямат достъп до файла.</text:span></text:p>
      <text:p text:style-name="P7"/>
      <text:p text:style-name="P20"><text:span text:style-name="T2">Системен примитив </text:span><text:span text:style-name="T4">lseek</text:span></text:p>
      <text:p text:style-name="P7"/>
      <text:p text:style-name="P20"><text:span text:style-name="T3">Lseek</text:span><text:span text:style-name="T1"> е системен примитив за позициониране във файл. Той има следния прототип: </text:span><text:span text:style-name="T3">off</text:span><text:span text:style-name="T1">_</text:span><text:span text:style-name="T3">t</text:span><text:span text:style-name="T1"> </text:span><text:span text:style-name="T3">lseek</text:span><text:span text:style-name="T1"> (</text:span><text:span text:style-name="T3">int</text:span><text:span text:style-name="T1"> </text:span><text:span text:style-name="T3">fd</text:span><text:span text:style-name="T1">, </text:span><text:span text:style-name="T3">off_t offset, int flag).</text:span></text:p>
      <text:p text:style-name="P20"><text:span text:style-name="T1">Аргументът </text:span><text:span text:style-name="T3">fd</text:span><text:span text:style-name="T1"> е файлов дескриптор на отворен файл. </text:span><text:span text:style-name="T3">Lseek</text:span><text:span text:style-name="T1"> променя указателя на текущата позиция в записа от таблицата на отворените файлове, който е свързан с файловия дескриптор </text:span><text:span text:style-name="T3">fd</text:span><text:span text:style-name="T1">. Аргументът </text:span><text:span text:style-name="T3">offset</text:span><text:span text:style-name="T1"> задава отместването, с което ще се промени текущата позиция в брой байтове. Аргументър </text:span><text:span text:style-name="T3">flag</text:span><text:span text:style-name="T1"> определя откъде ще се отчита отместването.</text:span></text:p>
      <text:p text:style-name="P20"><text:span text:style-name="T3">Flag</text:span><text:span text:style-name="T1"> може да приема следните стойности (в скоби са посочени еквивалентни символни константи):</text:span></text:p>
      <text:list xml:id="list34215224" text:continue-list="list34204155" text:style-name="WW8Num10">
        <text:list-item>
          <text:p text:style-name="P16"><text:span text:style-name="T1">0 (</text:span><text:span text:style-name="T3">SEEK</text:span><text:span text:style-name="T1">_</text:span><text:span text:style-name="T3">SET</text:span><text:span text:style-name="T1">) – отместването се отчита относно началото на файла, т.е. новата стойност на текущата позиция е </text:span><text:span text:style-name="T3">offset</text:span><text:span text:style-name="T1">;</text:span></text:p>
        </text:list-item>
        <text:list-item>
          <text:p text:style-name="P16"><text:soft-page-break/><text:span text:style-name="T1">1 (</text:span><text:span text:style-name="T3">SEEK</text:span><text:span text:style-name="T1">_</text:span><text:span text:style-name="T3">CUR</text:span><text:span text:style-name="T1">) – отместването се отчита относно текущата позиция във файла, т.е. към текущата позиция се прибавя </text:span><text:span text:style-name="T3">offset</text:span><text:span text:style-name="T1">;</text:span></text:p>
        </text:list-item>
        <text:list-item>
          <text:p text:style-name="P16"><text:span text:style-name="T1">2 (</text:span><text:span text:style-name="T3">SEEK</text:span><text:span text:style-name="T1">_</text:span><text:span text:style-name="T3">END</text:span><text:span text:style-name="T1">) – отместването се отчита относно края на файла, т.е. новата стойност на текущата позиция е размерът на файла, прибавен към </text:span><text:span text:style-name="T3">offset</text:span><text:span text:style-name="T1">.</text:span></text:p>
        </text:list-item>
      </text:list>
      <text:p text:style-name="P7"/>
      <text:p text:style-name="P20"><text:span text:style-name="T1">За да се промени успешно текущата позиция, нейната нова стойност трябва да е неотрицателно цяло число. Ако новата текуща позиция е след края на файла, то размерът му не се променя. </text:span><text:span text:style-name="T3">Lseek</text:span><text:span text:style-name="T1"> връща 0 при </text:span></text:p>
      <text:p text:style-name="P20"><text:span text:style-name="T1">успех и -1 при неуспех. Ще отбележим, че </text:span><text:span text:style-name="T3">lseek</text:span><text:span text:style-name="T1"> е най-бързият системен примитив, тъй като при него не се извършват дискови операции – променя се единствено запис в таблицата на отворените файлове, която се намира в паметта. Чрез </text:span><text:span text:style-name="T3">lseek</text:span><text:span text:style-name="T1"> се осигурява произволен достъп до файла.</text:span></text:p>
      <text:p text:style-name="P2"/>
      <text:p text:style-name="P20"><text:span text:style-name="T2">Системни примитиви </text:span><text:span text:style-name="T4">stat</text:span><text:span text:style-name="T2"> и </text:span><text:span text:style-name="T4">fstat</text:span></text:p>
      <text:p text:style-name="P7"/>
      <text:p text:style-name="P20"><text:span text:style-name="T1">Системните примитиви </text:span><text:span text:style-name="T3">stat</text:span><text:span text:style-name="T1"> и </text:span><text:span text:style-name="T3">fstat</text:span><text:span text:style-name="T1"> се използват за получаване на информация за файл. За да се използват е необходимо включването на заглавния файл </text:span><text:span text:style-name="T3">stat</text:span><text:span text:style-name="T1">.</text:span><text:span text:style-name="T3">h</text:span><text:span text:style-name="T1"> по следния начин: #</text:span><text:span text:style-name="T3">include</text:span><text:span text:style-name="T1"> &lt;</text:span><text:span text:style-name="T3">sys</text:span><text:span text:style-name="T1">/</text:span><text:span text:style-name="T3">stat</text:span><text:span text:style-name="T1">.</text:span><text:span text:style-name="T3">h</text:span><text:span text:style-name="T1">&gt;.</text:span></text:p>
      <text:p text:style-name="P20"><text:span text:style-name="T1">Системният примитив </text:span><text:span text:style-name="T3">stat</text:span><text:span text:style-name="T1"> има следния прототип:</text:span></text:p>
      <text:p text:style-name="P9">int stat (const char *filename, struct stat *sbuf).</text:p>
      <text:p text:style-name="P20"><text:span text:style-name="T1">Аргументът </text:span><text:span text:style-name="T3">filename </text:span><text:span text:style-name="T1">задава име на файл. Информацията за файла се връща в аргумента </text:span><text:span text:style-name="T3">sbuf</text:span><text:span text:style-name="T1">. Структурата </text:span><text:span text:style-name="T3">stat</text:span><text:span text:style-name="T1"> е описана в заглавния файл </text:span><text:span text:style-name="T3">stat</text:span><text:span text:style-name="T1">.</text:span><text:span text:style-name="T3">h</text:span><text:span text:style-name="T1"> и нейните полета включват всички атрибути на файла от индексния описател, номер на индексния описател и др. При успех </text:span><text:span text:style-name="T3">stat</text:span><text:span text:style-name="T1"> връща 0, при неуспех връща -1.</text:span></text:p>
      <text:p text:style-name="P20"><text:span text:style-name="T1">Системният примитив </text:span><text:span text:style-name="T3">fstat</text:span><text:span text:style-name="T1"> има следния прототип:</text:span></text:p>
      <text:p text:style-name="P20"><text:span text:style-name="T3">int</text:span><text:span text:style-name="T1"> </text:span><text:span text:style-name="T3">fstat</text:span><text:span text:style-name="T1"> (</text:span><text:span text:style-name="T3">int</text:span><text:span text:style-name="T1"> </text:span><text:span text:style-name="T3">fd</text:span><text:span text:style-name="T1">, </text:span><text:span text:style-name="T3">struct</text:span><text:span text:style-name="T1"> </text:span><text:span text:style-name="T3">stat</text:span><text:span text:style-name="T1"> *</text:span><text:span text:style-name="T3">sbuf</text:span><text:span text:style-name="T1">).</text:span></text:p>
      <text:p text:style-name="P20"><text:span text:style-name="T1">Аргументът </text:span><text:span text:style-name="T3">fd</text:span><text:span text:style-name="T1"> е файлов дескриптор на отворен файл. Подобно на </text:span><text:span text:style-name="T3">stat</text:span><text:span text:style-name="T1">, информацията за файла се връща в аргумента </text:span><text:span text:style-name="T3">sbuf</text:span><text:span text:style-name="T1">. При успех </text:span><text:span text:style-name="T3">fstat</text:span><text:span text:style-name="T1"> връща 0, при неуспех връща -1. </text:span><text:span text:style-name="T3">Fstat</text:span><text:span text:style-name="T1"> има смисъл да се използва при работа с наследени файлове. Всеки новосъздаден процес наследява таблицата с файловите дескриптори от родителския процес. Новият процес може да получи информация за наследените файлове чрез </text:span><text:span text:style-name="T3">fstat</text:span><text:span text:style-name="T1">, тъй като имената на тези файлове са неизвестни за него.</text:span></text:p>
      <text:p text:style-name="P7"/>
      <text:p text:style-name="P20"><text:span text:style-name="T2">Системен примитив </text:span><text:span text:style-name="T4">dup</text:span></text:p>
      <text:p text:style-name="P7"/>
      <text:p text:style-name="P20"><text:span text:style-name="T1">Системният примитив </text:span><text:span text:style-name="T3">dup</text:span><text:span text:style-name="T1"> има следния прототип: </text:span><text:span text:style-name="T3">int</text:span><text:span text:style-name="T1"> </text:span><text:span text:style-name="T3">dup</text:span><text:span text:style-name="T1"> (</text:span><text:span text:style-name="T3">int</text:span><text:span text:style-name="T1"> </text:span><text:span text:style-name="T3">fd</text:span><text:span text:style-name="T1">).</text:span></text:p>
      <text:p text:style-name="P7">Той се използва за дублиране на файлов дескриптор.</text:p>
      <text:p text:style-name="P20"><text:span text:style-name="T1">Аргументът </text:span><text:span text:style-name="T3">fd</text:span><text:span text:style-name="T1"> е файлов дескритор на отворен файл. </text:span><text:span text:style-name="T3">Dup</text:span><text:span text:style-name="T1"> търси първият свободен файлов дескриптор в таблицата на файловите дескриптори за съответния процес и копира в него съдържанието на файловия дескриптор </text:span><text:span text:style-name="T3">fd</text:span><text:span text:style-name="T1">. Освен това, броячът на указателите в съответния запис на таблицата на отворените файлове се увеличава с 1. При успех </text:span><text:span text:style-name="T3">dup</text:span><text:span text:style-name="T1"> връща новия файлов дескритор, при неуспех връща -1.</text:span></text:p>
      <text:p text:style-name="P20"><text:span text:style-name="T1">След изпълнението на </text:span><text:span text:style-name="T3">dup</text:span><text:span text:style-name="T1"> двата файлови дескриптора ще са свързани с един и същ запис в таблицата на отворените файлове, т.е. те ще съответстват на един и същи отворен файл, с една и съща текуща позиция и режим на отваряне. </text:span><text:span text:style-name="T3">Dup</text:span><text:span text:style-name="T1"> има смислено приложение при пренасочване на входа и изхода. Пример за пренасочване на стандартния вход във файла с име </text:span><text:span text:style-name="T3">infile</text:span><text:span text:style-name="T1">:</text:span></text:p>
      <text:p text:style-name="P9">fd = open (“infile”, O_RDONLY);</text:p>
      <text:p text:style-name="P20"><text:span text:style-name="T3">if (fd == -1) { printf (“</text:span><text:span text:style-name="T1">Грешка!</text:span><text:span text:style-name="T3">\n”); exit (1); }</text:span></text:p>
      <text:p text:style-name="P9">close (0); dup (fd); close (fd).</text:p>
      <text:p text:style-name="P1"><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10z0" style:family="text">
      <style:text-properties style:font-name="Bookman Old Style"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Bookman Old Style"/>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73cm" fo:margin-bottom="0.781cm" fo:margin-left="1.005cm" fo:margin-right="0.8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4.0.2.2$Windows_x86 LibreOffice_project/4c82dcdd6efcd48b1d8bba66bfe1989deee49c3</meta:generator>
    <dc:date>2013-07-14T14:06:17.07</dc:date>
    <meta:document-statistic meta:table-count="9" meta:image-count="0" meta:object-count="0" meta:page-count="18" meta:paragraph-count="644" meta:word-count="11145" meta:character-count="70677" meta:non-whitespace-character-count="60094"/>
    <meta:user-defined meta:name="Info 1"/>
    <meta:user-defined meta:name="Info 2"/>
    <meta:user-defined meta:name="Info 3"/>
    <meta:user-defined meta:name="Info 4"/>
  </office:meta>
</office:document-meta>
</file>